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margins" style:writing-mode="lr-tb"/>
    </style:style>
    <style:style style:name="Tableau1.A" style:family="table-column">
      <style:table-column-properties style:column-width="8.996cm" style:rel-column-width="32767*"/>
    </style:style>
    <style:style style:name="Tableau1.B" style:family="table-column">
      <style:table-column-properties style:column-width="8.996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P1" style:family="paragraph" style:parent-style-name="Text_20_body">
      <style:paragraph-properties fo:margin-left="0.203cm" fo:margin-right="0.272cm" fo:line-height="103%"/>
    </style:style>
    <style:style style:name="P2" style:family="paragraph" style:parent-style-name="Text_20_body">
      <style:paragraph-properties fo:margin-left="0.203cm" fo:margin-right="0.025cm" fo:line-height="103%"/>
    </style:style>
    <style:style style:name="P3" style:family="paragraph" style:parent-style-name="Table_20_Paragraph">
      <style:paragraph-properties fo:margin-left="0.099cm" fo:margin-right="2.321cm" fo:line-height="103%"/>
    </style:style>
    <style:style style:name="P4" style:family="paragraph" style:parent-style-name="Table_20_Paragraph">
      <style:paragraph-properties fo:margin-left="0.099cm" fo:margin-right="1.76cm" fo:line-height="103%"/>
    </style:style>
    <style:style style:name="P5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6" style:family="paragraph" style:parent-style-name="Heading_20_2">
      <style:paragraph-properties fo:margin-top="0.506cm" fo:margin-bottom="0cm" style:contextual-spacing="false"/>
      <style:text-properties fo:color="#04aae1" loext:opacity="100%" style:font-name="Calibri1" fo:font-weight="bold" style:font-weight-asian="bold" style:font-weight-complex="bold"/>
    </style:style>
    <style:style style:name="P7" style:family="paragraph" style:parent-style-name="Heading_20_2">
      <style:paragraph-properties fo:margin-top="0.397cm" fo:margin-bottom="0cm" style:contextual-spacing="false"/>
      <style:text-properties fo:color="#04aae1" loext:opacity="100%" style:font-name="Calibri1" fo:font-weight="bold" style:font-weight-asian="bold" style:font-weight-complex="bold" style:text-scale="110%"/>
    </style:style>
    <style:style style:name="P8" style:family="paragraph" style:parent-style-name="Heading_20_2">
      <style:text-properties fo:color="#04aae1" loext:opacity="100%" style:font-name="Calibri1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4aae1" loext:opacity="100%" style:font-name="Calibri1" fo:font-size="18pt" officeooo:paragraph-rsid="00167741" style:font-size-asian="18pt" style:font-size-complex="18pt"/>
    </style:style>
    <style:style style:name="P10" style:family="paragraph" style:parent-style-name="Table_20_Contents">
      <style:text-properties fo:color="#04aae1" loext:opacity="100%" style:font-name="Calibri1" fo:font-style="italic" fo:font-weight="bold" officeooo:paragraph-rsid="00167741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color="#04aae1" loext:opacity="100%" style:font-name="Calibri1" fo:font-style="italic" fo:font-weight="bold" officeooo:rsid="001ae477" officeooo:paragraph-rsid="00167741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color="#04aae1" loext:opacity="100%" style:font-name="Calibri1" fo:font-size="10pt" style:font-size-asian="10pt"/>
    </style:style>
    <style:style style:name="P13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4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5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16" style:family="paragraph" style:parent-style-name="Heading_20_2">
      <style:paragraph-properties fo:margin-top="0.208cm" fo:margin-bottom="0cm" style:contextual-spacing="false"/>
      <style:text-properties style:font-name="Calibri1"/>
    </style:style>
    <style:style style:name="P17" style:family="paragraph" style:parent-style-name="Heading_20_2">
      <style:text-properties style:font-name="Calibri1"/>
    </style:style>
    <style:style style:name="P18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19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20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21" style:family="paragraph" style:parent-style-name="Standard">
      <style:text-properties style:font-name="Calibri1" officeooo:paragraph-rsid="006f1ce5"/>
    </style:style>
    <style:style style:name="P2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23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24" style:family="paragraph" style:parent-style-name="Text_20_body">
      <style:text-properties style:font-name="Calibri1" officeooo:paragraph-rsid="006f1ce5"/>
    </style:style>
    <style:style style:name="P25" style:family="paragraph" style:parent-style-name="List_20_Paragraph">
      <style:paragraph-properties fo:margin-left="1.475cm" fo:margin-right="0cm" fo:margin-top="0cm" fo:margin-bottom="0cm" style:contextual-spacing="false" fo:line-height="0.58cm" fo:text-align="start" style:justify-single-word="false" fo:text-indent="0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1558db"/>
    </style:style>
    <style:style style:name="P26" style:family="paragraph" style:parent-style-name="Text_20_body">
      <style:paragraph-properties fo:margin-left="1.475cm" fo:margin-right="0.272cm" fo:margin-top="0.035cm" fo:margin-bottom="0cm" style:contextual-spacing="false" fo:line-height="103%"/>
      <style:text-properties style:font-name="Calibri1" fo:font-size="11pt" style:font-size-asian="11pt" style:font-size-complex="11pt"/>
    </style:style>
    <style:style style:name="P27" style:family="paragraph" style:parent-style-name="Text_20_body">
      <style:paragraph-properties fo:margin-left="1.475cm" fo:margin-right="0cm" fo:margin-top="0.03cm" fo:margin-bottom="0cm" style:contextual-spacing="false" fo:line-height="103%"/>
      <style:text-properties style:font-name="Calibri1" fo:font-size="11pt" style:font-size-asian="11pt" style:font-size-complex="11pt"/>
    </style:style>
    <style:style style:name="P28" style:family="paragraph" style:parent-style-name="Text_20_body">
      <style:paragraph-properties fo:margin-left="1.475cm" fo:margin-right="0cm" fo:margin-top="0.018cm" fo:margin-bottom="0cm" style:contextual-spacing="false" fo:line-height="103%"/>
      <style:text-properties style:font-name="Calibri1" fo:font-size="11pt" style:font-size-asian="11pt" style:font-size-complex="11pt"/>
    </style:style>
    <style:style style:name="P29" style:family="paragraph" style:parent-style-name="Text_20_body">
      <style:paragraph-properties fo:margin-left="0.203cm" fo:margin-right="0.326cm" fo:line-height="103%"/>
      <style:text-properties style:font-name="Calibri1" fo:font-size="11pt" style:font-size-asian="11pt" style:font-size-complex="11pt"/>
    </style:style>
    <style:style style:name="P30" style:family="paragraph" style:parent-style-name="Text_20_body">
      <style:paragraph-properties fo:margin-left="0.203cm" fo:margin-right="0.326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31" style:family="paragraph" style:parent-style-name="Text_20_body">
      <style:paragraph-properties fo:margin-left="0.203cm" fo:margin-right="0.568cm" fo:line-height="103%"/>
      <style:text-properties style:font-name="Calibri1" fo:font-size="11pt" style:font-size-asian="11pt" style:font-size-complex="11pt"/>
    </style:style>
    <style:style style:name="P32" style:family="paragraph" style:parent-style-name="Text_20_body">
      <style:paragraph-properties fo:margin-left="0.203cm" fo:margin-right="0.568cm" fo:margin-top="0.388cm" fo:margin-bottom="0cm" style:contextual-spacing="false" fo:line-height="103%"/>
      <style:text-properties style:font-name="Calibri1" fo:font-size="11pt" style:font-size-asian="11pt" style:font-size-complex="11pt"/>
    </style:style>
    <style:style style:name="P33" style:family="paragraph" style:parent-style-name="Text_20_body">
      <style:paragraph-properties fo:margin-left="0.203cm" fo:margin-right="0cm" fo:line-height="103%"/>
      <style:text-properties style:font-name="Calibri1" fo:font-size="11pt" style:font-size-asian="11pt" style:font-size-complex="11pt"/>
    </style:style>
    <style:style style:name="P34" style:family="paragraph" style:parent-style-name="Text_20_body">
      <style:paragraph-properties fo:margin-left="0.203cm" fo:margin-right="0cm" fo:margin-top="0.004cm" fo:margin-bottom="0cm" style:contextual-spacing="false" fo:line-height="103%"/>
      <style:text-properties style:font-name="Calibri1" fo:font-size="11pt" style:font-size-asian="11pt" style:font-size-complex="11pt"/>
    </style:style>
    <style:style style:name="P35" style:family="paragraph" style:parent-style-name="Text_20_body">
      <style:paragraph-properties fo:margin-left="0.203cm" fo:margin-right="0.718cm" fo:line-height="103%"/>
      <style:text-properties style:font-name="Calibri1" fo:font-size="11pt" style:font-size-asian="11pt" style:font-size-complex="11pt"/>
    </style:style>
    <style:style style:name="P36" style:family="paragraph" style:parent-style-name="Text_20_body">
      <style:paragraph-properties fo:margin-left="0.203cm" fo:margin-right="6.653cm" fo:margin-top="0.005cm" fo:margin-bottom="0cm" style:contextual-spacing="false" fo:line-height="103%"/>
      <style:text-properties style:font-name="Calibri1" fo:font-size="11pt" style:font-size-asian="11pt" style:font-size-complex="11pt"/>
    </style:style>
    <style:style style:name="P37" style:family="paragraph" style:parent-style-name="Text_20_body">
      <style:paragraph-properties fo:margin-left="0.203cm" fo:margin-right="0.272cm" fo:line-height="103%"/>
      <style:text-properties style:font-name="Calibri1" fo:font-size="11pt" style:font-size-asian="11pt" style:font-size-complex="11pt"/>
    </style:style>
    <style:style style:name="P38" style:family="paragraph" style:parent-style-name="Text_20_body">
      <style:paragraph-properties fo:margin-left="0.203cm" fo:margin-right="0.272cm" fo:margin-top="0.002cm" fo:margin-bottom="0cm" style:contextual-spacing="false" fo:line-height="103%"/>
      <style:text-properties style:font-name="Calibri1" fo:font-size="11pt" style:font-size-asian="11pt" style:font-size-complex="11pt"/>
    </style:style>
    <style:style style:name="P39" style:family="paragraph" style:parent-style-name="Text_20_body">
      <style:paragraph-properties fo:margin-left="0.203cm" fo:margin-right="0.272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40" style:family="paragraph" style:parent-style-name="Text_20_body">
      <style:paragraph-properties fo:margin-left="0.203cm" fo:margin-right="1.353cm" fo:line-height="103%" fo:text-align="justify" style:justify-single-word="false"/>
      <style:text-properties style:font-name="Calibri1" fo:font-size="11pt" style:font-size-asian="11pt" style:font-size-complex="11pt"/>
    </style:style>
    <style:style style:name="P41" style:family="paragraph" style:parent-style-name="Text_20_body">
      <style:paragraph-properties fo:margin-top="0.007cm" fo:margin-bottom="0cm" style:contextual-spacing="false"/>
      <style:text-properties style:font-name="Calibri1" fo:font-size="11pt" style:font-size-asian="11pt" style:font-size-complex="11pt"/>
    </style:style>
    <style:style style:name="P42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43" style:family="paragraph" style:parent-style-name="Text_20_body">
      <style:paragraph-properties fo:margin-left="2.11cm" fo:margin-right="0cm" fo:margin-top="0.025cm" fo:margin-bottom="0cm" style:contextual-spacing="false" fo:line-height="0.462cm"/>
      <style:text-properties style:font-name="Calibri1" fo:font-size="11pt" style:font-size-asian="11pt" style:font-size-complex="11pt"/>
    </style:style>
    <style:style style:name="P44" style:family="paragraph" style:parent-style-name="Text_20_body">
      <style:paragraph-properties fo:margin-left="0.203cm" fo:margin-right="0cm" fo:line-height="0.462cm"/>
      <style:text-properties style:font-name="Calibri1" fo:font-size="11pt" style:font-size-asian="11pt" style:font-size-complex="11pt"/>
    </style:style>
    <style:style style:name="P45" style:family="paragraph" style:parent-style-name="Text_20_body">
      <style:paragraph-properties fo:margin-left="1.475cm" fo:margin-right="0cm" fo:margin-top="0.028cm" fo:margin-bottom="0cm" style:contextual-spacing="false" fo:line-height="0.462cm"/>
      <style:text-properties style:font-name="Calibri1" fo:font-size="11pt" style:font-size-asian="11pt" style:font-size-complex="11pt"/>
    </style:style>
    <style:style style:name="P46" style:family="paragraph" style:parent-style-name="Text_20_body">
      <style:paragraph-properties fo:margin-left="0.203cm" fo:margin-right="1.219cm" fo:line-height="208%"/>
      <style:text-properties style:font-name="Calibri1" fo:font-size="11pt" style:font-size-asian="11pt" style:font-size-complex="11pt"/>
    </style:style>
    <style:style style:name="P47" style:family="paragraph" style:parent-style-name="Text_20_body">
      <style:paragraph-properties fo:margin-top="0.004cm" fo:margin-bottom="0cm" style:contextual-spacing="false"/>
      <style:text-properties style:font-name="Calibri1" fo:font-size="11pt" style:font-size-asian="11pt" style:font-size-complex="11pt"/>
    </style:style>
    <style:style style:name="P48" style:family="paragraph" style:parent-style-name="Text_20_body">
      <style:paragraph-properties fo:margin-left="1.475cm" fo:margin-right="0cm" fo:margin-top="0.023cm" fo:margin-bottom="0cm" style:contextual-spacing="false"/>
      <style:text-properties style:font-name="Calibri1" fo:font-size="11pt" style:font-size-asian="11pt" style:font-size-complex="11pt"/>
    </style:style>
    <style:style style:name="P49" style:family="paragraph" style:parent-style-name="Text_20_body">
      <style:paragraph-properties fo:margin-left="0.203cm" fo:margin-right="0cm"/>
      <style:text-properties style:font-name="Calibri1" fo:font-size="11pt" style:font-size-asian="11pt" style:font-size-complex="11pt"/>
    </style:style>
    <style:style style:name="P50" style:family="paragraph" style:parent-style-name="Text_20_body">
      <style:paragraph-properties fo:margin-left="0.203cm" fo:margin-right="0cm" fo:margin-top="0.004cm" fo:margin-bottom="0cm" style:contextual-spacing="false"/>
      <style:text-properties style:font-name="Calibri1" fo:font-size="11pt" style:font-size-asian="11pt" style:font-size-complex="11pt"/>
    </style:style>
    <style:style style:name="P51" style:family="paragraph" style:parent-style-name="Text_20_body">
      <style:paragraph-properties fo:margin-top="0.002cm" fo:margin-bottom="0cm" style:contextual-spacing="false"/>
      <style:text-properties style:font-name="Calibri1" fo:font-size="11pt" style:font-size-asian="11pt" style:font-size-complex="11pt"/>
    </style:style>
    <style:style style:name="P52" style:family="paragraph" style:parent-style-name="List_20_Paragraph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53" style:family="paragraph" style:parent-style-name="Text_20_body">
      <style:paragraph-properties fo:margin-left="0.203cm" fo:margin-right="0cm" fo:line-height="103%"/>
      <style:text-properties style:font-name="Calibri1" fo:font-size="11pt" style:font-size-asian="11pt"/>
    </style:style>
    <style:style style:name="P54" style:family="paragraph" style:parent-style-name="Text_20_body">
      <style:text-properties style:font-name="Calibri1" fo:font-size="14pt" fo:font-style="italic" style:font-size-asian="14pt" style:font-style-asian="italic"/>
    </style:style>
    <style:style style:name="P55" style:family="paragraph" style:parent-style-name="Standard">
      <style:text-properties style:font-name="Calibri1"/>
    </style:style>
    <style:style style:name="P56" style:family="paragraph" style:parent-style-name="Standard">
      <style:text-properties style:font-name="Calibri1" officeooo:paragraph-rsid="001c47d2"/>
    </style:style>
    <style:style style:name="P57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style:font-name="Calibri1"/>
    </style:style>
    <style:style style:name="P58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style:font-name="Calibri1"/>
    </style:style>
    <style:style style:name="P59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60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style:font-name="Calibri1"/>
    </style:style>
    <style:style style:name="P61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style:font-name="Calibri1"/>
    </style:style>
    <style:style style:name="P62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style:font-name="Calibri1"/>
    </style:style>
    <style:style style:name="P63" style:family="paragraph" style:parent-style-name="Standard">
      <style:paragraph-properties fo:margin-left="0.203cm" fo:margin-right="0cm" fo:margin-top="0.166cm" fo:margin-bottom="0cm" style:contextual-spacing="false" fo:text-align="start" style:justify-single-word="false" fo:text-indent="0cm" style:auto-text-indent="false"/>
      <style:text-properties style:font-name="Calibri1"/>
    </style:style>
    <style:style style:name="P64" style:family="paragraph" style:parent-style-name="Standard">
      <style:text-properties style:font-name="Calibri1" officeooo:rsid="001910aa" officeooo:paragraph-rsid="00167741"/>
    </style:style>
    <style:style style:name="P65" style:family="paragraph" style:parent-style-name="Standard">
      <style:text-properties style:font-name="Calibri1" officeooo:paragraph-rsid="00167741"/>
    </style:style>
    <style:style style:name="P66" style:family="paragraph" style:parent-style-name="Standard">
      <style:text-properties style:font-name="Calibri1" officeooo:paragraph-rsid="007342e0"/>
    </style:style>
    <style:style style:name="P67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/>
    </style:style>
    <style:style style:name="P68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/>
    </style:style>
    <style:style style:name="P69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70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71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/>
    </style:style>
    <style:style style:name="P7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73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74" style:family="paragraph" style:parent-style-name="Text_20_body">
      <style:text-properties style:font-name="Calibri1"/>
    </style:style>
    <style:style style:name="P7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76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77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78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79" style:family="paragraph" style:parent-style-name="Text_20_body">
      <style:paragraph-properties fo:margin-top="0.009cm" fo:margin-bottom="0cm" style:contextual-spacing="false"/>
      <style:text-properties style:font-name="Calibri1" fo:font-size="11.5pt" fo:font-style="italic" style:font-size-asian="11.5pt" style:font-style-asian="italic"/>
    </style:style>
    <style:style style:name="P80" style:family="paragraph" style:parent-style-name="Text_20_body">
      <style:text-properties style:font-name="Calibri1" fo:font-size="10pt" style:font-size-asian="10pt"/>
    </style:style>
    <style:style style:name="P81" style:family="paragraph" style:parent-style-name="Text_20_body">
      <style:paragraph-properties fo:margin-top="0.004cm" fo:margin-bottom="0cm" style:contextual-spacing="false"/>
      <style:text-properties style:font-name="Calibri1" fo:font-size="8pt" style:font-size-asian="8pt"/>
    </style:style>
    <style:style style:name="P82" style:family="paragraph" style:parent-style-name="Text_20_body">
      <style:paragraph-properties fo:margin-top="0.018cm" fo:margin-bottom="0cm" style:contextual-spacing="false"/>
      <style:text-properties style:font-name="Calibri1" fo:font-size="8pt" style:font-size-asian="8pt"/>
    </style:style>
    <style:style style:name="P83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84" style:family="paragraph" style:parent-style-name="Text_20_body">
      <style:paragraph-properties fo:margin-left="0.203cm" fo:margin-right="0cm"/>
      <style:text-properties style:font-name="Calibri1"/>
    </style:style>
    <style:style style:name="P8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86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87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88" style:family="paragraph" style:parent-style-name="Text_20_body">
      <style:paragraph-properties fo:margin-top="0.009cm" fo:margin-bottom="0cm" style:contextual-spacing="false"/>
      <style:text-properties style:font-name="Calibri1" fo:font-size="13pt" style:font-size-asian="13pt"/>
    </style:style>
    <style:style style:name="P89" style:family="paragraph" style:parent-style-name="Text_20_body">
      <style:paragraph-properties fo:margin-top="0.007cm" fo:margin-bottom="0cm" style:contextual-spacing="false"/>
      <style:text-properties style:font-name="Calibri1" fo:font-size="13pt" style:font-size-asian="13pt"/>
    </style:style>
    <style:style style:name="P90" style:family="paragraph" style:parent-style-name="Text_20_body">
      <style:text-properties style:font-name="Calibri1" fo:font-size="16pt" style:font-size-asian="16pt"/>
    </style:style>
    <style:style style:name="P91" style:family="paragraph" style:parent-style-name="Text_20_body">
      <style:paragraph-properties fo:margin-top="0.005cm" fo:margin-bottom="0cm" style:contextual-spacing="false"/>
      <style:text-properties style:font-name="Calibri1" fo:font-size="12.5pt" fo:font-style="italic" style:font-size-asian="12.5pt" style:font-style-asian="italic"/>
    </style:style>
    <style:style style:name="P92" style:family="paragraph" style:parent-style-name="Text_20_body">
      <style:paragraph-properties fo:margin-top="0.002cm" fo:margin-bottom="0cm" style:contextual-spacing="false"/>
      <style:text-properties style:font-name="Calibri1" fo:font-size="12.5pt" fo:font-style="italic" style:font-size-asian="12.5pt" style:font-style-asian="italic"/>
    </style:style>
    <style:style style:name="P93" style:family="paragraph" style:parent-style-name="Text_20_body">
      <style:paragraph-properties fo:margin-top="0.007cm" fo:margin-bottom="0cm" style:contextual-spacing="false"/>
      <style:text-properties style:font-name="Calibri1" fo:font-size="12.5pt" fo:font-style="italic" style:font-size-asian="12.5pt" style:font-style-asian="italic"/>
    </style:style>
    <style:style style:name="P94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95" style:family="paragraph" style:parent-style-name="Text_20_body">
      <style:paragraph-properties fo:margin-top="0.012cm" fo:margin-bottom="0cm" style:contextual-spacing="false"/>
      <style:text-properties style:font-name="Calibri1" fo:font-size="12.5pt" style:font-size-asian="12.5pt"/>
    </style:style>
    <style:style style:name="P96" style:family="paragraph" style:parent-style-name="Text_20_body">
      <style:paragraph-properties fo:margin-top="0.004cm" fo:margin-bottom="0cm" style:contextual-spacing="false"/>
      <style:text-properties style:font-name="Calibri1" fo:font-size="8.5pt" style:font-size-asian="8.5pt"/>
    </style:style>
    <style:style style:name="P97" style:family="paragraph" style:parent-style-name="Text_20_body">
      <style:paragraph-properties fo:margin-top="0.002cm" fo:margin-bottom="0cm" style:contextual-spacing="false"/>
      <style:text-properties style:font-name="Calibri1" fo:font-size="8.5pt" style:font-size-asian="8.5pt"/>
    </style:style>
    <style:style style:name="P98" style:family="paragraph" style:parent-style-name="Text_20_body">
      <style:text-properties style:font-name="Calibri1" fo:font-size="8.5pt" style:font-size-asian="8.5pt"/>
    </style:style>
    <style:style style:name="P99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00" style:family="paragraph" style:parent-style-name="Text_20_body">
      <style:paragraph-properties fo:margin-top="0.014cm" fo:margin-bottom="0cm" style:contextual-spacing="false"/>
      <style:text-properties style:font-name="Calibri1" fo:font-size="17.5pt" fo:font-style="italic" style:font-size-asian="17.5pt" style:font-style-asian="italic"/>
    </style:style>
    <style:style style:name="P101" style:family="paragraph" style:parent-style-name="Text_20_body">
      <style:text-properties style:font-name="Calibri1" fo:font-size="17.5pt" fo:font-style="italic" style:font-size-asian="17.5pt" style:font-style-asian="italic"/>
    </style:style>
    <style:style style:name="P102" style:family="paragraph" style:parent-style-name="Text_20_body">
      <style:paragraph-properties fo:margin-top="0.005cm" fo:margin-bottom="0cm" style:contextual-spacing="false"/>
      <style:text-properties style:font-name="Calibri1" fo:font-size="18.5pt" style:font-size-asian="18.5pt"/>
    </style:style>
    <style:style style:name="P103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04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05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font-style="italic" style:font-style-asian="italic" style:font-style-complex="italic"/>
    </style:style>
    <style:style style:name="P106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07" style:family="paragraph" style:parent-style-name="Standard">
      <style:paragraph-properties fo:margin-left="0.203cm" fo:margin-right="0cm" fo:margin-top="0.377cm" fo:margin-bottom="0cm" style:contextual-spacing="false" fo:text-align="start" style:justify-single-word="false" fo:text-indent="0cm" style:auto-text-indent="false"/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08" style:family="paragraph" style:parent-style-name="Standard">
      <style:text-properties fo:color="#666666" loext:opacity="100%" style:font-name="Calibri1" fo:font-style="italic" fo:font-weight="bold" officeooo:paragraph-rsid="007342e0" style:font-style-asian="italic" style:font-weight-asian="bold" style:font-style-complex="italic" style:font-weight-complex="bold"/>
    </style:style>
    <style:style style:name="P109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110" style:family="paragraph" style:parent-style-name="Table_20_Contents">
      <style:text-properties fo:color="#666666" loext:opacity="100%" style:font-name="Calibri1" fo:font-style="italic" officeooo:paragraph-rsid="00167741" style:font-style-asian="italic" style:font-style-complex="italic"/>
    </style:style>
    <style:style style:name="P111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12" style:family="paragraph" style:parent-style-name="Standard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13" style:family="paragraph" style:parent-style-name="Table_20_Contents">
      <style:text-properties fo:color="#666666" loext:opacity="100%" style:font-name="Calibri1" fo:font-style="italic" officeooo:rsid="001ae477" officeooo:paragraph-rsid="00167741" style:font-style-asian="italic" style:font-style-complex="italic"/>
    </style:style>
    <style:style style:name="P114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15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16" style:family="paragraph" style:parent-style-name="Standard">
      <style:paragraph-properties fo:margin-left="0.203cm" fo:margin-right="0cm" fo:margin-top="0.00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17" style:family="paragraph" style:parent-style-name="Table_20_Contents">
      <style:text-properties officeooo:paragraph-rsid="00167741"/>
    </style:style>
    <style:style style:name="P118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letter-spacing="-0.004cm" fo:font-weight="bold" officeooo:rsid="00197810" officeooo:paragraph-rsid="001558db" style:font-weight-asian="bold" style:font-weight-complex="bold" style:text-scale="110%"/>
    </style:style>
    <style:style style:name="P119" style:family="paragraph" style:parent-style-name="Heading_20_2" style:master-page-name="Converted2">
      <style:paragraph-properties fo:margin-top="0.346cm" fo:margin-bottom="0cm" style:contextual-spacing="false" style:page-number="auto"/>
      <style:text-properties fo:color="#04aae1" loext:opacity="100%" style:font-name="Calibri1" fo:font-weight="bold" style:font-weight-asian="bold" style:font-weight-complex="bold"/>
    </style:style>
    <style:style style:name="P120" style:family="paragraph" style:parent-style-name="Heading_20_2" style:master-page-name="Converted7">
      <style:paragraph-properties fo:margin-top="0.208cm" fo:margin-bottom="0cm" style:contextual-spacing="false" style:page-number="auto"/>
      <style:text-properties style:font-name="Calibri1"/>
    </style:style>
    <style:style style:name="P121" style:family="paragraph" style:parent-style-name="Heading_20_2" style:master-page-name="Converted10">
      <style:paragraph-properties fo:margin-top="0.222cm" fo:margin-bottom="0cm" style:contextual-spacing="false" style:page-number="auto"/>
      <style:text-properties style:font-name="Calibri1"/>
    </style:style>
    <style:style style:name="P122" style:family="paragraph" style:parent-style-name="Table_20_Paragraph">
      <style:text-properties style:font-name="Calibri1" fo:font-size="12pt" style:font-size-asian="12pt"/>
    </style:style>
    <style:style style:name="P123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124" style:family="paragraph" style:parent-style-name="Text_20_body" style:master-page-name="Converted3">
      <style:paragraph-properties fo:margin-left="1.475cm" fo:margin-right="0.272cm" fo:margin-top="0.18cm" fo:margin-bottom="0cm" style:contextual-spacing="false" fo:line-height="103%" style:page-number="auto"/>
      <style:text-properties style:font-name="Calibri1" fo:font-size="11pt" style:font-size-asian="11pt" style:font-size-complex="11pt"/>
    </style:style>
    <style:style style:name="P125" style:family="paragraph" style:parent-style-name="Text_20_body" style:master-page-name="Converted8">
      <style:paragraph-properties fo:margin-left="0.203cm" fo:margin-right="0.326cm" fo:margin-top="0.18cm" fo:margin-bottom="0cm" style:contextual-spacing="false" fo:line-height="103%" style:page-number="auto"/>
      <style:text-properties style:font-name="Calibri1" fo:font-size="11pt" style:font-size-asian="11pt" style:font-size-complex="11pt"/>
    </style:style>
    <style:style style:name="P126" style:family="paragraph" style:parent-style-name="List_20_Paragraph" style:list-style-name="WWNum1">
      <style:paragraph-properties fo:margin-left="1.475cm" fo:margin-right="1.3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27" style:family="paragraph" style:parent-style-name="List_20_Paragraph" style:list-style-name="WWNum1">
      <style:paragraph-properties fo:margin-left="1.475cm" fo:margin-right="1.13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28" style:family="paragraph" style:parent-style-name="List_20_Paragraph" style:list-style-name="WWNum1">
      <style:paragraph-properties fo:margin-left="1.475cm" fo:margin-right="0.48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29" style:family="paragraph" style:parent-style-name="List_20_Paragraph" style:list-style-name="WWNum1">
      <style:paragraph-properties fo:margin-left="1.475cm" fo:margin-right="0.37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0" style:family="paragraph" style:parent-style-name="List_20_Paragraph" style:list-style-name="WWNum1">
      <style:paragraph-properties fo:margin-left="1.475cm" fo:margin-right="0.47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1" style:family="paragraph" style:parent-style-name="List_20_Paragraph" style:list-style-name="WWNum1">
      <style:paragraph-properties fo:margin-left="1.475cm" fo:margin-right="0.5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2" style:family="paragraph" style:parent-style-name="List_20_Paragraph" style:list-style-name="WWNum1">
      <style:paragraph-properties fo:margin-left="1.475cm" fo:margin-right="0.923cm" fo:margin-top="0.021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3" style:family="paragraph" style:parent-style-name="List_20_Paragraph" style:list-style-name="WWNum1">
      <style:paragraph-properties fo:margin-left="1.475cm" fo:margin-right="1.6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4" style:family="paragraph" style:parent-style-name="List_20_Paragraph" style:list-style-name="WWNum1" style:master-page-name="Converted4">
      <style:paragraph-properties fo:margin-left="1.475cm" fo:margin-right="1.314cm" fo:margin-top="0.171cm" fo:margin-bottom="0cm" style:contextual-spacing="false" fo:line-height="86%" fo:text-align="start" style:justify-single-word="false" fo:text-indent="-0.635cm" style:auto-text-indent="false" style:page-number="auto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5" style:family="paragraph" style:parent-style-name="List_20_Paragraph" style:list-style-name="WWNum1">
      <style:paragraph-properties fo:margin-left="1.475cm" fo:margin-right="0.796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6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7" style:family="paragraph" style:parent-style-name="List_20_Paragraph" style:list-style-name="WWNum1">
      <style:paragraph-properties fo:margin-left="1.475cm" fo:margin-right="2.61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8" style:family="paragraph" style:parent-style-name="List_20_Paragraph" style:list-style-name="WWNum1">
      <style:paragraph-properties fo:margin-left="1.475cm" fo:margin-right="0.437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9" style:family="paragraph" style:parent-style-name="List_20_Paragraph" style:list-style-name="WWNum1">
      <style:paragraph-properties fo:margin-left="1.475cm" fo:margin-right="1.63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0" style:family="paragraph" style:parent-style-name="List_20_Paragraph" style:list-style-name="WWNum1">
      <style:paragraph-properties fo:margin-left="1.475cm" fo:margin-right="2.09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1" style:family="paragraph" style:parent-style-name="List_20_Paragraph" style:list-style-name="WWNum1">
      <style:paragraph-properties fo:margin-left="1.475cm" fo:margin-right="1.065cm" fo:margin-top="0.01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2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3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4" style:family="paragraph" style:parent-style-name="List_20_Paragraph" style:list-style-name="WWNum1">
      <style:paragraph-properties fo:margin-left="1.475cm" fo:margin-right="0.66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5" style:family="paragraph" style:parent-style-name="List_20_Paragraph" style:list-style-name="WWNum1">
      <style:paragraph-properties fo:margin-left="1.475cm" fo:margin-right="1.341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6" style:family="paragraph" style:parent-style-name="List_20_Paragraph" style:list-style-name="WWNum1">
      <style:paragraph-properties fo:margin-left="1.475cm" fo:margin-right="0.62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7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8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9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0" style:family="paragraph" style:parent-style-name="List_20_Paragraph" style:list-style-name="WWNum1">
      <style:paragraph-properties fo:margin-left="1.475cm" fo:margin-right="0.93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1" style:family="paragraph" style:parent-style-name="List_20_Paragraph" style:list-style-name="WWNum1">
      <style:paragraph-properties fo:margin-left="1.475cm" fo:margin-right="1.28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2" style:family="paragraph" style:parent-style-name="List_20_Paragraph" style:list-style-name="WWNum1">
      <style:paragraph-properties fo:margin-left="1.475cm" fo:margin-right="0.39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3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62a10e" style:font-size-asian="11pt" style:font-size-complex="11pt"/>
    </style:style>
    <style:style style:name="P154" style:family="paragraph" style:parent-style-name="List_20_Paragraph" style:list-style-name="WWNum1">
      <style:paragraph-properties fo:margin-left="2.11cm" fo:margin-right="0.53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55" style:family="paragraph" style:parent-style-name="List_20_Paragraph" style:list-style-name="WWNum1">
      <style:paragraph-properties fo:margin-left="2.11cm" fo:margin-right="1.04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56" style:family="paragraph" style:parent-style-name="List_20_Paragraph" style:list-style-name="WWNum1">
      <style:paragraph-properties fo:margin-left="2.11cm" fo:margin-right="0.30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5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8" style:family="paragraph" style:parent-style-name="List_20_Paragraph" style:list-style-name="WWNum1">
      <style:paragraph-properties fo:margin-left="2.11cm" fo:margin-right="0cm" fo:margin-top="0cm" fo:margin-bottom="0cm" style:contextual-spacing="false" fo:line-height="0.545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59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0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61" style:family="paragraph" style:parent-style-name="List_20_Paragraph" style:list-style-name="WWNum1">
      <style:paragraph-properties fo:margin-left="1.475cm" fo:margin-right="0.683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2" style:family="paragraph" style:parent-style-name="List_20_Paragraph" style:list-style-name="WWNum1">
      <style:paragraph-properties fo:margin-left="1.475cm" fo:margin-right="1.69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3" style:family="paragraph" style:parent-style-name="List_20_Paragraph" style:list-style-name="WWNum1">
      <style:paragraph-properties fo:margin-left="1.475cm" fo:margin-right="1.462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4" style:family="paragraph" style:parent-style-name="List_20_Paragraph" style:list-style-name="WWNum1">
      <style:paragraph-properties fo:margin-left="1.475cm" fo:margin-right="1.166cm" fo:margin-top="0.004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5" style:family="paragraph" style:parent-style-name="List_20_Paragraph" style:list-style-name="WWNum1">
      <style:paragraph-properties fo:margin-left="1.475cm" fo:margin-right="0.27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6" style:family="paragraph" style:parent-style-name="List_20_Paragraph" style:list-style-name="WWNum1">
      <style:paragraph-properties fo:margin-left="1.475cm" fo:margin-right="0.38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7" style:family="paragraph" style:parent-style-name="List_20_Paragraph" style:list-style-name="WWNum1">
      <style:paragraph-properties fo:margin-left="1.475cm" fo:margin-right="1.438cm" fo:margin-top="0.016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8" style:family="paragraph" style:parent-style-name="List_20_Paragraph" style:list-style-name="WWNum1">
      <style:paragraph-properties fo:margin-left="1.475cm" fo:margin-right="1.757cm" fo:margin-top="0.019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9" style:family="paragraph" style:parent-style-name="List_20_Paragraph" style:list-style-name="WWNum1">
      <style:paragraph-properties fo:margin-left="1.475cm" fo:margin-right="0.66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0" style:family="paragraph" style:parent-style-name="List_20_Paragraph" style:list-style-name="WWNum1">
      <style:paragraph-properties fo:margin-left="1.475cm" fo:margin-right="0.44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1" style:family="paragraph" style:parent-style-name="List_20_Paragraph" style:list-style-name="WWNum1">
      <style:paragraph-properties fo:margin-left="1.475cm" fo:margin-right="1.189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3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3" style:family="paragraph" style:parent-style-name="List_20_Paragraph" style:list-style-name="WWNum1">
      <style:paragraph-properties fo:margin-left="1.475cm" fo:margin-right="0cm" fo:margin-top="0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4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5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1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8" style:family="paragraph" style:parent-style-name="List_20_Paragraph" style:list-style-name="WWNum1">
      <style:paragraph-properties fo:margin-left="1.475cm" fo:margin-right="0.496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9" style:family="paragraph" style:parent-style-name="List_20_Paragraph" style:list-style-name="WWNum1">
      <style:paragraph-properties fo:margin-left="1.475cm" fo:margin-right="0.27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0" style:family="paragraph" style:parent-style-name="List_20_Paragraph" style:list-style-name="WWNum1">
      <style:paragraph-properties fo:margin-left="1.475cm" fo:margin-right="0.40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1" style:family="paragraph" style:parent-style-name="List_20_Paragraph" style:list-style-name="WWNum1">
      <style:paragraph-properties fo:margin-left="1.475cm" fo:margin-right="0.33cm" fo:margin-top="0.474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2" style:family="paragraph" style:parent-style-name="List_20_Paragraph" style:list-style-name="WWNum1">
      <style:paragraph-properties fo:margin-left="1.475cm" fo:margin-right="0.26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3" style:family="paragraph" style:parent-style-name="List_20_Paragraph" style:list-style-name="WWNum1">
      <style:paragraph-properties fo:margin-left="1.475cm" fo:margin-right="0.275cm" fo:margin-top="0.002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4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5" style:family="paragraph" style:parent-style-name="List_20_Paragraph" style:list-style-name="WWNum1">
      <style:paragraph-properties fo:margin-left="1.475cm" fo:margin-right="0.79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6" style:family="paragraph" style:parent-style-name="List_20_Paragraph" style:list-style-name="WWNum1">
      <style:paragraph-properties fo:margin-left="1.475cm" fo:margin-right="0.792cm" fo:margin-top="0.476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7" style:family="paragraph" style:parent-style-name="List_20_Paragraph" style:list-style-name="WWNum1">
      <style:paragraph-properties fo:margin-left="1.475cm" fo:margin-right="0.379cm" fo:margin-top="0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8" style:family="paragraph" style:parent-style-name="List_20_Paragraph" style:list-style-name="WWNum1">
      <style:paragraph-properties fo:margin-left="1.475cm" fo:margin-right="1.048cm" fo:margin-top="0.002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9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rsid="004eeea3" officeooo:paragraph-rsid="0050b0b2" style:font-size-asian="11pt" style:font-size-complex="11pt"/>
    </style:style>
    <style:style style:name="P190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rsid="0050b0b2" officeooo:paragraph-rsid="0062a10e" style:font-size-asian="11pt" style:font-size-complex="11pt"/>
    </style:style>
    <style:style style:name="P191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3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2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4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5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7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6" style:family="paragraph" style:parent-style-name="List_20_Paragraph" style:list-style-name="WWNum1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197" style:family="paragraph" style:parent-style-name="List_20_Paragraph" style:list-style-name="WWNum1">
      <style:paragraph-properties fo:margin-left="1.475cm" fo:margin-right="0.29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98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officeooo:paragraph-rsid="00b58f5a"/>
    </style:style>
    <style:style style:name="P199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200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8pt" style:font-size-asian="18pt" style:text-scale="110%"/>
    </style:style>
    <style:style style:name="P201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6pt" fo:font-weight="bold" style:font-size-asian="16pt" style:font-weight-asian="bold" style:font-weight-complex="bold" style:text-scale="105%"/>
    </style:style>
    <style:style style:name="P202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4pt" fo:font-style="italic" officeooo:rsid="00167741" officeooo:paragraph-rsid="00167741" style:font-size-asian="14pt" style:font-style-asian="italic" style:font-size-complex="14pt" style:font-style-complex="italic" style:text-scale="130%"/>
    </style:style>
    <style:style style:name="P203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204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205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officeooo:paragraph-rsid="001558db" style:font-size-asian="12pt" style:font-style-asian="italic" style:font-weight-asian="bold" style:font-weight-complex="bold" style:text-scale="105%"/>
    </style:style>
    <style:style style:name="P206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07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08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09" style:family="paragraph" style:parent-style-name="Standard">
      <style:paragraph-properties fo:margin-left="0.203cm" fo:margin-right="0cm" fo:margin-top="0.395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10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11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12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13" style:family="paragraph" style:parent-style-name="Standard" style:master-page-name="Converted11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214" style:family="paragraph" style:parent-style-name="Standard">
      <style:text-properties fo:color="#666666" loext:opacity="100%" style:font-name="Calibri1" fo:font-size="12pt" fo:font-style="italic" fo:font-weight="bold" officeooo:paragraph-rsid="007342e0" style:font-size-asian="12pt" style:font-style-asian="italic" style:font-weight-asian="bold" style:font-weight-complex="bold" style:text-scale="105%"/>
    </style:style>
    <style:style style:name="P215" style:family="paragraph" style:parent-style-name="Standard" style:master-page-name="Converted6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 fo:font-weight="bold" style:font-weight-asian="bold" style:font-weight-complex="bold"/>
    </style:style>
    <style:style style:name="P216" style:family="paragraph" style:parent-style-name="Standard" style:master-page-name="Converted9">
      <style:paragraph-properties fo:margin-left="0.203cm" fo:margin-right="0cm" fo:margin-top="0.152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 fo:font-weight="bold" style:font-weight-asian="bold" style:font-weight-complex="bold"/>
    </style:style>
    <style:style style:name="P217" style:family="paragraph" style:parent-style-name="Standard" style:list-style-name="L1">
      <style:paragraph-properties fo:text-align="start" style:justify-single-word="false"/>
      <style:text-properties fo:color="#666666" loext:opacity="100%" fo:font-style="italic" officeooo:paragraph-rsid="00167741" style:font-style-asian="italic" style:font-style-complex="italic"/>
    </style:style>
    <style:style style:name="P218" style:family="paragraph" style:parent-style-name="Standard" style:list-style-name="L2">
      <style:text-properties style:font-name="Calibri1" officeooo:paragraph-rsid="001c47d2"/>
    </style:style>
    <style:style style:name="P219" style:family="paragraph" style:parent-style-name="Standard" style:list-style-name="L3">
      <style:text-properties style:font-name="Calibri1" officeooo:paragraph-rsid="001cba64"/>
    </style:style>
    <style:style style:name="P220" style:family="paragraph" style:parent-style-name="Standard" style:list-style-name="WWNum1">
      <style:text-properties style:font-name="Calibri1" fo:font-size="12pt" officeooo:paragraph-rsid="001cba64" style:font-size-asian="12pt" style:font-size-complex="12pt"/>
    </style:style>
    <style:style style:name="P221" style:family="paragraph" style:parent-style-name="Standard" style:list-style-name="L4">
      <style:text-properties style:font-name="Calibri1" officeooo:paragraph-rsid="007537ff"/>
    </style:style>
    <style:style style:name="P222" style:family="paragraph" style:parent-style-name="Standard" style:list-style-name="WWNum1">
      <style:text-properties style:font-name="Calibri1" fo:font-size="11pt" officeooo:paragraph-rsid="007197fd" style:font-size-asian="11pt" style:font-size-complex="11pt"/>
    </style:style>
    <style:style style:name="P223" style:family="paragraph" style:parent-style-name="Standard" style:list-style-name="L4">
      <style:text-properties officeooo:paragraph-rsid="007537ff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12cm" style:font-size-asian="12pt"/>
    </style:style>
    <style:style style:name="T3" style:family="text">
      <style:text-properties fo:font-size="12pt" fo:letter-spacing="-0.101cm" style:font-size-asian="12pt"/>
    </style:style>
    <style:style style:name="T4" style:family="text">
      <style:text-properties fo:font-size="12pt" fo:letter-spacing="-0.002cm" style:font-size-asian="12pt"/>
    </style:style>
    <style:style style:name="T5" style:family="text">
      <style:text-properties fo:font-size="12pt" fo:letter-spacing="-0.002cm" style:font-size-asian="12pt" style:text-scale="105%"/>
    </style:style>
    <style:style style:name="T6" style:family="text">
      <style:text-properties fo:font-size="12pt" fo:letter-spacing="-0.002cm" fo:font-style="italic" style:font-size-asian="12pt" style:font-style-asian="italic" style:text-scale="105%"/>
    </style:style>
    <style:style style:name="T7" style:family="text">
      <style:text-properties fo:font-size="12pt" fo:letter-spacing="-0.023cm" style:font-size-asian="12pt"/>
    </style:style>
    <style:style style:name="T8" style:family="text">
      <style:text-properties fo:font-size="12pt" fo:letter-spacing="-0.023cm" style:font-size-asian="12pt" style:text-scale="105%"/>
    </style:style>
    <style:style style:name="T9" style:family="text">
      <style:text-properties fo:font-size="12pt" fo:letter-spacing="-0.023cm" fo:font-style="italic" style:font-size-asian="12pt" style:font-style-asian="italic" style:text-scale="105%"/>
    </style:style>
    <style:style style:name="T10" style:family="text">
      <style:text-properties fo:font-size="12pt" fo:letter-spacing="-0.025cm" style:font-size-asian="12pt"/>
    </style:style>
    <style:style style:name="T11" style:family="text">
      <style:text-properties fo:font-size="12pt" fo:letter-spacing="-0.025cm" fo:font-style="italic" style:font-size-asian="12pt" style:font-style-asian="italic" style:text-scale="105%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font-size="12pt" fo:letter-spacing="-0.026cm" fo:font-style="italic" style:font-size-asian="12pt" style:font-style-asian="italic" style:text-scale="105%"/>
    </style:style>
    <style:style style:name="T14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15" style:family="text">
      <style:text-properties fo:color="#00007f" loext:opacity="100%" style:font-name="Calibri1" fo:font-size="11pt" style:text-underline-style="solid" style:text-underline-width="auto" style:text-underline-color="#00007f" style:font-size-asian="11pt" style:font-size-complex="11pt"/>
    </style:style>
    <style:style style:name="T16" style:family="text">
      <style:text-properties fo:color="#00007f" loext:opacity="100%" style:font-name="Calibri1" fo:font-size="11pt" fo:letter-spacing="-0.011cm" style:font-size-asian="11pt" style:font-size-complex="11pt"/>
    </style:style>
    <style:style style:name="T17" style:family="text">
      <style:text-properties fo:color="#00007f" loext:opacity="100%" style:font-name="Calibri1" fo:font-size="11pt" style:font-size-asian="11pt" style:font-size-complex="11pt"/>
    </style:style>
    <style:style style:name="T18" style:family="text">
      <style:text-properties style:text-scale="105%"/>
    </style:style>
    <style:style style:name="T19" style:family="text">
      <style:text-properties officeooo:rsid="0070ec86" style:text-scale="105%"/>
    </style:style>
    <style:style style:name="T20" style:family="text">
      <style:text-properties fo:letter-spacing="-0.011cm"/>
    </style:style>
    <style:style style:name="T21" style:family="text">
      <style:text-properties fo:letter-spacing="-0.011cm" style:text-scale="105%"/>
    </style:style>
    <style:style style:name="T22" style:family="text">
      <style:text-properties fo:letter-spacing="-0.011cm" officeooo:rsid="00197810" style:text-scale="105%"/>
    </style:style>
    <style:style style:name="T23" style:family="text">
      <style:text-properties fo:letter-spacing="-0.011cm" officeooo:rsid="002d703a"/>
    </style:style>
    <style:style style:name="T24" style:family="text">
      <style:text-properties fo:letter-spacing="-0.012cm"/>
    </style:style>
    <style:style style:name="T25" style:family="text">
      <style:text-properties fo:letter-spacing="-0.012cm" style:text-scale="105%"/>
    </style:style>
    <style:style style:name="T26" style:family="text">
      <style:text-properties fo:letter-spacing="-0.002cm"/>
    </style:style>
    <style:style style:name="T27" style:family="text">
      <style:text-properties fo:letter-spacing="-0.002cm" style:text-scale="105%"/>
    </style:style>
    <style:style style:name="T28" style:family="text">
      <style:text-properties fo:letter-spacing="-0.002cm" style:text-scale="110%"/>
    </style:style>
    <style:style style:name="T29" style:family="text">
      <style:text-properties fo:letter-spacing="-0.002cm" officeooo:rsid="002d703a" style:text-scale="110%"/>
    </style:style>
    <style:style style:name="T30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1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2" style:family="text">
      <style:text-properties fo:letter-spacing="-0.002cm" fo:font-weight="bold" style:font-weight-asian="bold" style:font-weight-complex="bold" style:text-scale="105%"/>
    </style:style>
    <style:style style:name="T33" style:family="text">
      <style:text-properties fo:letter-spacing="-0.002cm" style:font-size-complex="11pt"/>
    </style:style>
    <style:style style:name="T34" style:family="text">
      <style:text-properties fo:letter-spacing="-0.014cm"/>
    </style:style>
    <style:style style:name="T35" style:family="text">
      <style:text-properties fo:letter-spacing="-0.014cm" style:text-scale="105%"/>
    </style:style>
    <style:style style:name="T36" style:family="text">
      <style:text-properties fo:letter-spacing="-0.016cm"/>
    </style:style>
    <style:style style:name="T37" style:family="text">
      <style:text-properties fo:letter-spacing="-0.016cm" style:text-scale="105%"/>
    </style:style>
    <style:style style:name="T38" style:family="text">
      <style:text-properties fo:letter-spacing="-0.101cm"/>
    </style:style>
    <style:style style:name="T39" style:family="text">
      <style:text-properties fo:letter-spacing="-0.101cm" style:font-size-complex="11pt"/>
    </style:style>
    <style:style style:name="T40" style:family="text">
      <style:text-properties fo:letter-spacing="0.002cm"/>
    </style:style>
    <style:style style:name="T41" style:family="text">
      <style:text-properties fo:letter-spacing="0.002cm" style:text-scale="105%"/>
    </style:style>
    <style:style style:name="T42" style:family="text">
      <style:text-properties fo:letter-spacing="0.002cm" style:font-size-complex="11pt"/>
    </style:style>
    <style:style style:name="T43" style:family="text">
      <style:text-properties fo:letter-spacing="-0.018cm"/>
    </style:style>
    <style:style style:name="T44" style:family="text">
      <style:text-properties fo:letter-spacing="-0.018cm" style:font-size-complex="11pt"/>
    </style:style>
    <style:style style:name="T45" style:family="text">
      <style:text-properties fo:letter-spacing="-0.009cm"/>
    </style:style>
    <style:style style:name="T46" style:family="text">
      <style:text-properties fo:letter-spacing="-0.009cm" style:font-size-complex="11pt"/>
    </style:style>
    <style:style style:name="T47" style:family="text">
      <style:text-properties fo:letter-spacing="-0.004cm"/>
    </style:style>
    <style:style style:name="T48" style:family="text">
      <style:text-properties fo:letter-spacing="-0.004cm" style:text-scale="110%"/>
    </style:style>
    <style:style style:name="T49" style:family="text">
      <style:text-properties fo:letter-spacing="-0.004cm" style:font-size-complex="11pt"/>
    </style:style>
    <style:style style:name="T50" style:family="text">
      <style:text-properties fo:letter-spacing="-0.005cm"/>
    </style:style>
    <style:style style:name="T51" style:family="text">
      <style:text-properties fo:letter-spacing="-0.005cm" fo:font-weight="bold" style:font-weight-asian="bold" style:font-weight-complex="bold" style:text-scale="105%"/>
    </style:style>
    <style:style style:name="T52" style:family="text">
      <style:text-properties fo:letter-spacing="-0.005cm" style:font-size-complex="11pt"/>
    </style:style>
    <style:style style:name="T53" style:family="text">
      <style:text-properties fo:letter-spacing="-0.023cm"/>
    </style:style>
    <style:style style:name="T54" style:family="text">
      <style:text-properties fo:letter-spacing="-0.023cm" style:text-scale="105%"/>
    </style:style>
    <style:style style:name="T55" style:family="text">
      <style:text-properties fo:letter-spacing="-0.023cm" fo:font-weight="bold" style:font-weight-asian="bold" style:font-weight-complex="bold" style:text-scale="105%"/>
    </style:style>
    <style:style style:name="T56" style:family="text">
      <style:text-properties fo:letter-spacing="-0.019cm"/>
    </style:style>
    <style:style style:name="T57" style:family="text">
      <style:text-properties fo:letter-spacing="-0.019cm" fo:font-weight="bold" style:font-weight-asian="bold" style:font-weight-complex="bold" style:text-scale="105%"/>
    </style:style>
    <style:style style:name="T58" style:family="text">
      <style:text-properties fo:letter-spacing="-0.019cm" style:font-size-complex="11pt"/>
    </style:style>
    <style:style style:name="T59" style:family="text">
      <style:text-properties fo:letter-spacing="-0.007cm"/>
    </style:style>
    <style:style style:name="T60" style:family="text">
      <style:text-properties fo:letter-spacing="-0.007cm" style:text-scale="105%"/>
    </style:style>
    <style:style style:name="T61" style:family="text">
      <style:text-properties fo:letter-spacing="-0.007cm" style:font-size-complex="11pt"/>
    </style:style>
    <style:style style:name="T62" style:family="text">
      <style:text-properties fo:letter-spacing="0.086cm"/>
    </style:style>
    <style:style style:name="T63" style:family="text">
      <style:text-properties fo:letter-spacing="-0.102cm"/>
    </style:style>
    <style:style style:name="T64" style:family="text">
      <style:text-properties fo:letter-spacing="-0.021cm"/>
    </style:style>
    <style:style style:name="T65" style:family="text">
      <style:text-properties fo:letter-spacing="-0.021cm" style:text-scale="110%"/>
    </style:style>
    <style:style style:name="T66" style:family="text">
      <style:text-properties style:text-scale="110%"/>
    </style:style>
    <style:style style:name="T67" style:family="text">
      <style:text-properties fo:letter-spacing="-0.028cm" style:text-scale="110%"/>
    </style:style>
    <style:style style:name="T68" style:family="text">
      <style:text-properties fo:letter-spacing="-0.026cm"/>
    </style:style>
    <style:style style:name="T69" style:family="text">
      <style:text-properties fo:letter-spacing="-0.026cm" style:text-scale="110%"/>
    </style:style>
    <style:style style:name="T70" style:family="text">
      <style:text-properties fo:letter-spacing="0.104cm"/>
    </style:style>
    <style:style style:name="T71" style:family="text">
      <style:text-properties fo:letter-spacing="0.004cm"/>
    </style:style>
    <style:style style:name="T72" style:family="text">
      <style:text-properties fo:letter-spacing="0.004cm" style:text-scale="105%"/>
    </style:style>
    <style:style style:name="T73" style:family="text">
      <style:text-properties fo:color="#cc00cc" loext:opacity="100%" fo:font-size="12pt" fo:font-style="italic" style:font-size-asian="12pt" style:font-style-asian="italic"/>
    </style:style>
    <style:style style:name="T74" style:family="text">
      <style:text-properties fo:color="#cc00cc" loext:opacity="100%" fo:font-size="12pt" fo:letter-spacing="-0.011cm" fo:font-style="italic" style:font-size-asian="12pt" style:font-style-asian="italic"/>
    </style:style>
    <style:style style:name="T75" style:family="text">
      <style:text-properties fo:color="#cc00cc" loext:opacity="100%" fo:font-size="12pt" fo:letter-spacing="0.03cm" fo:font-style="italic" style:font-size-asian="12pt" style:font-style-asian="italic"/>
    </style:style>
    <style:style style:name="T76" style:family="text">
      <style:text-properties fo:color="#cc00cc" loext:opacity="100%" fo:font-size="12pt" fo:letter-spacing="-0.009cm" fo:font-style="italic" style:font-size-asian="12pt" style:font-style-asian="italic"/>
    </style:style>
    <style:style style:name="T77" style:family="text">
      <style:text-properties fo:color="#cc00cc" loext:opacity="100%" fo:font-size="12pt" fo:letter-spacing="-0.012cm" fo:font-style="italic" style:font-size-asian="12pt" style:font-style-asian="italic"/>
    </style:style>
    <style:style style:name="T78" style:family="text">
      <style:text-properties fo:color="#cc00cc" loext:opacity="100%" fo:font-size="12pt" fo:letter-spacing="-0.007cm" fo:font-style="italic" style:font-size-asian="12pt" style:font-style-asian="italic"/>
    </style:style>
    <style:style style:name="T79" style:family="text">
      <style:text-properties fo:color="#cc00cc" loext:opacity="100%" fo:font-size="12pt" fo:letter-spacing="0.034cm" fo:font-style="italic" style:font-size-asian="12pt" style:font-style-asian="italic"/>
    </style:style>
    <style:style style:name="T80" style:family="text">
      <style:text-properties fo:color="#cc00cc" loext:opacity="100%" fo:font-size="12pt" fo:letter-spacing="0.032cm" fo:font-style="italic" style:font-size-asian="12pt" style:font-style-asian="italic"/>
    </style:style>
    <style:style style:name="T81" style:family="text">
      <style:text-properties fo:letter-spacing="0.014cm" style:text-scale="105%"/>
    </style:style>
    <style:style style:name="T82" style:family="text">
      <style:text-properties fo:letter-spacing="0.083cm"/>
    </style:style>
    <style:style style:name="T83" style:family="text">
      <style:text-properties fo:letter-spacing="-0.025cm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167741" style:font-weight-asian="bold" style:font-weight-complex="bold"/>
    </style:style>
    <style:style style:name="T86" style:family="text">
      <style:text-properties fo:font-weight="bold" officeooo:rsid="001910aa" style:font-weight-asian="bold" style:font-weight-complex="bold"/>
    </style:style>
    <style:style style:name="T87" style:family="text">
      <style:text-properties fo:font-weight="bold" style:font-weight-asian="bold" style:font-weight-complex="bold" style:text-scale="105%"/>
    </style:style>
    <style:style style:name="T88" style:family="text">
      <style:text-properties fo:font-weight="bold" style:font-weight-asian="bold" style:font-weight-complex="bold" style:text-scale="110%"/>
    </style:style>
    <style:style style:name="T89" style:family="text">
      <style:text-properties fo:font-weight="bold" officeooo:rsid="0062a10e" style:font-weight-asian="bold" style:font-weight-complex="bold" style:text-scale="110%"/>
    </style:style>
    <style:style style:name="T90" style:family="text">
      <style:text-properties fo:font-weight="bold" officeooo:rsid="00bfa841" style:font-weight-asian="bold" style:font-weight-complex="bold"/>
    </style:style>
    <style:style style:name="T91" style:family="text">
      <style:text-properties fo:font-weight="bold" officeooo:rsid="00bc7d47" style:font-weight-asian="bold" style:font-weight-complex="bold"/>
    </style:style>
    <style:style style:name="T92" style:family="text">
      <style:text-properties fo:font-weight="bold" officeooo:rsid="00d01567" style:font-weight-asian="bold" style:font-weight-complex="bold"/>
    </style:style>
    <style:style style:name="T93" style:family="text">
      <style:text-properties fo:font-weight="bold" officeooo:rsid="00d10b39" style:font-weight-asian="bold" style:font-weight-complex="bold"/>
    </style:style>
    <style:style style:name="T94" style:family="text">
      <style:text-properties officeooo:rsid="001910aa"/>
    </style:style>
    <style:style style:name="T95" style:family="text">
      <style:text-properties officeooo:rsid="001cc003"/>
    </style:style>
    <style:style style:name="T96" style:family="text">
      <style:text-properties officeooo:rsid="0019fa32"/>
    </style:style>
    <style:style style:name="T97" style:family="text">
      <style:text-properties officeooo:rsid="00250d0f"/>
    </style:style>
    <style:style style:name="T98" style:family="text">
      <style:text-properties officeooo:rsid="002412ff"/>
    </style:style>
    <style:style style:name="T99" style:family="text">
      <style:text-properties officeooo:rsid="00222d23"/>
    </style:style>
    <style:style style:name="T100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04aae1" loext:opacity="100%" fo:font-style="italic" style:font-style-asian="italic" style:font-style-complex="italic"/>
    </style:style>
    <style:style style:name="T102" style:family="text">
      <style:text-properties fo:color="#04aae1" loext:opacity="100%" fo:font-style="italic" style:font-style-asian="italic" style:font-style-complex="italic" style:text-scale="105%"/>
    </style:style>
    <style:style style:name="T103" style:family="text">
      <style:text-properties fo:color="#04aae1" loext:opacity="100%" fo:font-size="12pt" fo:font-style="italic" style:font-size-asian="12pt" style:font-style-asian="italic" style:text-scale="105%"/>
    </style:style>
    <style:style style:name="T104" style:family="text">
      <style:text-properties fo:color="#04aae1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105" style:family="text">
      <style:text-properties fo:color="#04aae1" loext:opacity="100%" fo:font-weight="bold" style:font-weight-asian="bold" style:font-weight-complex="bold"/>
    </style:style>
    <style:style style:name="T106" style:family="text">
      <style:text-properties fo:color="#04aae1" loext:opacity="100%" fo:font-weight="bold" style:font-weight-asian="bold" style:font-weight-complex="bold" style:text-scale="105%"/>
    </style:style>
    <style:style style:name="T107" style:family="text">
      <style:text-properties fo:color="#04aae1" loext:opacity="100%" fo:font-weight="bold" officeooo:rsid="0046fd95" style:font-weight-asian="bold" style:font-weight-complex="bold" style:text-scale="105%"/>
    </style:style>
    <style:style style:name="T108" style:family="text">
      <style:text-properties fo:color="#04aae1" loext:opacity="100%" fo:font-weight="bold" style:font-weight-asian="bold" style:font-weight-complex="bold" style:text-scale="110%"/>
    </style:style>
    <style:style style:name="T109" style:family="text">
      <style:text-properties fo:color="#04aae1" loext:opacity="100%" fo:font-weight="bold" officeooo:rsid="00474f02" style:font-weight-asian="bold" style:font-weight-complex="bold" style:text-scale="110%"/>
    </style:style>
    <style:style style:name="T110" style:family="text">
      <style:text-properties fo:color="#04aae1" loext:opacity="100%" fo:font-weight="bold" style:font-weight-asian="bold" style:font-weight-complex="bold" style:text-scale="115%"/>
    </style:style>
    <style:style style:name="T111" style:family="text">
      <style:text-properties fo:color="#04aae1" loext:opacity="100%" fo:font-weight="bold" officeooo:rsid="0049972c" style:font-weight-asian="bold" style:font-weight-complex="bold" style:text-scale="115%"/>
    </style:style>
    <style:style style:name="T112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113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114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115" style:family="text">
      <style:text-properties fo:color="#04aae1" loext:opacity="100%" fo:letter-spacing="-0.004cm" fo:font-style="italic" style:font-style-asian="italic" style:font-style-complex="italic"/>
    </style:style>
    <style:style style:name="T116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17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18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19" style:family="text">
      <style:text-properties fo:color="#04aae1" loext:opacity="100%" fo:letter-spacing="-0.012cm" fo:font-style="italic" style:font-style-asian="italic" style:font-style-complex="italic"/>
    </style:style>
    <style:style style:name="T120" style:family="text">
      <style:text-properties fo:color="#04aae1" loext:opacity="100%" fo:letter-spacing="-0.012cm" fo:font-style="italic" style:font-style-asian="italic" style:font-style-complex="italic" style:text-scale="105%"/>
    </style:style>
    <style:style style:name="T121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22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23" style:family="text">
      <style:text-properties fo:color="#04aae1" loext:opacity="100%" fo:letter-spacing="0.005cm" fo:font-style="italic" style:font-style-asian="italic" style:font-style-complex="italic"/>
    </style:style>
    <style:style style:name="T124" style:family="text">
      <style:text-properties fo:color="#04aae1" loext:opacity="100%" fo:letter-spacing="-0.005cm" fo:font-style="italic" style:font-style-asian="italic" style:font-style-complex="italic"/>
    </style:style>
    <style:style style:name="T125" style:family="text">
      <style:text-properties fo:color="#04aae1" loext:opacity="100%" fo:letter-spacing="-0.018cm" fo:font-style="italic" style:font-style-asian="italic" style:font-style-complex="italic"/>
    </style:style>
    <style:style style:name="T126" style:family="text">
      <style:text-properties fo:color="#04aae1" loext:opacity="100%" fo:letter-spacing="-0.009cm" fo:font-style="italic" style:font-style-asian="italic" style:font-style-complex="italic"/>
    </style:style>
    <style:style style:name="T127" style:family="text">
      <style:text-properties fo:color="#04aae1" loext:opacity="100%" fo:letter-spacing="0.004cm" fo:font-style="italic" style:font-style-asian="italic" style:font-style-complex="italic"/>
    </style:style>
    <style:style style:name="T128" style:family="text">
      <style:text-properties fo:color="#04aae1" loext:opacity="100%" fo:letter-spacing="-0.007cm" fo:font-style="italic" style:font-style-asian="italic" style:font-style-complex="italic"/>
    </style:style>
    <style:style style:name="T129" style:family="text">
      <style:text-properties fo:color="#04aae1" loext:opacity="100%" fo:letter-spacing="-0.011cm" fo:font-style="italic" style:font-style-asian="italic" style:font-style-complex="italic"/>
    </style:style>
    <style:style style:name="T130" style:family="text">
      <style:text-properties fo:color="#04aae1" loext:opacity="100%" fo:letter-spacing="-0.019cm" fo:font-style="italic" style:font-style-asian="italic" style:font-style-complex="italic"/>
    </style:style>
    <style:style style:name="T131" style:family="text">
      <style:text-properties fo:color="#04aae1" loext:opacity="100%" fo:letter-spacing="-0.016cm" fo:font-style="italic" style:font-style-asian="italic" style:font-style-complex="italic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letter-spacing="0.044cm" style:text-scale="110%"/>
    </style:style>
    <style:style style:name="T134" style:family="text">
      <style:text-properties fo:letter-spacing="0.005cm"/>
    </style:style>
    <style:style style:name="T135" style:family="text">
      <style:text-properties officeooo:rsid="00199140"/>
    </style:style>
    <style:style style:name="T136" style:family="text">
      <style:text-properties officeooo:rsid="001c47d2"/>
    </style:style>
    <style:style style:name="T137" style:family="text">
      <style:text-properties officeooo:rsid="001cba64"/>
    </style:style>
    <style:style style:name="T138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139" style:family="text">
      <style:text-properties style:font-name="Calibri1"/>
    </style:style>
    <style:style style:name="T140" style:family="text">
      <style:text-properties style:font-name="Calibri1" fo:font-size="12pt" style:font-size-asian="12pt"/>
    </style:style>
    <style:style style:name="T141" style:family="text">
      <style:text-properties style:font-name="Calibri1" fo:font-size="12pt" fo:letter-spacing="0.002cm" style:font-size-asian="12pt"/>
    </style:style>
    <style:style style:name="T142" style:family="text">
      <style:text-properties style:font-name="Calibri1" fo:font-size="12pt" fo:letter-spacing="-0.002cm" style:font-size-asian="12pt"/>
    </style:style>
    <style:style style:name="T143" style:family="text">
      <style:text-properties style:font-name="Calibri1" fo:font-size="12pt" fo:letter-spacing="-0.019cm" style:font-size-asian="12pt"/>
    </style:style>
    <style:style style:name="T144" style:family="text">
      <style:text-properties style:font-name="Calibri1" fo:font-weight="bold" style:font-weight-asian="bold" style:font-weight-complex="bold"/>
    </style:style>
    <style:style style:name="T145" style:family="text">
      <style:text-properties style:font-name="Calibri1" fo:font-size="11pt" style:font-size-asian="11pt" style:font-size-complex="11pt"/>
    </style:style>
    <style:style style:name="T146" style:family="text">
      <style:text-properties style:font-name="Calibri1" fo:font-size="11pt" officeooo:rsid="00b58f5a" style:font-size-asian="11pt" style:font-size-complex="11pt"/>
    </style:style>
    <style:style style:name="T147" style:family="text">
      <style:text-properties style:font-name="Calibri1" fo:font-size="11pt" fo:letter-spacing="-0.014cm" style:font-size-asian="11pt" style:font-size-complex="11pt"/>
    </style:style>
    <style:style style:name="T148" style:family="text">
      <style:text-properties style:font-name="Calibri1" fo:font-size="11pt" fo:letter-spacing="-0.012cm" style:font-size-asian="11pt" style:font-size-complex="11pt"/>
    </style:style>
    <style:style style:name="T149" style:family="text">
      <style:text-properties style:font-name="Calibri1" fo:font-size="11pt" fo:letter-spacing="-0.011cm" style:font-size-asian="11pt" style:font-size-complex="11pt"/>
    </style:style>
    <style:style style:name="T150" style:family="text">
      <style:text-properties style:font-name="Calibri1" fo:font-size="11pt" fo:letter-spacing="-0.016cm" style:font-size-asian="11pt" style:font-size-complex="11pt"/>
    </style:style>
    <style:style style:name="T151" style:family="text">
      <style:text-properties style:font-name="Calibri1" fo:font-size="11pt" fo:letter-spacing="-0.101cm" style:font-size-asian="11pt" style:font-size-complex="11pt"/>
    </style:style>
    <style:style style:name="T152" style:family="text">
      <style:text-properties style:font-name="Calibri1" fo:font-size="11pt" fo:letter-spacing="0.002cm" style:font-size-asian="11pt" style:font-size-complex="11pt"/>
    </style:style>
    <style:style style:name="T153" style:family="text">
      <style:text-properties style:font-name="Calibri1" fo:font-size="11pt" fo:letter-spacing="-0.018cm" style:font-size-asian="11pt" style:font-size-complex="11pt"/>
    </style:style>
    <style:style style:name="T154" style:family="text">
      <style:text-properties style:font-name="Calibri1" fo:font-size="11pt" fo:letter-spacing="-0.002cm" style:font-size-asian="11pt" style:font-size-complex="11pt"/>
    </style:style>
    <style:style style:name="T155" style:family="text">
      <style:text-properties style:font-name="Calibri1" fo:font-size="11pt" fo:letter-spacing="-0.004cm" style:font-size-asian="11pt" style:font-size-complex="11pt"/>
    </style:style>
    <style:style style:name="T156" style:family="text">
      <style:text-properties style:font-name="Calibri1" fo:font-size="11pt" fo:letter-spacing="-0.005cm" style:font-size-asian="11pt" style:font-size-complex="11pt"/>
    </style:style>
    <style:style style:name="T157" style:family="text">
      <style:text-properties officeooo:rsid="004b0f45"/>
    </style:style>
    <style:style style:name="T158" style:family="text">
      <style:text-properties officeooo:rsid="004ee7cd"/>
    </style:style>
    <style:style style:name="T159" style:family="text">
      <style:text-properties officeooo:rsid="004f6e70"/>
    </style:style>
    <style:style style:name="T160" style:family="text">
      <style:text-properties officeooo:rsid="0070ec86"/>
    </style:style>
    <style:style style:name="T161" style:family="text">
      <style:text-properties fo:color="#666666" loext:opacity="100%" style:font-name="Calibri1" fo:font-style="italic" style:font-style-asian="italic" style:font-style-complex="italic"/>
    </style:style>
    <style:style style:name="T162" style:family="text">
      <style:text-properties fo:color="#666666" loext:opacity="100%" style:font-name="Calibri1" fo:font-style="italic" officeooo:rsid="001cc003" style:font-style-asian="italic" style:font-style-complex="italic"/>
    </style:style>
    <style:style style:name="T163" style:family="text">
      <style:text-properties fo:color="#666666" loext:opacity="100%" style:font-name="Calibri1" fo:font-style="italic" officeooo:rsid="0019fa32" style:font-style-asian="italic" style:font-style-complex="italic"/>
    </style:style>
    <style:style style:name="T164" style:family="text">
      <style:text-properties fo:color="#666666" loext:opacity="100%" style:font-name="Calibri1" fo:font-style="italic" officeooo:rsid="00250d0f" style:font-style-asian="italic" style:font-style-complex="italic"/>
    </style:style>
    <style:style style:name="T165" style:family="text">
      <style:text-properties fo:color="#666666" loext:opacity="100%" style:font-name="Calibri1" fo:font-style="italic" officeooo:rsid="00d30889" style:font-style-asian="italic" style:font-style-complex="italic"/>
    </style:style>
    <style:style style:name="T166" style:family="text">
      <style:text-properties fo:color="#666666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167" style:family="text">
      <style:text-properties fo:color="#666666" loext:opacity="100%" style:font-name="Courier New" fo:font-weight="bold" style:font-weight-asian="bold" style:font-weight-complex="bold"/>
    </style:style>
    <style:style style:name="T168" style:family="text">
      <style:text-properties fo:color="#666666" loext:opacity="100%" style:font-name="Courier New" fo:language="en" fo:country="US" fo:font-weight="bold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9" style:family="text">
      <style:text-properties officeooo:rsid="00773a2c"/>
    </style:style>
    <style:style style:name="T170" style:family="text">
      <style:text-properties fo:letter-spacing="0.074cm"/>
    </style:style>
    <style:style style:name="T171" style:family="text">
      <style:text-properties fo:letter-spacing="0.095cm"/>
    </style:style>
    <style:style style:name="T172" style:family="text">
      <style:text-properties fo:letter-spacing="0.072cm"/>
    </style:style>
    <style:style style:name="T173" style:family="text">
      <style:text-properties fo:letter-spacing="0.097cm"/>
    </style:style>
    <style:style style:name="T174" style:family="text">
      <style:text-properties style:font-size-complex="11pt"/>
    </style:style>
    <style:style style:name="T175" style:family="text">
      <style:text-properties officeooo:rsid="005b4798" style:font-size-complex="11pt"/>
    </style:style>
    <style:style style:name="T176" style:family="text">
      <style:text-properties fo:letter-spacing="0.007cm"/>
    </style:style>
    <style:style style:name="T177" style:family="text">
      <style:text-properties fo:letter-spacing="0.085cm"/>
    </style:style>
    <style:style style:name="T178" style:family="text">
      <style:text-properties officeooo:rsid="0083859f"/>
    </style:style>
    <style:style style:name="T179" style:family="text">
      <style:text-properties fo:letter-spacing="0.102cm"/>
    </style:style>
    <style:style style:name="T180" style:family="text">
      <style:text-properties fo:letter-spacing="0.099cm"/>
    </style:style>
    <style:style style:name="T181" style:family="text">
      <style:text-properties officeooo:rsid="008547a9"/>
    </style:style>
    <style:style style:name="T182" style:family="text">
      <style:text-properties fo:letter-spacing="0.009cm"/>
    </style:style>
    <style:style style:name="T183" style:family="text">
      <style:text-properties officeooo:rsid="0092d9d1"/>
    </style:style>
    <style:style style:name="T184" style:family="text">
      <style:text-properties officeooo:rsid="00942750"/>
    </style:style>
    <style:style style:name="T185" style:family="text">
      <style:text-properties fo:letter-spacing="0.071cm"/>
    </style:style>
    <style:style style:name="T186" style:family="text">
      <style:text-properties officeooo:rsid="00a2f3e0"/>
    </style:style>
    <style:style style:name="T187" style:family="text">
      <style:text-properties officeooo:rsid="00b279f5"/>
    </style:style>
    <style:style style:name="T188" style:family="text">
      <style:text-properties officeooo:rsid="00b4302a"/>
    </style:style>
    <style:style style:name="T189" style:family="text">
      <style:text-properties officeooo:rsid="00b9750b"/>
    </style:style>
    <style:style style:name="T190" style:family="text">
      <style:text-properties officeooo:rsid="00ba3a85"/>
    </style:style>
    <style:style style:name="T191" style:family="text">
      <style:text-properties officeooo:rsid="00bb96d8"/>
    </style:style>
    <style:style style:name="T192" style:family="text">
      <style:text-properties officeooo:rsid="00c2947d"/>
    </style:style>
    <style:style style:name="T193" style:family="text">
      <style:text-properties officeooo:rsid="00cece35"/>
    </style:style>
    <style:style style:name="T194" style:family="text">
      <style:text-properties fo:color="#000080" loext:opacity="100%" style:font-name="Calibri1" fo:font-style="italic" style:font-style-asian="italic" style:font-style-complex="italic"/>
    </style:style>
    <style:style style:name="T195" style:family="text">
      <style:text-properties fo:color="#000080" loext:opacity="100%" style:font-name="Calibri1" fo:font-style="italic" officeooo:rsid="0019fa32" style:font-style-asian="italic" style:font-style-complex="italic"/>
    </style:style>
    <style:style style:name="T196" style:family="text">
      <style:text-properties officeooo:rsid="00d01567"/>
    </style:style>
    <style:style style:name="T197" style:family="text">
      <style:text-properties officeooo:rsid="00d4930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99"><text:span text:style-name="T30">Jea</text:span><text:span text:style-name="T31">n-</text:span><text:span text:style-name="T30">Baptiste</text:span><text:span text:style-name="T138"> </text:span><text:span text:style-name="T30">Lasselle</text:span></text:p>
        <text:p text:style-name="P9"><text:span text:style-name="T30">Devops</text:span><text:span text:style-name="T138"> </text:span><text:span text:style-name="T30">Quant</text:span></text:p>
        <text:p text:style-name="P9"><text:span text:style-name="T30"/></text:p>
        <text:p text:style-name="P64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0">Who I am </text:p>
            </table:table-cell>
            <table:table-cell table:style-name="Tableau1.A1" office:value-type="string">
              <text:p text:style-name="P110"><text:span text:style-name="T94">I code with </text:span><text:span text:style-name="T86">terraform, </text:span><text:span text:style-name="T92">packer,</text:span><text:span text:style-name="T94"> </text:span><text:span text:style-name="T93">pu</text:span><text:span text:style-name="T86">lumi</text:span><text:span text:style-name="T94">, I dive into app code with developers, </text:span>I <text:span text:style-name="T86">automate everything</text:span><text:span text:style-name="T94"> about </text:span>infrastructures. <text:span text:style-name="T94">I am a </text:span><text:span text:style-name="T84">Gitops</text:span> <text:span text:style-name="T94">and </text:span><text:span text:style-name="T86">Infrastructure As Code</text:span><text:span text:style-name="T94"> evangelist</text:span>. I love understanding, learning and implementing new ideas within my team, And everywhere, I love challenges ! </text:p>
              <text:p text:style-name="P110"/>
            </table:table-cell>
          </table:table-row>
          <table:table-row>
            <table:table-cell table:style-name="Tableau1.A1" office:value-type="string">
              <text:p text:style-name="P11">My best friends list</text:p>
            </table:table-cell>
            <table:table-cell table:style-name="Tableau1.A1" office:value-type="string">
              <text:p text:style-name="P117"><text:span text:style-name="T161">Kubernetes, Terraform, </text:span><text:span text:style-name="T165">Packer, </text:span><text:span text:style-name="T161">Pulumi, </text:span><text:span text:style-name="T162">FluxCD,</text:span><text:span text:style-name="T161"> </text:span><text:span text:style-name="T162">Atlantis, </text:span><text:span text:style-name="T161">Circle CI, </text:span><text:span text:style-name="T163">Gitlab CI, </text:span><text:span text:style-name="T164">Tekton,</text:span><text:span text:style-name="T161"> Jenkins, Openstack, Ansible Tower </text:span><text:span text:style-name="T163">(AWX)</text:span><text:span text:style-name="T161">, PXE Booting, Secrethub, HashiCorp Vault, Docker, Docker Compose, K3D, </text:span><text:span text:style-name="T164">Minio, Nginx, </text:span><text:span text:style-name="T161">Traefik, Linux shell bash / sh, Ubuntu, CentOS, Debian, Alpine, TypeScript/NodeJS, </text:span><text:span text:style-name="T163">React, Tailwind CSS</text:span><text:span text:style-name="T161">, ViteJS, </text:span><text:a xlink:type="simple" xlink:href="https://gohugo.io/" text:style-name="Internet_20_link" text:visited-style-name="Visited_20_Internet_20_Link"><text:span text:style-name="T194">https://gohugo.io</text:span></text:a><text:span text:style-name="T161"> </text:span><text:a xlink:type="simple" xlink:href="https://astro.build/" text:style-name="Internet_20_link" text:visited-style-name="Visited_20_Internet_20_Link"><text:span text:style-name="T195">https://astro.build</text:span></text:a><text:span text:style-name="T163"> , Golang, Python, MAVEN</text:span></text:p>
              <text:p text:style-name="P117"><text:span text:style-name="T163"/></text:p>
            </table:table-cell>
          </table:table-row>
          <table:table-row>
            <table:table-cell table:style-name="Tableau1.A1" office:value-type="string">
              <text:p text:style-name="P10">I usually devops’n CI/CD with </text:p>
            </table:table-cell>
            <table:table-cell table:style-name="Tableau1.A1" office:value-type="string">
              <text:p text:style-name="P110">Terraform, <text:span text:style-name="T197">Packer, </text:span>Pulumi, <text:span text:style-name="T95">FluxCD, Atlantis, </text:span>Circle CI, <text:span text:style-name="T96">Gitlab CI, </text:span><text:span text:style-name="T97">Tekton,</text:span> Jenkins, Ansible Tower <text:span text:style-name="T96">(AWX)</text:span>, <text:span text:style-name="T97">shell scripting (sh/bash)</text:span></text:p>
              <text:p text:style-name="P113">Azure, AWS, GCP, OVH, Openstack</text:p>
            </table:table-cell>
          </table:table-row>
        </table:table>
        <text:p text:style-name="P65"/>
        <text:p text:style-name="P65"/>
        <text:p text:style-name="P65"/>
        <text:p text:style-name="P65"/>
        <text:p text:style-name="P111">I started as a developer many years ago.</text:p>
        <text:p text:style-name="P111">Since 2015, I am focused on how to develop and operate softwares in a cloud world.</text:p>
        <text:p text:style-name="P111">In a word, I love <text:span text:style-name="T193">coding and </text:span>automating everything.</text:p>
        <text:p text:style-name="P109"/>
        <text:p text:style-name="P111">I today am A <text:span text:style-name="T84">Gitops</text:span> <text:span text:style-name="T98">f</text:span>anatic, an <text:span text:style-name="T84">Evangelist</text:span> in love with <text:span text:style-name="T99">automation, </text:span>Cybernetics <text:span text:style-name="T99">is a concept i am really keen on</text:span> (Kubernetes Controllers, Operators, AutoScalability, self-healing abilities).</text:p>
        <text:p text:style-name="P109"/>
        <text:p text:style-name="P112">My interests today are:</text:p>
        <text:list text:style-name="L1">
          <text:list-item>
            <text:p text:style-name="P217"><text:span text:style-name="T139">Designing and implementing </text:span><text:span text:style-name="T144">Infrastructure As Code</text:span><text:span text:style-name="T139"> the gitops way</text:span></text:p>
          </text:list-item>
          <text:list-item>
            <text:p text:style-name="P204">Developing <text:span text:style-name="T84">terrafrom providers</text:span>, and <text:span text:style-name="T84">terraform-compatible cloud providers</text:span></text:p>
          </text:list-item>
          <text:list-item>
            <text:p text:style-name="P204"><text:span text:style-name="T132">Developing</text:span><text:span text:style-name="T84"> </text:span><text:span text:style-name="T85">Kubernetes Operators</text:span></text:p>
          </text:list-item>
        </text:list>
      </text:section>
      <text:p text:style-name="P123"/>
      <text:p text:style-name="P201"><text:bookmark text:name="Professional Experiences"/>Professional Experiences</text:p>
      <text:p text:style-name="P12"/>
      <text:h text:style-name="P118" text:outline-level="3">&gt; Limagrain</text:h>
      <text:p text:style-name="P72"><text:span text:style-name="T18"/></text:p>
      <text:p text:style-name="P75"><text:span text:style-name="T18">Devops,</text:span><text:span text:style-name="T21"> </text:span><text:span text:style-name="T22">terraform SME</text:span></text:p>
      <text:p text:style-name="P73">0<text:span text:style-name="T135">9</text:span>/202<text:span text:style-name="T135">3</text:span><text:span text:style-name="T26"> </text:span>-<text:span text:style-name="T26"> </text:span>0<text:span text:style-name="T135">2</text:span>/202<text:span text:style-name="T135">4</text:span></text:p>
      <text:p text:style-name="P74"/>
      <text:p text:style-name="P55">Project Context: At Limagrain, a business critical, internally developed app, had only one environment, and no production env. I was in charge of building the missing production environment.</text:p>
      <text:p text:style-name="P55"/>
      <text:p text:style-name="P55">In charge of building the production environment, I was first assigned the task of auditing the whole p<text:span text:style-name="T189">r</text:span>oject, both in terms of infrastructure, and CI/CD.</text:p>
      <text:p text:style-name="P55"/>
      <text:p text:style-name="P55">I produced a first executive summary, providing opinionated recommendations.</text:p>
      <text:p text:style-name="P55">My two main recommendations were: </text:p>
      <text:list text:style-name="L2">
        <text:list-item>
          <text:p text:style-name="P218">to automate "everything": both the infrastructure management with <text:span text:style-name="T84">terraform</text:span>, and the dev CI/CD</text:p>
        </text:list-item>
        <text:list-item>
          <text:p text:style-name="P218">to spin up isolated environments to promote releases from dev, to staging, UAT, up to the production.</text:p>
        </text:list-item>
      </text:list>
      <text:p text:style-name="P56"/>
      <text:p text:style-name="P106"><text:span text:style-name="T136">Duties</text:span> and achievements</text:p>
      <text:list text:style-name="L3">
        <text:list-item>
          <text:p text:style-name="P219">I was then in charge of implementing my recommendations, <text:span text:style-name="T84">working with the Dev Team (5 developers), on one end, and the </text:span><text:span text:style-name="T90">core </text:span><text:span text:style-name="T84">infrastructure teams</text:span> (compute, identity, network, security teams), on the other hand.</text:p>
        </text:list-item>
        <text:list-item>
          <text:p text:style-name="P219">I was invited to <text:span text:style-name="T84">architecture labs</text:span>, to give a <text:span text:style-name="T84">talk on terraform</text:span> and infrastructure as code concepts. My talk was very appreciated, so that other departments requested to have <text:span text:style-name="T84">knowledge sharing workshop</text:span> with me.</text:p>
        </text:list-item>
        <text:list-item>
          <text:p text:style-name="P219">I was required to attend the validation gates meetings, required to allow the app to go to produ<text:span text:style-name="T137">c</text:span>tion. <text:span text:style-name="T190">My role was to answer the question about </text:span><text:span text:style-name="T191">infrastructure and automation </text:span><text:span text:style-name="T190">de</text:span><text:span text:style-name="T191">s</text:span><text:span text:style-name="T190">ign choices details.</text:span></text:p>
        </text:list-item>
        <text:list-item>
          <text:p text:style-name="P219">Terraform was not used at all in the project, and I <text:span text:style-name="T84">convinced</text:span> the management, and the <text:span text:style-name="T192">core</text:span> infrastructure teams, <text:span text:style-name="T84">to start using terraform for infras</text:span><text:span text:style-name="T91">t</text:span><text:span text:style-name="T84">ructure management</text:span>, especially in <text:span text:style-name="T84">production</text:span>.</text:p>
        </text:list-item>
        <text:list-item>
          <text:p text:style-name="P219">In less than 4 months, I brought up with terraform, 3 new isolated environments, DEV, UAT and production. I also found and solved a couple of very complex issues integrating Azure cloud components and Microsoft Dynamics.</text:p>
        </text:list-item>
        <text:list-item>
          <text:p text:style-name="P219">The terraform achievements, my <text:span text:style-name="T84">evangelist</text:span> conviction, added to the support of the new architect in the Dev team, and the project managers, resulted in a real victory: In January 2024, several dedicated Azure subscriptions were given to the Dev Team department, where initially a single Azure subscription had to be shared with other departments!</text:p>
        </text:list-item>
      </text:list>
      <text:p text:style-name="P205">Tech</text:p>
      <text:list xml:id="list3778660241" text:style-name="WWNum1">
        <text:list-item>
          <text:p text:style-name="P220"><text:span text:style-name="T100">Devops stack</text:span>:  <text:span text:style-name="T84">Terraform, Helm, kubectl, Docker</text:span>, <text:span text:style-name="T84">Azure AKS / App Gateway Ingress Controller (AGIC), Azure Functions, Azure CosmoDB, Azure EventHub</text:span>, Azure Devops (Pipelines), Azure Managed identities / Service Principals, <text:span text:style-name="T84">Azure networking - vnet, subnets, private endpoints</text:span>, Artifactory, shell scripting (sh, bash).</text:p>
        </text:list-item>
        <text:list-item>
          <text:p text:style-name="P220"><text:span text:style-name="T100">OS</text:span>: Windows Server,  many dockerized Linux distros for CI/CD.</text:p>
        </text:list-item>
        <text:list-item>
          <text:p text:style-name="P220"><text:span text:style-name="T101">Dev stack</text:span>: I mainly used terraform and did only Infra As Code. I only had once to dive into code, to be able to shell script the full build from source of the Dotnet Azure Functions.</text:p>
        </text:list-item>
      </text:list>
      <text:p text:style-name="P25"/>
      <text:p text:style-name="P80"/>
      <text:h text:style-name="P20" text:outline-level="3"><text:soft-page-break/><text:span text:style-name="T113">&gt; </text:span><text:span text:style-name="T114">Michelin</text:span></text:h>
      <text:p text:style-name="P22"><text:span text:style-name="T18"/></text:p>
      <text:p text:style-name="P78"><text:span text:style-name="T18">Devops </text:span><text:span text:style-name="T19">Lead</text:span></text:p>
      <text:p text:style-name="P23"><text:span text:style-name="T160">11</text:span>/202<text:span text:style-name="T160">2</text:span><text:span text:style-name="T26"> </text:span>-<text:span text:style-name="T26"> </text:span>0<text:span text:style-name="T160">9</text:span>/202<text:span text:style-name="T160">3</text:span></text:p>
      <text:p text:style-name="P24"/>
      <text:p text:style-name="P55">Project Context: At Michelin,  Data Engineering / AI Project</text:p>
      <text:p text:style-name="P55"/>
      <text:p text:style-name="Standard"><text:span text:style-name="T139">I was in charge of managing all Azure resources with </text:span><text:span text:style-name="T144">terraform </text:span><text:span text:style-name="T139">(Azure Storage Accounts, vnet/sbnets, VMs, managed identities, service principals, etc…).</text:span></text:p>
      <text:p text:style-name="Standard"/>
      <text:p text:style-name="P55">I was involved with 2 Data engineer SMEs, to <text:span text:style-name="T84">re-design and implement</text:span> the whole </text:p>
      <text:p text:style-name="P55"><text:span text:style-name="T84">Data Engineering platform</text:span>. <text:span text:style-name="T169">I was working on the CI/CD</text:span> <text:span text:style-name="T169">scope. The new design involved</text:span> a <text:span text:style-name="T84">migration from</text:span> an <text:span text:style-name="T84">{Azure Data Factory / ADF Pipelines} stack</text:span>, to a much more advanced, <text:span text:style-name="T84">Python</text:span>-based, <text:span text:style-name="T84">{Databricks + Snowflake} Stack</text:span>.</text:p>
      <text:p text:style-name="P55"/>
      <text:p text:style-name="P55">The new data engineering platform processed data by executing Python code, and therefore needed a fully fledged Python CI/CD.</text:p>
      <text:p text:style-name="P55"/>
      <text:p text:style-name="P108"><text:span text:style-name="T136">Duties</text:span> and achievements</text:p>
      <text:p text:style-name="P108"/>
      <text:list text:style-name="L4">
        <text:list-item>
          <text:p text:style-name="P221">Managing of **<text:span text:style-name="T84">Azure</text:span>** resources with <text:span text:style-name="T84">terraform</text:span>: <text:span text:style-name="T132">Databricks</text:span> workspaces, Azure Account Storage, networks, Azure Key Vaults, Managed Identities, R-Studio VMs, MongoDB clusters, etc…</text:p>
        </text:list-item>
        <text:list-item>
          <text:p text:style-name="P221">**<text:span text:style-name="T84">Modularization of terraform code</text:span>**, management of terraform state: **<text:span text:style-name="T84">terraform modules</text:span>**, terraform private registry, terraform state into Azure Account storage container</text:p>
        </text:list-item>
        <text:list-item>
          <text:p text:style-name="P221">Design of **<text:span text:style-name="T84">CI/CD Modules</text:span>**, **CI/CD runners** Docker images (Python code)</text:p>
        </text:list-item>
        <text:list-item>
          <text:p text:style-name="P221">Design of **<text:span text:style-name="T84">CI/CD Pipelines</text:span>**: **<text:span text:style-name="T84">Git workflows</text:span>**, **<text:span text:style-name="T84">Gitlab</text:span>** release automation with <text:span text:style-name="T167">gitlab-cli</text:span>, <text:span text:style-name="T84">python</text:span> packages deployment to databricks (**<text:span text:style-name="T84">databricks scheduled jobs</text:span>**), snowflake (with liquibase).</text:p>
        </text:list-item>
        <text:list-item>
          <text:p text:style-name="P223"><text:span text:style-name="T139">Design of **Documentation**: </text:span><text:span text:style-name="T168">astro</text:span><text:span text:style-name="T139">/</text:span><text:span text:style-name="T168">hugo</text:span><text:span text:style-name="T139"> documentation repo with automation based on Gitlab CI/CD pipelines.</text:span></text:p>
        </text:list-item>
      </text:list>
      <text:p text:style-name="P66"><text:span text:style-name="T166"/></text:p>
      <text:p text:style-name="P214">Tech</text:p>
      <text:list text:continue-list="list3778660241" text:style-name="WWNum1">
        <text:list-item>
          <text:p text:style-name="P222"><text:span text:style-name="T100">Devops stack</text:span>: Databricks, dbx, Snowflake, dbt, Terraform, Helm, Docker, Kubernetes, Azure, azcopy, Gitlab, Artifactory, shell scripting (sh, bash), make.</text:p>
        </text:list-item>
        <text:list-item>
          <text:p text:style-name="P222"><text:span text:style-name="T100">OS</text:span>: Windows Server, CentOS, many dockerized Linux distros for CI/CD.</text:p>
        </text:list-item>
        <text:list-item>
          <text:p text:style-name="P222"><text:span text:style-name="T101">Dev stack</text:span>: Python, Python setuptools, NodeJS TypeScript, Astro, Hugo.</text:p>
        </text:list-item>
      </text:list>
      <text:p text:style-name="P21"/>
      <text:p text:style-name="P81"/>
      <text:p text:style-name="P81"/>
      <text:p text:style-name="P81"/>
      <text:p text:style-name="P81"/>
      <text:h text:style-name="P14" text:outline-level="3"><text:span text:style-name="T112">&gt; Gravitee</text:span><text:span text:style-name="T116"> </text:span><text:span text:style-name="T117">Source</text:span></text:h>
      <text:h text:style-name="P14" text:outline-level="3"><text:span text:style-name="T117"/></text:h>
      <text:p text:style-name="P76"><text:span text:style-name="T18">Devops</text:span><text:span text:style-name="T21"> </text:span><text:span text:style-name="T18">Engineer,</text:span><text:span text:style-name="T21"> </text:span><text:span text:style-name="T18">Kubernetes</text:span><text:span text:style-name="T21"> </text:span><text:span text:style-name="T18">Team</text:span></text:p>
      <text:p text:style-name="P83">07/2020<text:span text:style-name="T26"> </text:span>-<text:span text:style-name="T26"> </text:span>03/2022</text:p>
      <text:p text:style-name="P87"/>
      <text:p text:style-name="P1"><text:span text:style-name="T145">Devops</text:span><text:span text:style-name="T147"> </text:span><text:span text:style-name="T145">at</text:span><text:span text:style-name="T148"> </text:span><text:span text:style-name="T145">Gravitee,</text:span><text:span text:style-name="T148"> </text:span><text:span text:style-name="T145">Kubernetes</text:span><text:span text:style-name="T147"> </text:span><text:span text:style-name="T145">SME,</text:span><text:span text:style-name="T148"> </text:span><text:span text:style-name="T145">I</text:span><text:span text:style-name="T148"> </text:span><text:span text:style-name="T145">competely</text:span><text:span text:style-name="T148"> </text:span><text:span text:style-name="T145">re-designed</text:span><text:span text:style-name="T148"> </text:span><text:span text:style-name="T145">i</text:span><text:span text:style-name="T147"> </text:span><text:span text:style-name="T145">re-implemented</text:span><text:span text:style-name="T149"> </text:span><text:span text:style-name="T145">the</text:span><text:span text:style-name="T150"> </text:span><text:span text:style-name="T145">whole</text:span><text:span text:style-name="T149"> </text:span><text:span text:style-name="T145">Gravitee</text:span><text:span text:style-name="T149"> </text:span><text:span text:style-name="T145">CI</text:span><text:span text:style-name="T151"> </text:span><text:span text:style-name="T145">CD, migrating from Jenkins to Circle CI on the way. I can say that I today am a top expert about Circle</text:span><text:span text:style-name="T151"> </text:span><text:span text:style-name="T145">CI and Gitops absed CICD. I am extremely proud that I had the opportunity to work with the</text:span><text:span text:style-name="T152"> </text:span><text:a xlink:type="simple" xlink:href="https://gravitee.io/" text:style-name="Standard" text:visited-style-name="Standard"><text:span text:style-name="T15">https://gravitee.io</text:span><text:span text:style-name="T16"> </text:span></text:a><text:span text:style-name="T145">Team,</text:span><text:span text:style-name="T150"> </text:span><text:span text:style-name="T145">a</text:span><text:span text:style-name="T150"> </text:span><text:span text:style-name="T145">World</text:span><text:span text:style-name="T147"> </text:span><text:span text:style-name="T145">Class</text:span><text:span text:style-name="T147"> </text:span><text:span text:style-name="T145">Team</text:span><text:span text:style-name="T153"> </text:span><text:span text:style-name="T145">of</text:span><text:span text:style-name="T147"> </text:span><text:span text:style-name="T145">Software</text:span><text:span text:style-name="T153"> </text:span><text:span text:style-name="T145">Engineers,</text:span><text:span text:style-name="T147"> </text:span><text:span text:style-name="T145">from</text:span><text:span text:style-name="T150"> </text:span><text:span text:style-name="T145">which</text:span><text:span text:style-name="T147"> </text:span><text:span text:style-name="T145">i</text:span><text:span text:style-name="T150"> </text:span><text:span text:style-name="T145">deeply</text:span><text:span text:style-name="T147"> </text:span><text:span text:style-name="T145">learned</text:span><text:span text:style-name="T147"> </text:span><text:span text:style-name="T145">about</text:span><text:span text:style-name="T151"> </text:span><text:span text:style-name="T145">many stopics. I also there learned </text:span><text:soft-page-break/><text:span text:style-name="T145">a lot about what is, and what brings, cybernetics in the real cloud</text:span><text:span text:style-name="T152"> </text:span><text:span text:style-name="T145">industry</text:span><text:span text:style-name="T154"> </text:span><text:span text:style-name="T145">world.</text:span></text:p>
      <text:p text:style-name="P90"/>
      <text:p text:style-name="P114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91"/>
      <text:list text:continue-numbering="true" text:style-name="WWNum1">
        <text:list-item>
          <text:p text:style-name="P126">Full<text:span text:style-name="T20"> </text:span>design,<text:span text:style-name="T45"> </text:span>implementation,<text:span text:style-name="T45"> </text:span>and<text:span text:style-name="T45"> </text:span>migration<text:span text:style-name="T45"> </text:span>of<text:span text:style-name="T45"> </text:span>the<text:span text:style-name="T45"> </text:span>whole<text:span text:style-name="T59"> </text:span>of<text:span text:style-name="T45"> </text:span>the<text:span text:style-name="T45"> </text:span>Gravitee<text:span text:style-name="T59"> </text:span>CICD<text:span text:style-name="T45"> </text:span>System.<text:span text:style-name="T20"> </text:span>In<text:span text:style-name="T38"> </text:span>particular,<text:span text:style-name="T45"> </text:span>I<text:span text:style-name="T45"> </text:span>had<text:span text:style-name="T45"> </text:span>to<text:span text:style-name="T50"> </text:span>design<text:span text:style-name="T45"> </text:span>and<text:span text:style-name="T59"> </text:span>implement<text:span text:style-name="T45"> </text:span>a<text:span text:style-name="T45"> </text:span>very<text:span text:style-name="T59"> </text:span>unique<text:span text:style-name="T59"> </text:span>CICD<text:span text:style-name="T59"> </text:span>component,<text:span text:style-name="T45"> </text:span>using<text:span text:style-name="T45"> </text:span>NodeJS</text:p>
        </text:list-item>
      </text:list>
      <text:p text:style-name="P26">TypeScript<text:span text:style-name="T34"> </text:span>RxJS,<text:span text:style-name="T24"> </text:span>a<text:span text:style-name="T24"> </text:span>component<text:span text:style-name="T34"> </text:span>to<text:span text:style-name="T45"> </text:span>orchestrate<text:span text:style-name="T34"> </text:span>Pipeline<text:span text:style-name="T20"> </text:span>executions<text:span text:style-name="T20"> </text:span>in<text:span text:style-name="T24"> </text:span>a<text:span text:style-name="T24"> </text:span>multi<text:span text:style-name="T34"> </text:span>git<text:span text:style-name="T24"> </text:span>repository<text:span text:style-name="T38"> </text:span>context,<text:span text:style-name="T47"> </text:span>bringing<text:span text:style-name="T47"> </text:span>scalability<text:span text:style-name="T47"> </text:span>and<text:span text:style-name="T47"> </text:span>removing<text:span text:style-name="T47"> </text:span>Single<text:span text:style-name="T26"> </text:span>Points<text:span text:style-name="T50"> </text:span>of<text:span text:style-name="T47"> </text:span>Failures.</text:p>
      <text:list text:continue-numbering="true" text:style-name="WWNum1">
        <text:list-item>
          <text:p text:style-name="P127">Implementation<text:span text:style-name="T45"> </text:span>of<text:span text:style-name="T45"> </text:span>all<text:span text:style-name="T45"> </text:span>standard<text:span text:style-name="T45"> </text:span>operations<text:span text:style-name="T45"> </text:span>using<text:span text:style-name="T45"> </text:span>pure<text:span text:style-name="T50"> </text:span>infra<text:span text:style-name="T20"> </text:span>as<text:span text:style-name="T45"> </text:span>code<text:span text:style-name="T45"> </text:span>of<text:span text:style-name="T45"> </text:span>gravitee<text:span text:style-name="T59"> </text:span>hosted<text:span text:style-name="T59"> </text:span>offers<text:span text:style-name="T38"> </text:span>(deployment,<text:span text:style-name="T20"> </text:span>backup,<text:span text:style-name="T20"> </text:span>restore,<text:span text:style-name="T20"> </text:span>upgrades,<text:span text:style-name="T20"> </text:span>downgrades,<text:span text:style-name="T20"> </text:span>cloud<text:span text:style-name="T59"> </text:span>provider<text:span text:style-name="T20"> </text:span>migrations,<text:span text:style-name="T20"> </text:span>etc.).</text:p>
        </text:list-item>
        <text:list-item>
          <text:p text:style-name="P157">Design<text:span text:style-name="T64"> </text:span>of<text:span text:style-name="T56"> </text:span>hosted<text:span text:style-name="T56"> </text:span>saas<text:span text:style-name="T64"> </text:span>offers<text:span text:style-name="T56"> </text:span>fo<text:span text:style-name="T56"> </text:span>the<text:span text:style-name="T56"> </text:span>Gravitee<text:span text:style-name="T43"> </text:span>API<text:span text:style-name="T64"> </text:span>Gateway,</text:p>
        </text:list-item>
        <text:list-item>
          <text:p text:style-name="P159">Design<text:span text:style-name="T43"> </text:span>of<text:span text:style-name="T36"> </text:span>best<text:span text:style-name="T43"> </text:span>architecture<text:span text:style-name="T34"> </text:span>practices<text:span text:style-name="T36"> </text:span>for<text:span text:style-name="T170"> </text:span>Gravitee<text:span text:style-name="T43"> </text:span>API<text:span text:style-name="T43"> </text:span>Gateway<text:span text:style-name="T36"> </text:span>users.</text:p>
        </text:list-item>
        <text:list-item>
          <text:p text:style-name="P159">Circle<text:span text:style-name="T56"> </text:span>CI<text:span text:style-name="T56"> </text:span>Evangelist<text:span text:style-name="T56"> </text:span>for<text:span text:style-name="T56"> </text:span>the<text:span text:style-name="T56"> </text:span>Dev<text:span text:style-name="T56"> </text:span>Engineers</text:p>
        </text:list-item>
        <text:list-item>
          <text:p text:style-name="P159">Training<text:span text:style-name="T64"> </text:span>junior<text:span text:style-name="T64"> </text:span>devops<text:span text:style-name="T64"> </text:span>engineers</text:p>
        </text:list-item>
        <text:list-item>
          <text:p text:style-name="P159">Kubernetes<text:span text:style-name="T26"> </text:span>SME</text:p>
        </text:list-item>
        <text:list-item>
          <text:p text:style-name="P128">Level<text:span text:style-name="T36"> </text:span>3<text:span text:style-name="T34"> </text:span>Support<text:span text:style-name="T34"> </text:span>for<text:span text:style-name="T34"> </text:span>Gravitee<text:span text:style-name="T20"> </text:span>Customers,<text:span text:style-name="T34"> </text:span>example<text:span text:style-name="T20">:</text:span><text:span text:style-name="T34"> </text:span>design<text:span text:style-name="T24"> </text:span>and<text:span text:style-name="T24"> </text:span>provisioning<text:span text:style-name="T34"> </text:span>of<text:span text:style-name="T24"> </text:span>a<text:span text:style-name="T24"> </text:span>VPN<text:span text:style-name="T38"> </text:span>Gateway<text:span text:style-name="T26"> </text:span>between<text:span text:style-name="T26"> </text:span>Azure<text:span text:style-name="T26"> </text:span>and<text:span text:style-name="T26"> </text:span>Google<text:span text:style-name="T26"> </text:span>GCP</text:p>
        </text:list-item>
      </text:list>
      <text:p text:style-name="P82"/>
      <text:p text:style-name="P206">Tech</text:p>
      <text:p text:style-name="P92"/>
      <text:list text:continue-numbering="true" text:style-name="WWNum1">
        <text:list-item>
          <text:p text:style-name="P161"><text:span text:style-name="T101">Devops</text:span><text:span text:style-name="T119"> </text:span><text:span text:style-name="T101">stack</text:span><text:span text:style-name="T59">:</text:span><text:span text:style-name="T20"> </text:span>Pulumi,<text:span text:style-name="T24"> </text:span>Terraform,<text:span text:style-name="T45"> </text:span>Helm,<text:span text:style-name="T20"> </text:span>Docker,<text:span text:style-name="T20"> </text:span>Kubernetes,<text:span text:style-name="T24"> </text:span>K3D,<text:span text:style-name="T20"> </text:span>Azure<text:span text:style-name="T34"> </text:span>AKS,<text:span text:style-name="T20"> </text:span>AWS<text:span text:style-name="T24"> </text:span>EKS,<text:span text:style-name="T38"> </text:span>FluxCD.</text:p>
        </text:list-item>
        <text:list-item>
          <text:p text:style-name="P172"><text:span text:style-name="T101">OS</text:span><text:span text:style-name="T50">: </text:span>Debian,<text:span text:style-name="T47"> </text:span>alpine,<text:span text:style-name="T47"> </text:span>and<text:span text:style-name="T26"> </text:span>many<text:span text:style-name="T50"> </text:span>dockerized<text:span text:style-name="T47"> </text:span>Linux<text:span text:style-name="T47"> </text:span>distros</text:p>
        </text:list-item>
        <text:list-item>
          <text:p text:style-name="P173"><text:span text:style-name="T101">Dev</text:span><text:span text:style-name="T124"> </text:span><text:span text:style-name="T101">stack</text:span><text:span text:style-name="T26">:</text:span><text:span text:style-name="T171"> </text:span>NodeJS<text:span text:style-name="T50">/</text:span>TypeScript,<text:span text:style-name="T50"> </text:span>Python,<text:span text:style-name="T50"> </text:span>bash<text:span text:style-name="T50"> </text:span>/sh<text:span text:style-name="T47"> </text:span>shell,<text:span text:style-name="T50"> </text:span>Golang.</text:p>
        </text:list-item>
      </text:list>
      <text:h text:style-name="P119" text:outline-level="3">&gt; CRESH.EU</text:h>
      <text:h text:style-name="P13" text:outline-level="3"><text:span text:style-name="T105"/></text:h>
      <text:p text:style-name="P77"><text:span text:style-name="T18">Devops</text:span><text:span text:style-name="T54"> </text:span><text:span text:style-name="T18">Engineer</text:span></text:p>
      <text:p text:style-name="P83">05/2020 – 08/2019</text:p>
      <text:p text:style-name="P87"/>
      <text:p text:style-name="P2"><text:span text:style-name="T145">At </text:span><text:a xlink:type="simple" xlink:href="https://cresh.eu/" text:style-name="Standard" text:visited-style-name="Standard"><text:span text:style-name="T15">https://cresh.eu</text:span></text:a><text:span text:style-name="T145">, a small french Startup, I worked on designing and implementing the entire Cloud</text:span><text:span text:style-name="T152"> </text:span><text:span text:style-name="T145">Infrastruture,</text:span><text:span text:style-name="T147"> </text:span><text:span text:style-name="T145">100</text:span><text:span text:style-name="T149"> </text:span><text:span text:style-name="T145">%</text:span><text:span text:style-name="T148"> </text:span><text:span text:style-name="T145">Kubernetes</text:span><text:span text:style-name="T148"> </text:span><text:span text:style-name="T145">based</text:span><text:span text:style-name="T147">:</text:span><text:span text:style-name="T148"> </text:span><text:span text:style-name="T145">Cresh</text:span><text:span text:style-name="T147"> </text:span><text:span text:style-name="T145">offer</text:span><text:span text:style-name="T148"> </text:span><text:span text:style-name="T145">is</text:span><text:span text:style-name="T147"> </text:span><text:span text:style-name="T145">a</text:span><text:span text:style-name="T147"> </text:span><text:span text:style-name="T145">SAS</text:span><text:span text:style-name="T148"> </text:span><text:span text:style-name="T145">Offer,</text:span><text:span text:style-name="T147"> </text:span><text:span text:style-name="T145">an</text:span><text:span text:style-name="T149"> </text:span><text:span text:style-name="T145">innovative</text:span><text:span text:style-name="T150"> </text:span><text:span text:style-name="T145">b2b</text:span><text:span text:style-name="T148"> </text:span><text:span text:style-name="T145">payment</text:span><text:span text:style-name="T147"> </text:span><text:span text:style-name="T145">solution.</text:span><text:span text:style-name="T151"> </text:span><text:span text:style-name="T145">AWS EKS, Helm deployment of dev’s work, Gravitee API Gateway. </text:span><text:a xlink:type="simple" xlink:href="https://gravitee.io/" text:style-name="Standard" text:visited-style-name="Standard"><text:span text:style-name="T15">https://gravitee.io</text:span><text:span text:style-name="T17"> </text:span></text:a><text:span text:style-name="T145">founders heard</text:span><text:span text:style-name="T152"> </text:span><text:span text:style-name="T145">of</text:span><text:span text:style-name="T154"> </text:span><text:span text:style-name="T145">me</text:span><text:span text:style-name="T154"> </text:span><text:span text:style-name="T145">because</text:span><text:span text:style-name="T154"> </text:span><text:span text:style-name="T145">of</text:span><text:span text:style-name="T154"> </text:span><text:span text:style-name="T145">the</text:span><text:span text:style-name="T152"> </text:span><text:span text:style-name="T145">work I did</text:span><text:span text:style-name="T154"> </text:span><text:span text:style-name="T145">there</text:span><text:span text:style-name="T154"> </text:span><text:span text:style-name="T145">at cresh.</text:span></text:p>
      <text:p text:style-name="P41"/>
      <text:p text:style-name="P29">Small<text:span text:style-name="T24"> </text:span>Startup<text:span text:style-name="T20"> </text:span>when<text:span text:style-name="T20"> </text:span>I<text:span text:style-name="T24"> </text:span>helped<text:span text:style-name="T45"> </text:span>them,<text:span text:style-name="T20"> </text:span>I<text:span text:style-name="T20"> </text:span>was<text:span text:style-name="T20"> </text:span>at<text:span text:style-name="T20"> </text:span>the<text:span text:style-name="T34"> </text:span>time<text:span text:style-name="T24"> </text:span>the<text:span text:style-name="T45"> </text:span>only<text:span text:style-name="T24"> </text:span>devops<text:span text:style-name="T20"> </text:span>engineer,<text:span text:style-name="T20"> </text:span>and<text:span text:style-name="T20"> </text:span>massively<text:span text:style-name="T45"> </text:span>used<text:span text:style-name="T38"> </text:span>Pulumi<text:span text:style-name="T26"> </text:span>and Terraform.</text:p>
      <text:p text:style-name="P42"/>
      <text:p text:style-name="P29">Having<text:span text:style-name="T24"> </text:span>major<text:span text:style-name="T20"> </text:span>architecture<text:span text:style-name="T20"> </text:span>and<text:span text:style-name="T24"> </text:span>technical<text:span text:style-name="T34"> </text:span>points<text:span text:style-name="T24"> </text:span>of<text:span text:style-name="T24"> </text:span>disagreement<text:span text:style-name="T24"> </text:span>with<text:span text:style-name="T20"> </text:span>the<text:span text:style-name="T34"> </text:span>CTO,<text:span text:style-name="T24"> </text:span>we<text:span text:style-name="T34"> </text:span>together<text:span text:style-name="T20"> </text:span>agreed<text:span text:style-name="T24"> </text:span>to<text:span text:style-name="T38"> </text:span>end<text:span text:style-name="T26"> </text:span>our collaboration.</text:p>
      <text:p text:style-name="P94"/>
      <text:p text:style-name="P115"><text:span text:style-name="T6">Duties</text:span><text:span text:style-name="T9"> </text:span><text:span text:style-name="T6">and</text:span><text:span text:style-name="T9"> </text:span><text:span text:style-name="T6">Achievements</text:span></text:p>
      <text:list text:continue-numbering="true" text:style-name="WWNum1">
        <text:list-item>
          <text:p text:style-name="P175">Devops<text:span text:style-name="T20"> </text:span>SME<text:span text:style-name="T24"> </text:span>/<text:span text:style-name="T20"> </text:span>Cloud<text:span text:style-name="T20"> </text:span>Architect,<text:span text:style-name="T45"> </text:span>full<text:span text:style-name="T20"> </text:span>infrastructure<text:span text:style-name="T45"> </text:span>design</text:p>
        </text:list-item>
        <text:list-item>
          <text:p text:style-name="P159">Kubernetes<text:span text:style-name="T50"> </text:span>SME</text:p>
        </text:list-item>
        <text:list-item>
          <text:p text:style-name="P176">Main<text:span text:style-name="T56"> </text:span>Kubernetes<text:span text:style-name="T56"> </text:span>Cluster<text:span text:style-name="T43"> </text:span>Terrfaformation<text:span text:style-name="T56"> </text:span>Automation.</text:p>
        </text:list-item>
      </text:list>
      <text:p text:style-name="P207">Tech</text:p>
      <text:list text:continue-numbering="true" text:style-name="WWNum1">
        <text:list-item>
          <text:p text:style-name="P174"><text:span text:style-name="T101">Devops</text:span><text:span text:style-name="T125"> </text:span><text:span text:style-name="T101">stack</text:span><text:span text:style-name="T20">:</text:span><text:span text:style-name="T43"> </text:span>Pulumi,<text:span text:style-name="T36"> </text:span>Helm,<text:span text:style-name="T36"> </text:span>Docker,<text:span text:style-name="T34"> </text:span>Kubernetes,<text:span text:style-name="T172"> </text:span>AWS<text:span text:style-name="T36"> </text:span>EKS,<text:span text:style-name="T36"> </text:span>Gravitee<text:span text:style-name="T43"> </text:span>API<text:span text:style-name="T36"> </text:span>Gateway.</text:p>
        </text:list-item>
        <text:list-item>
          <text:p text:style-name="P177"><text:span text:style-name="T101">OS</text:span>: Debian,<text:span text:style-name="T71"> </text:span>Alpine.</text:p>
        </text:list-item>
        <text:list-item>
          <text:p text:style-name="P173"><text:span text:style-name="T101">Dev</text:span><text:span text:style-name="T124"> </text:span><text:span text:style-name="T101">stack</text:span><text:span text:style-name="T26">:</text:span><text:span text:style-name="T173"> </text:span>NodeJS<text:span text:style-name="T50"> </text:span>TypeScript,<text:span text:style-name="T47"> </text:span>bash<text:span text:style-name="T50"> </text:span>/sh<text:span text:style-name="T50"> </text:span>shell.</text:p>
        </text:list-item>
      </text:list>
      <text:p text:style-name="P90"/>
      <text:h text:style-name="P6" text:outline-level="3">&gt; SFR</text:h>
      <text:p text:style-name="P84"><text:span text:style-name="T87"/></text:p>
      <text:p text:style-name="P84"><text:span text:style-name="T87">Devops</text:span><text:span text:style-name="T57"> </text:span><text:span text:style-name="T87">Engineer</text:span></text:p>
      <text:p text:style-name="P83">07/2019<text:span text:style-name="T26"> </text:span>–<text:span text:style-name="T26"> </text:span>10/2019</text:p>
      <text:p text:style-name="P87"/>
      <text:p text:style-name="P31">Devops<text:span text:style-name="T34"> </text:span>contractor<text:span text:style-name="T34"> </text:span>at<text:span text:style-name="T34"> </text:span>SFR<text:span text:style-name="T34"> </text:span>(French<text:span text:style-name="T24"> </text:span>ISP<text:span text:style-name="T34"> </text:span>and<text:span text:style-name="T34"> </text:span>phone<text:span text:style-name="T34"> </text:span>operator),<text:span text:style-name="T24"> </text:span>Cisco<text:span text:style-name="T34"> </text:span>NSO<text:span text:style-name="T34"> </text:span>project<text:span text:style-name="T34"> </text:span>Team<text:span text:style-name="T36"> </text:span>(SDN)in<text:span text:style-name="T34"> </text:span>charge<text:span text:style-name="T38"> </text:span>of<text:span text:style-name="T26"> </text:span>datacenter<text:span text:style-name="T40"> </text:span>deployment<text:span text:style-name="T26"> </text:span>automation and operations.</text:p>
      <text:p text:style-name="P94"/>
      <text:p text:style-name="P115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93"/>
      <text:list text:continue-numbering="true" text:style-name="WWNum1">
        <text:list-item>
          <text:p text:style-name="P129">I<text:span text:style-name="T34"> </text:span>worked<text:span text:style-name="T24"> </text:span>on<text:span text:style-name="T24"> </text:span>designing<text:span text:style-name="T24"> </text:span>and<text:span text:style-name="T24"> </text:span>deploying<text:span text:style-name="T24"> </text:span>a<text:span text:style-name="T34"> </text:span>full<text:span text:style-name="T34"> </text:span>devops<text:span text:style-name="T34"> </text:span>stack,<text:span text:style-name="T24"> </text:span>for<text:span text:style-name="T24"> </text:span>developers<text:span text:style-name="T24"> </text:span>to<text:span text:style-name="T34"> </text:span>git<text:span text:style-name="T34"> </text:span>push<text:span text:style-name="T34"> </text:span>their<text:span text:style-name="T20"> </text:span>Python<text:span text:style-name="T38"> </text:span>source<text:span text:style-name="T45"> </text:span>code,<text:span text:style-name="T45"> </text:span>ending<text:span text:style-name="T45"> </text:span>with<text:span text:style-name="T45"> </text:span>their<text:span text:style-name="T59"> </text:span>code<text:span text:style-name="T20"> </text:span>deployment<text:span text:style-name="T20"> </text:span>to<text:span text:style-name="T45"> </text:span>production<text:span text:style-name="T20"> </text:span>Cisco<text:span text:style-name="T45"> </text:span>NSO<text:span text:style-name="T20"> </text:span>devices.<text:span text:style-name="T59"> </text:span>I<text:span text:style-name="T20"> </text:span>even<text:span text:style-name="T59"> </text:span>had,</text:p>
        </text:list-item>
      </text:list>
      <text:p text:style-name="P124">on<text:span text:style-name="T59"> </text:span>the<text:span text:style-name="T45"> </text:span>SFR<text:span text:style-name="T50"> </text:span>request,<text:span text:style-name="T59"> </text:span>to<text:span text:style-name="T47"> </text:span>build<text:span text:style-name="T59"> </text:span>from<text:span text:style-name="T50"> </text:span>source<text:span text:style-name="T45"> </text:span>docker<text:span text:style-name="T59"> </text:span>registry<text:span text:style-name="T50"> </text:span>it<text:span text:style-name="T45"> </text:span>self:<text:span text:style-name="T45"> </text:span>SFR<text:span text:style-name="T50"> </text:span>needed<text:span text:style-name="T59"> </text:span>its<text:span text:style-name="T59"> </text:span>CICD<text:span text:style-name="T50"> </text:span>platform<text:span text:style-name="T38"> </text:span>to<text:span text:style-name="T59"> </text:span>be<text:span text:style-name="T59"> </text:span>"fully<text:span text:style-name="T50"> </text:span>built<text:span text:style-name="T45"> </text:span>from<text:span text:style-name="T50"> </text:span>source"<text:span text:style-name="T47"> </text:span>(docker,<text:span text:style-name="T50"> </text:span>registry,<text:span text:style-name="T59"> </text:span>etc.),<text:span text:style-name="T50"> </text:span>and<text:span text:style-name="T47"> </text:span>that,<text:span text:style-name="T59"> </text:span>for<text:span text:style-name="T50"> </text:span>security<text:span text:style-name="T50"> </text:span>constraints.</text:p>
      <text:list text:continue-numbering="true" text:style-name="WWNum1">
        <text:list-item>
          <text:p text:style-name="P130">I was a CI/CD evangelist on this Cisco NSO project (networks engineers do not have the same<text:span text:style-name="T38"> </text:span>culture<text:span text:style-name="T59"> </text:span>as<text:span text:style-name="T59"> </text:span>Dev<text:span text:style-name="T59"> </text:span>Engineers,<text:span text:style-name="T59"> </text:span>to<text:span text:style-name="T59"> </text:span>say<text:span text:style-name="T59"> </text:span>the<text:span text:style-name="T45"> </text:span>least).<text:span text:style-name="T50"> </text:span>This<text:span text:style-name="T59"> </text:span>included<text:span text:style-name="T50"> </text:span>introducing<text:span text:style-name="T59"> </text:span>and<text:span text:style-name="T59"> </text:span>training<text:span text:style-name="T50"> </text:span>network</text:p>
        </text:list-item>
      </text:list>
      <text:p text:style-name="P27">engineers<text:span text:style-name="T24"> </text:span>on<text:span text:style-name="T24"> </text:span>git,<text:span text:style-name="T24"> </text:span>and<text:span text:style-name="T20"> </text:span>why<text:span text:style-name="T24"> </text:span>Gitlab<text:span text:style-name="T24"> </text:span>and<text:span text:style-name="T24"> </text:span>Github<text:span text:style-name="T24"> </text:span>are<text:span text:style-name="T20"> </text:span>our<text:span text:style-name="T24"> </text:span>everyday<text:span text:style-name="T24"> </text:span>Facebook<text:span text:style-name="T24"> </text:span>(As<text:span text:style-name="T24"> </text:span>I<text:span text:style-name="T24"> </text:span>use<text:span text:style-name="T20"> </text:span>to<text:span text:style-name="T24"> </text:span>say,<text:span text:style-name="T38"> </text:span>Facebook<text:span text:style-name="T26"> </text:span>is<text:span text:style-name="T26"> </text:span>our<text:span text:style-name="T26"> </text:span>today’s<text:span text:style-name="T26"> </text:span>real<text:span text:style-name="T26"> </text:span>office)</text:p>
      <text:list text:continue-numbering="true" text:style-name="WWNum1">
        <text:list-item>
          <text:p text:style-name="P131">I<text:span text:style-name="T20"> </text:span>designed<text:span text:style-name="T45"> </text:span>git<text:span text:style-name="T20"> </text:span>workflows,<text:span text:style-name="T45"> </text:span>trained<text:span text:style-name="T59"> </text:span>on<text:span text:style-name="T45"> </text:span>how<text:span text:style-name="T45"> </text:span>to<text:span text:style-name="T59"> </text:span>operate<text:span text:style-name="T20"> </text:span>Gitlab<text:span text:style-name="T20"> </text:span>EE<text:span text:style-name="T59"> </text:span>as<text:span text:style-name="T45"> </text:span>an<text:span text:style-name="T45"> </text:span>infrastructure<text:span text:style-name="T20"> </text:span>on<text:span text:style-name="T45"> </text:span>premise<text:span text:style-name="T26">:</text:span><text:span text:style-name="T38"> </text:span>software<text:span text:style-name="T45"> </text:span>engineers<text:span text:style-name="T45"> </text:span>at<text:span text:style-name="T45"> </text:span>SFR,<text:span text:style-name="T45"> </text:span>were<text:span text:style-name="T45"> </text:span>in<text:span text:style-name="T45"> </text:span>charge<text:span text:style-name="T59"> </text:span>of<text:span text:style-name="T20"> </text:span>operating<text:span text:style-name="T45"> </text:span>Gitlab<text:span text:style-name="T45"> </text:span>EE<text:span text:style-name="T59"> </text:span>because<text:span text:style-name="T20"> </text:span>their<text:span text:style-name="T20"> </text:span>team<text:span text:style-name="T45"> </text:span>owned<text:span text:style-name="T59"> </text:span>it</text:p>
        </text:list-item>
        <text:list-item>
          <text:p text:style-name="P132">I<text:span text:style-name="T45"> </text:span>took<text:span text:style-name="T45"> </text:span>a<text:span text:style-name="T20"> </text:span>Cisco<text:span text:style-name="T45"> </text:span>NSO<text:span text:style-name="T45"> </text:span>training<text:span text:style-name="T45"> </text:span>session<text:span text:style-name="T59"> </text:span>at<text:span text:style-name="T20"> </text:span>Cisco,<text:span text:style-name="T45"> </text:span>on<text:span text:style-name="T45"> </text:span>how<text:span text:style-name="T45"> </text:span>to<text:span text:style-name="T45"> </text:span>automate<text:span text:style-name="T59"> </text:span>bare<text:span text:style-name="T59"> </text:span>metal<text:span text:style-name="T20"> </text:span>provisioning<text:span text:style-name="T45"> </text:span>of<text:span text:style-name="T38"> </text:span>Cisco<text:span text:style-name="T47"> </text:span>NSO<text:span text:style-name="T26"> </text:span>Clusters,<text:span text:style-name="T47"> </text:span>in<text:span text:style-name="T26"> </text:span>« Issy<text:span text:style-name="T26"> </text:span>les<text:span text:style-name="T47"> </text:span>Moulineaux<text:span text:style-name="T26"> </text:span>»<text:span text:style-name="T47"> </text:span>a French city<text:span text:style-name="T47"> </text:span>close<text:span text:style-name="T47"> </text:span>to<text:span text:style-name="T26"> </text:span>Paris.</text:p>
        </text:list-item>
        <text:list-item>
          <text:p text:style-name="P196"><text:span text:style-name="T174">With</text:span><text:span text:style-name="T46"> </text:span><text:span text:style-name="T174">those</text:span><text:span text:style-name="T61"> </text:span><text:span text:style-name="T174">duties,</text:span><text:span text:style-name="T61"> </text:span><text:span text:style-name="T174">I</text:span><text:span text:style-name="T61"> </text:span><text:span text:style-name="T174">worked</text:span><text:span text:style-name="T46"> </text:span><text:span text:style-name="T174">with</text:span><text:span text:style-name="T52"> </text:span><text:span text:style-name="T174">more</text:span><text:span text:style-name="T61"> </text:span><text:span text:style-name="T174">than</text:span><text:span text:style-name="T46"> </text:span><text:span text:style-name="T174">100</text:span><text:span text:style-name="T61"> </text:span><text:span text:style-name="T174">engineers,</text:span><text:span text:style-name="T61"> </text:span><text:span text:style-name="T174">coming</text:span><text:span text:style-name="T46"> </text:span><text:span text:style-name="T174">from</text:span><text:span text:style-name="T46"> </text:span><text:span text:style-name="T174">3</text:span><text:span text:style-name="T46"> </text:span><text:span text:style-name="T174">different</text:span><text:span text:style-name="T46"> </text:span><text:span text:style-name="T174">teams</text:span><text:span text:style-name="T33">:</text:span><text:span text:style-name="T46"> </text:span><text:span text:style-name="T174">pure</text:span><text:span text:style-name="T39"> </text:span><text:span text:style-name="T174">Infrastructure team (those who own the OpenStack), software development teams, network</text:span><text:span text:style-name="T42"> </text:span><text:span text:style-name="T174">engineers</text:span><text:span text:style-name="T33"> </text:span><text:span text:style-name="T174">team</text:span></text:p>
        </text:list-item>
      </text:list>
      <text:p text:style-name="P52"><text:span text:style-name="T174"/></text:p>
      <text:p text:style-name="P52"><text:span text:style-name="T174"/></text:p>
      <text:p text:style-name="P208">Tech</text:p>
      <text:p text:style-name="P92"/>
      <text:list text:continue-numbering="true" text:style-name="WWNum1">
        <text:list-item>
          <text:p text:style-name="P162"><text:span text:style-name="T101">Devops</text:span><text:span text:style-name="T126"> </text:span><text:span text:style-name="T101">stack</text:span><text:span text:style-name="T26">:</text:span><text:span text:style-name="T59"> </text:span>Ansible,<text:span text:style-name="T45"> </text:span>Docker,<text:span text:style-name="T59"> </text:span>Gitlab<text:span text:style-name="T50"> </text:span>EE,<text:span text:style-name="T45"> </text:span>Jenkins<text:span text:style-name="T59"> </text:span>Pipelines,<text:span text:style-name="T59"> </text:span>LVM,<text:span text:style-name="T59"> </text:span>Cisco<text:span text:style-name="T59"> </text:span>NSO,<text:span text:style-name="T45"> </text:span>Cisco<text:span text:style-name="T38"> </text:span>KUBAM<text:span text:style-name="T26"> </text:span>pour le PXEless<text:span text:style-name="T26"> </text:span>boot, SSH<text:span text:style-name="T26"> </text:span>Bastions.</text:p>
        </text:list-item>
        <text:list-item>
          <text:p text:style-name="P172"><text:span text:style-name="T101">OS</text:span><text:span text:style-name="T50">:</text:span><text:span text:style-name="T59"> </text:span>Windows,<text:span text:style-name="T47"> </text:span>Linux<text:span text:style-name="T50"> </text:span>CentOS<text:span text:style-name="T50"> </text:span>7</text:p>
        </text:list-item>
        <text:list-item>
          <text:p text:style-name="P173"><text:span text:style-name="T101">Dev</text:span><text:span text:style-name="T127"> </text:span><text:span text:style-name="T101">stack</text:span><text:span text:style-name="T176">:</text:span><text:span text:style-name="T134"> </text:span>Python<text:span text:style-name="T134"> </text:span>2<text:span text:style-name="T71"> </text:span>Python<text:span text:style-name="T176"> </text:span>3<text:span text:style-name="T71"> </text:span>PyEnv<text:span text:style-name="T176"> </text:span>.</text:p>
        </text:list-item>
      </text:list>
      <text:p text:style-name="P90"/>
      <text:p text:style-name="P90"/>
      <text:h text:style-name="P7" text:outline-level="3">&gt; Bosstek</text:h>
      <text:p text:style-name="P86"><text:span text:style-name="T87">Devops</text:span><text:span text:style-name="T55"> </text:span><text:span text:style-name="T87">Engineer</text:span></text:p>
      <text:p text:style-name="P83">04/2018<text:span text:style-name="T26"> </text:span>–<text:span text:style-name="T26"> </text:span>11/2018</text:p>
      <text:p text:style-name="P32">Employee<text:span text:style-name="T36"> </text:span>at<text:span text:style-name="T34"> </text:span>Bosstek,<text:span text:style-name="T24"> </text:span>a<text:span text:style-name="T34"> </text:span>french<text:span text:style-name="T24"> </text:span>consulting<text:span text:style-name="T24"> </text:span>SMB,<text:span text:style-name="T34"> </text:span>specialized<text:span text:style-name="T24"> </text:span>into<text:span text:style-name="T24"> </text:span>infrastructure<text:span text:style-name="T24"> </text:span>management,<text:span text:style-name="T24"> </text:span>that<text:span text:style-name="T36"> </text:span>was<text:span text:style-name="T38"> </text:span>my first experience in a « Pure Infra » company, and the first time i took that kind of angle into the<text:span text:style-name="T40"> </text:span>devops<text:span text:style-name="T26"> </text:span>market.</text:p>
      <text:p text:style-name="P42"/>
      <text:p text:style-name="P53"><text:span text:style-name="T174">I took part into 3 proj</text:span><text:span text:style-name="T175">e</text:span><text:span text:style-name="T174">cts with Bosstek, for 3 different French Customers. This experience was very</text:span><text:span text:style-name="T42"> </text:span><text:span text:style-name="T174">interesting,</text:span><text:span text:style-name="T58"> </text:span><text:span text:style-name="T174">for</text:span><text:span text:style-name="T58"> </text:span><text:span text:style-name="T174">I</text:span><text:span text:style-name="T44"> </text:span><text:span text:style-name="T174">worked</text:span><text:span text:style-name="T44"> </text:span><text:span text:style-name="T174">there</text:span><text:span text:style-name="T44"> </text:span><text:span text:style-name="T174">with</text:span><text:span text:style-name="T44"> </text:span><text:span text:style-name="T174">people</text:span><text:span text:style-name="T58"> </text:span><text:span text:style-name="T174">who</text:span><text:span text:style-name="T58"> </text:span><text:span text:style-name="T174">never</text:span><text:span text:style-name="T58"> </text:span><text:span text:style-name="T174">ever</text:span><text:span text:style-name="T44"> </text:span><text:span text:style-name="T174">worked</text:span><text:span text:style-name="T58"> </text:span><text:span text:style-name="T174">in</text:span><text:span text:style-name="T44"> </text:span><text:span text:style-name="T174">software</text:span><text:span text:style-name="T44"> </text:span><text:span text:style-name="T174">development.</text:span><text:span text:style-name="T44"> </text:span><text:span text:style-name="T174">I</text:span><text:span text:style-name="T58"> </text:span><text:span text:style-name="T174">would</text:span><text:span text:style-name="T44"> </text:span><text:span text:style-name="T174">say</text:span><text:span text:style-name="T39"> </text:span><text:span text:style-name="T174">they</text:span><text:span text:style-name="T52"> </text:span><text:span text:style-name="T174">were</text:span><text:span text:style-name="T33"> </text:span><text:span text:style-name="T174">from</text:span><text:span text:style-name="T61"> </text:span><text:span text:style-name="T174">the</text:span><text:span text:style-name="T33"> </text:span><text:span text:style-name="T174">«</text:span><text:span text:style-name="T33"> </text:span><text:span text:style-name="T174">old</text:span><text:span text:style-name="T52"> </text:span><text:span text:style-name="T174">style</text:span><text:span text:style-name="T33"> </text:span><text:span text:style-name="T174">»</text:span><text:span text:style-name="T52"> </text:span><text:span text:style-name="T174">infrastructure</text:span><text:span text:style-name="T33"> </text:span><text:span text:style-name="T174">world,</text:span><text:span text:style-name="T49"> </text:span><text:span text:style-name="T174">and</text:span><text:span text:style-name="T52"> </text:span><text:span text:style-name="T174">that</text:span><text:span text:style-name="T52"> </text:span><text:span text:style-name="T174">is</text:span><text:span text:style-name="T49"> </text:span><text:span text:style-name="T174">why</text:span><text:span text:style-name="T52"> </text:span><text:span text:style-name="T174">i</text:span><text:span text:style-name="T52"> </text:span><text:span text:style-name="T174">had</text:span><text:span text:style-name="T52"> </text:span><text:span text:style-name="T174">a</text:span><text:span text:style-name="T33"> </text:span><text:span text:style-name="T174">lot</text:span><text:span text:style-name="T52"> </text:span><text:span text:style-name="T174">to</text:span><text:span text:style-name="T49"> </text:span><text:span text:style-name="T174">learn</text:span><text:span text:style-name="T49"> </text:span><text:span text:style-name="T174">with</text:span><text:span text:style-name="T49"> </text:span><text:span text:style-name="T174">them.</text:span></text:p>
      <text:p text:style-name="P53"><text:span text:style-name="T174"/></text:p>
      <text:p text:style-name="P53"><text:span text:style-name="T174"/></text:p>
      <text:p text:style-name="P116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91"/>
      <text:list text:continue-numbering="true" text:style-name="WWNum1">
        <text:list-item>
          <text:p text:style-name="P133">I<text:span text:style-name="T20"> </text:span>worked<text:span text:style-name="T45"> </text:span>in<text:span text:style-name="T20"> </text:span>the<text:span text:style-name="T45"> </text:span>core<text:span text:style-name="T20"> </text:span>team<text:span text:style-name="T20"> </text:span>of<text:span text:style-name="T20"> </text:span>projects<text:span text:style-name="T20"> </text:span>for<text:span text:style-name="T20"> </text:span>huge<text:span text:style-name="T45"> </text:span>companies<text:span text:style-name="T50">:</text:span><text:span text:style-name="T20"> </text:span>SOPRA<text:span text:style-name="T20"> </text:span>Steria,<text:span text:style-name="T45"> </text:span>ENEDIS,<text:span text:style-name="T20"> </text:span>and<text:span text:style-name="T38"> </text:span>Carrrefour<text:span text:style-name="T26"> </text:span>One<text:span text:style-name="T47"> </text:span>Cloud, as<text:span text:style-name="T26"> </text:span>Devops<text:span text:style-name="T26"> </text:span>SME<text:span text:style-name="T40"> </text:span>/<text:span text:style-name="T47"> </text:span>Cloud<text:span text:style-name="T26"> </text:span>Architect.</text:p>
        </text:list-item>
        <text:list-item>
          <text:p text:style-name="P134">I<text:span text:style-name="T34"> </text:span>have<text:span text:style-name="T24"> </text:span>been<text:span text:style-name="T24"> </text:span>Dev<text:span text:style-name="T24"> </text:span>Engineers<text:span text:style-name="T24"> </text:span>Team<text:span text:style-name="T34"> </text:span>Leader<text:span text:style-name="T24"> </text:span>At<text:span text:style-name="T34"> </text:span>SOPRA<text:span text:style-name="T24"> </text:span>STYERAI,<text:span text:style-name="T24"> </text:span>where<text:span text:style-name="T20"> </text:span>i<text:span text:style-name="T34"> </text:span>worked<text:span text:style-name="T24"> </text:span>under<text:span text:style-name="T24"> </text:span>the<text:span text:style-name="T38"> </text:span>authority<text:span text:style-name="T26"> </text:span>of David Maurange.</text:p>
        </text:list-item>
        <text:list-item>
          <text:p text:style-name="P135">I<text:span text:style-name="T20"> </text:span>also<text:span text:style-name="T20"> </text:span>conducted<text:span text:style-name="T59"> </text:span>two<text:span text:style-name="T20"> </text:span>internal<text:span text:style-name="T20"> </text:span>studies<text:span text:style-name="T59"> </text:span>about<text:span text:style-name="T24"> </text:span>in<text:span text:style-name="T59"> </text:span>that<text:span text:style-name="T24"> </text:span>company,<text:span text:style-name="T45"> </text:span>where<text:span text:style-name="T24"> </text:span>i<text:span text:style-name="T45"> </text:span>was<text:span text:style-name="T20"> </text:span>the<text:span text:style-name="T59"> </text:span>only<text:span text:style-name="T20"> </text:span>Kubernetes<text:span text:style-name="T38"> </text:span>SME:</text:p>
          <text:list>
            <text:list-item>
              <text:p text:style-name="P158">Production<text:span text:style-name="T20"> </text:span>grade<text:span text:style-name="T177"> </text:span>Kubernetes<text:span text:style-name="T45"> </text:span>Cluster<text:span text:style-name="T45"> </text:span>Ingress<text:span text:style-name="T24"> </text:span>Controller<text:span text:style-name="T20"> </text:span>best<text:span text:style-name="T20"> </text:span>practices.</text:p>
            </text:list-item>
            <text:list-item>
              <text:p text:style-name="P154">A<text:span text:style-name="T36"> </text:span>proposed<text:span text:style-name="T20"> </text:span>solution<text:span text:style-name="T20"> </text:span>of<text:span text:style-name="T20"> </text:span>system<text:span text:style-name="T24"> </text:span>monitoring<text:span text:style-name="T24"> </text:span>with<text:span text:style-name="T45"> </text:span>Rsyslog/Elastic<text:span text:style-name="T20"> </text:span>Stack,<text:span text:style-name="T20"> </text:span>(with<text:span text:style-name="T20"> </text:span>a<text:span text:style-name="T24"> </text:span>focus<text:span text:style-name="T20"> </text:span>on<text:span text:style-name="T24"> </text:span>CA<text:span text:style-name="T38"> </text:span>servers<text:span text:style-name="T24"> </text:span>restarts)<text:span text:style-name="T45">:</text:span><text:span text:style-name="T24"> </text:span>purpose<text:span text:style-name="T34"> </text:span>was<text:span text:style-name="T59"> </text:span>to<text:span text:style-name="T20"> </text:span>have<text:span text:style-name="T34"> </text:span>the<text:span text:style-name="T24"> </text:span>company<text:span text:style-name="T20"> </text:span>certified<text:span text:style-name="T20"> </text:span>as<text:span text:style-name="T24"> </text:span>a<text:span text:style-name="T45"> </text:span>CA<text:span text:style-name="T20"> </text:span>Authority<text:span text:style-name="T82"> </text:span>delivering</text:p>
            </text:list-item>
          </text:list>
        </text:list-item>
      </text:list>
      <text:p text:style-name="P43">SSL/TLS<text:span text:style-name="T34"> </text:span>certificates.</text:p>
      <text:list text:continue-numbering="true" text:style-name="WWNum1">
        <text:list-item>
          <text:p text:style-name="P197"><text:span text:style-name="T145">Working</text:span><text:span text:style-name="T147"> </text:span><text:span text:style-name="T145">in</text:span><text:span text:style-name="T148"> </text:span><text:span text:style-name="T145">the</text:span><text:span text:style-name="T149"> </text:span><text:span text:style-name="T145">Carrefour</text:span><text:span text:style-name="T148"> </text:span><text:span text:style-name="T145">One</text:span><text:span text:style-name="T147"> </text:span><text:span text:style-name="T145">Cloud</text:span><text:span text:style-name="T149"> </text:span><text:span text:style-name="T145">(a</text:span><text:span text:style-name="T147"> </text:span><text:span text:style-name="T145">project</text:span><text:span text:style-name="T148"> </text:span><text:span text:style-name="T145">in</text:span><text:span text:style-name="T148"> </text:span><text:span text:style-name="T145">collaboration</text:span><text:span text:style-name="T149"> </text:span><text:span text:style-name="T145">with</text:span><text:span text:style-name="T149"> </text:span><text:span text:style-name="T145">Google),</text:span><text:span text:style-name="T148"> </text:span><text:span text:style-name="T145">I</text:span><text:span text:style-name="T148"> </text:span><text:span text:style-name="T145">there</text:span><text:span text:style-name="T149"> </text:span><text:span text:style-name="T145">discovered</text:span><text:span text:style-name="T151"> </text:span><text:span text:style-name="T145">for the first time the concept of Headless CMS, with</text:span><text:span text:style-name="T17"> </text:span><text:a xlink:type="simple" xlink:href="https://strapi.io/" text:style-name="Standard" text:visited-style-name="Standard"><text:span text:style-name="T15">https://strapi.io</text:span><text:span text:style-name="T17"> </text:span></text:a><text:span text:style-name="T145">, and it is the first time I</text:span><text:span text:style-name="T152"> </text:span><text:span text:style-name="T145">worked</text:span><text:span text:style-name="T154"> </text:span><text:span text:style-name="T145">on</text:span><text:span text:style-name="T155"> </text:span><text:span text:style-name="T145">a</text:span><text:span text:style-name="T155"> </text:span><text:span text:style-name="T145">production</text:span><text:span text:style-name="T155"> </text:span><text:span text:style-name="T145">grade</text:span><text:span text:style-name="T155"> </text:span><text:span text:style-name="T145">use</text:span><text:span text:style-name="T156"> </text:span><text:span text:style-name="T145">of</text:span><text:span text:style-name="T154"> </text:span><text:span text:style-name="T145">the</text:span><text:span text:style-name="T154"> </text:span><text:span text:style-name="T145">Gravitee</text:span><text:span text:style-name="T154"> </text:span><text:span text:style-name="T145">API</text:span><text:span text:style-name="T154"> </text:span><text:span text:style-name="T145">Gateway.</text:span></text:p>
        </text:list-item>
      </text:list>
      <text:p text:style-name="P96"/>
      <text:p text:style-name="P206">Tech</text:p>
      <text:p text:style-name="P92"/>
      <text:list text:continue-numbering="true" text:style-name="WWNum1">
        <text:list-item>
          <text:p text:style-name="P163"><text:span text:style-name="T101">Devops</text:span><text:span text:style-name="T126"> </text:span><text:span text:style-name="T101">stack</text:span><text:span text:style-name="T47">:</text:span><text:span text:style-name="T59"> </text:span>Terraform,<text:span text:style-name="T45"> </text:span>Ansible,<text:span text:style-name="T45"> </text:span>Jenkins<text:span text:style-name="T59"> </text:span>Pipline,<text:span text:style-name="T45"> </text:span>Docker<text:span text:style-name="T59"> </text:span>(docker-compose)<text:span text:style-name="T45"> </text:span>,<text:span text:style-name="T59"> </text:span>NGINX,<text:span text:style-name="T38"> </text:span>Gravitee.io<text:span text:style-name="T56"> </text:span>(API<text:span text:style-name="T43"> </text:span>Gateway),<text:span text:style-name="T56"> </text:span>Keycloak<text:span text:style-name="T43"> </text:span>(avec<text:span text:style-name="T43"> </text:span>OpenID<text:span text:style-name="T43"> </text:span>explicit<text:span text:style-name="T56"> </text:span>flow),<text:span text:style-name="T43"> </text:span>Kubernetes,<text:span text:style-name="T56"> </text:span>ELK.</text:p>
        </text:list-item>
        <text:list-item>
          <text:p text:style-name="P178"><text:span text:style-name="T101">OS</text:span>: Linux Debian (pour mon poste de travail, stretch avec GNOME) &amp; Ubuntu Server CI<text:span text:style-name="T40"> </text:span>stack:<text:span text:style-name="T36"> </text:span>Karma<text:span text:style-name="T36"> </text:span>/<text:span text:style-name="T36"> </text:span>Jasmine,<text:span text:style-name="T24"> </text:span>Jenkins,<text:span text:style-name="T34"> </text:span>Maven,<text:span text:style-name="T24"> </text:span>Nexus<text:span text:style-name="T24"> </text:span>Sonatype,<text:span text:style-name="T34"> </text:span>GIT,<text:span text:style-name="T34"> </text:span>(toute<text:span text:style-name="T36"> </text:span>la<text:span text:style-name="T24"> </text:span>stack<text:span text:style-name="T24"> </text:span>SAAS<text:span text:style-name="T34"> </text:span>bitbucket<text:span text:style-name="T38"> </text:span>utilisée<text:span text:style-name="T47"> </text:span>par<text:span text:style-name="T40"> </text:span>le<text:span text:style-name="T26"> </text:span>client), Eclipse<text:span text:style-name="T47"> </text:span>IDE</text:p>
        </text:list-item>
        <text:list-item>
          <text:p text:style-name="P164"><text:span text:style-name="T101">Dev</text:span><text:span text:style-name="T128"> </text:span><text:span text:style-name="T101">stack</text:span><text:span text:style-name="T26">:</text:span><text:span text:style-name="T50"> </text:span>NODEJS,<text:span text:style-name="T59"> </text:span>NPM,<text:span text:style-name="T50"> </text:span>Angular<text:span text:style-name="T47"> </text:span>5,<text:span text:style-name="T59"> </text:span>ReactJS,<text:span text:style-name="T50"> </text:span>MongoDB<text:span text:style-name="T50"> </text:span>(dans<text:span text:style-name="T50"> </text:span>2<text:span text:style-name="T59"> </text:span>missions<text:span text:style-name="T50"> </text:span>de<text:span text:style-name="T59"> </text:span>conseils),<text:span text:style-name="T38"> </text:span>Jhipster,<text:span text:style-name="T26"> </text:span>Jboss EAP .</text:p>
        </text:list-item>
      </text:list>
      <text:p text:style-name="P90"/>
      <text:p text:style-name="P99"/>
      <text:h text:style-name="P8" text:outline-level="3"><text:span text:style-name="T66">&gt; Vierling</text:span><text:span text:style-name="T133"> </text:span><text:span text:style-name="T66">Communication</text:span></text:h>
      <text:p text:style-name="P100"/>
      <text:p text:style-name="P84"><text:span text:style-name="T87">Java</text:span><text:span text:style-name="T32"> </text:span><text:span text:style-name="T87">Dev Engineer</text:span></text:p>
      <text:p text:style-name="P83">02/2016<text:span text:style-name="T26"> </text:span>–<text:span text:style-name="T26"> </text:span>01/2018</text:p>
      <text:p text:style-name="P87"/>
      <text:p text:style-name="P46">Java<text:span text:style-name="T62"> </text:span>Dev<text:span text:style-name="T20"> </text:span>Enginer<text:span text:style-name="T45"> </text:span>at<text:span text:style-name="T20"> </text:span>Vierling-Communication,<text:span text:style-name="T20"> </text:span>an<text:span text:style-name="T45"> </text:span>R&amp;D<text:span text:style-name="T45"> </text:span>company<text:span text:style-name="T20"> </text:span>of<text:span text:style-name="T20"> </text:span>the<text:span text:style-name="T24"> </text:span>«<text:span text:style-name="T47"> </text:span>Laudren<text:span text:style-name="T45"> </text:span>Group<text:span text:style-name="T34"> </text:span>»<text:span text:style-name="T20"> </text:span>.<text:span text:style-name="T38"> </text:span>R&amp;D<text:span text:style-name="T20"> </text:span>main<text:span text:style-name="T45"> </text:span>goal<text:span text:style-name="T45"> </text:span>was<text:span text:style-name="T20"> </text:span>to<text:span text:style-name="T45"> </text:span>design<text:span text:style-name="T20"> </text:span>and<text:span text:style-name="T20"> </text:span>develop<text:span text:style-name="T45"> </text:span>an<text:span text:style-name="T45"> </text:span>cutting<text:span text:style-name="T45"> </text:span>edge<text:span text:style-name="T20"> </text:span>network<text:span text:style-name="T20"> </text:span>monitoring<text:span text:style-name="T59"> </text:span>system.</text:p>
      <text:p text:style-name="P40">What<text:span text:style-name="T20"> </text:span>was<text:span text:style-name="T20"> </text:span>thrilling<text:span text:style-name="T20"> </text:span>and<text:span text:style-name="T45"> </text:span>extremely<text:span text:style-name="T20"> </text:span>interesting<text:span text:style-name="T20"> </text:span>in<text:span text:style-name="T45"> </text:span>this<text:span text:style-name="T20"> </text:span>experience,<text:span text:style-name="T20"> </text:span>is<text:span text:style-name="T20"> </text:span>that<text:span text:style-name="T20"> </text:span>the<text:span text:style-name="T45"> </text:span>system<text:span text:style-name="T24"> </text:span>did<text:span text:style-name="T45"> </text:span>not<text:span text:style-name="T24"> </text:span>monitor<text:span text:style-name="T63"> </text:span>software,<text:span text:style-name="T34"> </text:span>but<text:span text:style-name="T24"> </text:span>hardware,<text:span text:style-name="T34"> </text:span>and<text:span text:style-name="T24"> </text:span>in<text:span text:style-name="T24"> </text:span>part<text:span text:style-name="T158">i</text:span>cular,<text:span text:style-name="T20"> </text:span>the<text:span text:style-name="T36"> </text:span>system<text:span text:style-name="T34"> </text:span>goal<text:span text:style-name="T24"> </text:span>mainly<text:span text:style-name="T34"> </text:span>was<text:span text:style-name="T45"> </text:span>to<text:span text:style-name="T34"> </text:span>monitor<text:span text:style-name="T24"> </text:span>Fiber<text:span text:style-name="T24"> </text:span>Optics<text:span text:style-name="T24"> </text:span>and<text:span text:style-name="T63"> </text:span>Copper<text:span text:style-name="T26"> </text:span>cables failures<text:span text:style-name="T40"> </text:span>!</text:p>
      <text:p text:style-name="P47"/>
      <text:p text:style-name="P33">The<text:span text:style-name="T36"> </text:span>developed<text:span text:style-name="T24"> </text:span>Monitoring<text:span text:style-name="T24"> </text:span>system<text:span text:style-name="T24"> </text:span>consisted<text:span text:style-name="T24"> </text:span>in<text:span text:style-name="T24"> </text:span>both<text:span text:style-name="T24"> </text:span>hardware<text:span text:style-name="T20"> </text:span>and<text:span text:style-name="T24"> </text:span>software<text:span text:style-name="T59">:</text:span><text:span text:style-name="T34"> </text:span>pure<text:span text:style-name="T20"> </text:span>Linux<text:span text:style-name="T24"> </text:span>OS,<text:span text:style-name="T34"> </text:span>java<text:span text:style-name="T34"> </text:span>and<text:span text:style-name="T20"> </text:span>C<text:span text:style-name="T38"> </text:span>language.</text:p>
      <text:p text:style-name="P90"/>
      <text:p text:style-name="P107"><text:span text:style-name="T5">Duties</text:span><text:span text:style-name="T8"> </text:span><text:span text:style-name="T5">and</text:span><text:span text:style-name="T8"> </text:span><text:span text:style-name="T5">Achievements</text:span></text:p>
      <text:p text:style-name="P93"/>
      <text:list text:continue-numbering="true" text:style-name="WWNum1">
        <text:list-item>
          <text:p text:style-name="P136">I<text:span text:style-name="T45"> </text:span>worked<text:span text:style-name="T50"> </text:span>on<text:span text:style-name="T59"> </text:span>the<text:span text:style-name="T45"> </text:span>software<text:span text:style-name="T45"> </text:span>part<text:span text:style-name="T59"> </text:span>which<text:span text:style-name="T59"> </text:span>was<text:span text:style-name="T47"> </text:span>the<text:span text:style-name="T45"> </text:span>« brain<text:span text:style-name="T59"> </text:span>»<text:span text:style-name="T59"> </text:span>of<text:span text:style-name="T59"> </text:span>the<text:span text:style-name="T50"> </text:span>monitoring<text:span text:style-name="T50"> </text:span>system<text:span text:style-name="T59">: </text:span>the<text:span text:style-name="T45"> </text:span>server<text:span text:style-name="T59"> </text:span>that<text:span text:style-name="T38"> </text:span>collects<text:span text:style-name="T47"> </text:span>all<text:span text:style-name="T47"> </text:span>data from<text:span text:style-name="T50"> </text:span>distributed<text:span text:style-name="T26"> </text:span>systems,<text:span text:style-name="T26"> </text:span>analyze<text:span text:style-name="T26"> </text:span>them, and<text:span text:style-name="T26"> </text:span>manages<text:span text:style-name="T47"> </text:span>alerts.</text:p>
        </text:list-item>
        <text:list-item>
          <text:p text:style-name="P189">I <text:span text:style-name="T159">strongly </text:span>ad<text:span text:style-name="T159">v</text:span>ocated <text:span text:style-name="T159">CI/CD for tests and deployment automation, </text:span>and introduced Gitlab Pipelines CI/CD. </text:p>
        </text:list-item>
        <text:list-item>
          <text:p text:style-name="P190">Before my work, a release full test and deployment cycle lasted a full week. After my work, the build and deploy was fully automated into a 7 minutes process.</text:p>
        </text:list-item>
        <text:list-item>
          <text:p text:style-name="P153">I introduced there bare metal provisioning: PXE booted to deploy the whole stack, and i<text:span text:style-name="T40"> </text:span>automated<text:span text:style-name="T59"> </text:span>all<text:span text:style-name="T20"> </text:span>that<text:span text:style-name="T45"> </text:span>to<text:span text:style-name="T59"> </text:span>be<text:span text:style-name="T45"> </text:span>able<text:span text:style-name="T59"> </text:span>to<text:span text:style-name="T45"> </text:span>run<text:span text:style-name="T59"> </text:span>reliable<text:span text:style-name="T59"> </text:span>testing.<text:span text:style-name="T45"> </text:span>That<text:span text:style-name="T59"> </text:span>was<text:span text:style-name="T45"> </text:span>my<text:span text:style-name="T59"> </text:span>answer<text:span text:style-name="T59"> </text:span>to<text:span text:style-name="T45"> </text:span>« it<text:span text:style-name="T45"> </text:span>is<text:span text:style-name="T45"> </text:span>not<text:span text:style-name="T45"> </text:span>possible<text:span text:style-name="T20"> </text:span>to<text:span text:style-name="T38"> </text:span>fully automate<text:span text:style-name="T40"> </text:span>our<text:span text:style-name="T26"> </text:span>solution<text:span text:style-name="T40"> </text:span>deployment<text:span text:style-name="T71"> </text:span>».</text:p>
        </text:list-item>
        <text:list-item>
          <text:p text:style-name="P191"><text:soft-page-break/>I<text:span text:style-name="T20"> </text:span>introduced<text:span text:style-name="T20"> </text:span>and<text:span text:style-name="T20"> </text:span>convinced<text:span text:style-name="T20"> </text:span>of<text:span text:style-name="T20"> </text:span>the<text:span text:style-name="T45"> </text:span>necessity<text:span text:style-name="T20"> </text:span>of<text:span text:style-name="T20"> </text:span>Acceptance<text:span text:style-name="T45"> </text:span>Tests.</text:p>
        </text:list-item>
        <text:list-item>
          <text:p text:style-name="P137">I<text:span text:style-name="T20"> </text:span>developed<text:span text:style-name="T45"> </text:span>an<text:span text:style-name="T20"> </text:span>authentication<text:span text:style-name="T20"> </text:span>module<text:span text:style-name="T24"> </text:span>implemented<text:span text:style-name="T20"> </text:span>using<text:span text:style-name="T20"> </text:span>Jee<text:span text:style-name="T24"> </text:span>Listeners<text:span text:style-name="T20"> </text:span>and<text:span text:style-name="T20"> </text:span>Spring<text:span text:style-name="T38"> </text:span>modularization</text:p>
        </text:list-item>
        <text:list-item>
          <text:p text:style-name="P138">I<text:span text:style-name="T45"> </text:span>brought<text:span text:style-name="T59"> </text:span>in<text:span text:style-name="T59"> </text:span>Dockerized<text:span text:style-name="T59"> </text:span>deployment,<text:span text:style-name="T50"> </text:span>the<text:span text:style-name="T45"> </text:span>internal<text:span text:style-name="T45"> </text:span>use<text:span text:style-name="T45"> </text:span>of<text:span text:style-name="T45"> </text:span>Pipelines<text:span text:style-name="T47"> </text:span>using<text:span text:style-name="T50"> </text:span>Gitlab<text:span text:style-name="T45"> </text:span>on<text:span text:style-name="T59"> </text:span>premises,<text:span text:style-name="T59"> </text:span>the<text:span text:style-name="T38"> </text:span>java<text:span text:style-name="T59"> </text:span>deployment<text:span text:style-name="T47"> </text:span>happening<text:span text:style-name="T47"> </text:span>in<text:span text:style-name="T47"> </text:span>Jboss<text:span text:style-name="T47"> </text:span>EAP<text:span text:style-name="T50"> </text:span>(Angular<text:span text:style-name="T26"> </text:span>8/9<text:span text:style-name="T47"> </text:span>+<text:span text:style-name="T50"> </text:span>bootstrap<text:span text:style-name="T47"> </text:span>Web<text:span text:style-name="T47"> </text:span>UI).</text:p>
        </text:list-item>
        <text:list-item>
          <text:p text:style-name="P157">Geolocation<text:span text:style-name="T20"> </text:span>of<text:span text:style-name="T20"> </text:span>hardware<text:span text:style-name="T59"> </text:span>failures,<text:span text:style-name="T20"> </text:span>so<text:span text:style-name="T20"> </text:span>GIS<text:span text:style-name="T45"> </text:span>matters,<text:span text:style-name="T20"> </text:span>I<text:span text:style-name="T45"> </text:span>introduced<text:span text:style-name="T20"> </text:span>Leaflet<text:span text:style-name="T20"> </text:span>on<text:span text:style-name="T20"> </text:span>the<text:span text:style-name="T45"> </text:span>Web<text:span text:style-name="T45"> </text:span>UI</text:p>
        </text:list-item>
        <text:list-item>
          <text:p text:style-name="P139">This<text:span text:style-name="T59"> </text:span>experience<text:span text:style-name="T45"> </text:span>was<text:span text:style-name="T50"> </text:span>a<text:span text:style-name="T45"> </text:span>turning<text:span text:style-name="T47"> </text:span>point<text:span text:style-name="T45"> </text:span>for<text:span text:style-name="T50"> </text:span>me<text:span text:style-name="T47">:</text:span><text:span text:style-name="T59"> </text:span>That<text:span text:style-name="T59"> </text:span>is<text:span text:style-name="T59"> </text:span>were<text:span text:style-name="T47"> </text:span>I<text:span text:style-name="T59"> </text:span>worked<text:span text:style-name="T47"> </text:span>months<text:span text:style-name="T59"> </text:span>with<text:span text:style-name="T50"> </text:span>whom<text:span text:style-name="T59"> </text:span>I<text:span text:style-name="T38"> </text:span>consider<text:span text:style-name="T47"> </text:span>my<text:span text:style-name="T50"> </text:span>master<text:span text:style-name="T50"> </text:span>as<text:span text:style-name="T50"> </text:span>far<text:span text:style-name="T50"> </text:span>as<text:span text:style-name="T171"> </text:span>*NIX<text:span text:style-name="T50"> </text:span>and<text:span text:style-name="T50"> </text:span>what<text:span text:style-name="T50"> </text:span>OS<text:span text:style-name="T50"> </text:span>actually<text:span text:style-name="T47"> </text:span>are,<text:span text:style-name="T50"> </text:span>a<text:span text:style-name="T59"> </text:span>«<text:span text:style-name="T40"> </text:span>Linux<text:span text:style-name="T47"> </text:span>Wizard<text:span text:style-name="T45"> </text:span>»<text:span text:style-name="T50"> </text:span>,<text:span text:style-name="T50"> </text:span>Eric</text:p>
        </text:list-item>
      </text:list>
      <text:p text:style-name="P48">Lévenez,<text:span text:style-name="T56"> </text:span>a<text:span text:style-name="T64"> </text:span>man<text:span text:style-name="T43"> </text:span>I<text:span text:style-name="T43"> </text:span>will<text:span text:style-name="T56"> </text:span>always<text:span text:style-name="T56"> </text:span>remember.</text:p>
      <text:p text:style-name="P90"/>
      <text:p text:style-name="P209">Tech</text:p>
      <text:list text:continue-numbering="true" text:style-name="WWNum1">
        <text:list-item>
          <text:p text:style-name="P174"><text:span text:style-name="T101">Physics</text:span>: Optics<text:span text:style-name="T40"> </text:span>principles for<text:span text:style-name="T40"> </text:span>OTDUs</text:p>
        </text:list-item>
        <text:list-item>
          <text:p text:style-name="P165"><text:span text:style-name="T101">Devops</text:span><text:span text:style-name="T124"> </text:span><text:span text:style-name="T101">stack</text:span>:<text:span text:style-name="T50"> </text:span>Ansible,<text:span text:style-name="T50"> </text:span>PXE<text:span text:style-name="T47"> </text:span>boot,<text:span text:style-name="T50"> </text:span>PXE<text:span text:style-name="T59"> </text:span>boot<text:span text:style-name="T50"> </text:span>kickstart<text:span text:style-name="T50"> </text:span>installations,<text:span text:style-name="T50"> </text:span>Docker,<text:span text:style-name="T47"> </text:span>Virtual<text:span text:style-name="T59"> </text:span>Box,<text:span text:style-name="T50"> </text:span>KVM<text:span text:style-name="T38"> </text:span>Virtual<text:span text:style-name="T59"> </text:span>Manager,<text:span text:style-name="T59"> </text:span>Free<text:span text:style-name="T47"> </text:span>IPA<text:span text:style-name="T59"> </text:span>Server,<text:span text:style-name="T47"> </text:span>SSH<text:span text:style-name="T59"> </text:span>/<text:span text:style-name="T59"> </text:span>SCP/<text:span text:style-name="T45"> </text:span>WinSCP,<text:span text:style-name="T50"> </text:span>with<text:span text:style-name="T50"> </text:span>a<text:span text:style-name="T59"> </text:span>lot<text:span text:style-name="T59"> </text:span>of<text:span text:style-name="T59"> </text:span>bin/bashing.</text:p>
        </text:list-item>
        <text:list-item>
          <text:p text:style-name="P172"><text:span text:style-name="T101">OS</text:span><text:span text:style-name="T40">:</text:span> CentOS<text:span text:style-name="T40"> </text:span>6<text:span text:style-name="T40"> </text:span>&amp; 7,<text:span text:style-name="T40"> </text:span>Ubuntu</text:p>
        </text:list-item>
        <text:list-item>
          <text:p text:style-name="P166"><text:span text:style-name="T101">CI</text:span><text:span text:style-name="T129"> </text:span><text:span text:style-name="T101">stack</text:span><text:span text:style-name="T45">:</text:span><text:span text:style-name="T20"> </text:span>Gitlab,<text:span text:style-name="T45"> </text:span>Artifactory,<text:span text:style-name="T45"> </text:span>MAVEN3<text:span text:style-name="T45"> </text:span>Git,<text:span text:style-name="T45"> </text:span>Eclipse<text:span text:style-name="T59"> </text:span>JBoss<text:span text:style-name="T45"> </text:span>Tools,<text:span text:style-name="T45"> </text:span>Jenkins,<text:span text:style-name="T45"> </text:span>Checkstyle,<text:span text:style-name="T45"> </text:span>JMeter,<text:span text:style-name="T38"> </text:span>JUnit,<text:span text:style-name="T26"> </text:span>DbUnit,<text:span text:style-name="T26"> </text:span>Jasmine +<text:span text:style-name="T26"> </text:span>Karma, Wireshark<text:span text:style-name="T26"> </text:span>&amp;<text:span text:style-name="T47"> </text:span>wireshark<text:span text:style-name="T26"> </text:span>dissectors</text:p>
        </text:list-item>
        <text:list-item>
          <text:p text:style-name="P179"><text:span text:style-name="T101">Dev</text:span><text:span text:style-name="T130"> </text:span><text:span text:style-name="T101">stack</text:span><text:span text:style-name="T36">:</text:span><text:span text:style-name="T43"> </text:span>Java,<text:span text:style-name="T43"> </text:span>JCA<text:span text:style-name="T56"> </text:span>IronJacamar,<text:span text:style-name="T43"> </text:span>JPA,<text:span text:style-name="T56"> </text:span>Hibernate,<text:span text:style-name="T43"> </text:span>WILDFLY,<text:span text:style-name="T43"> </text:span>EJB3<text:span text:style-name="T43"> </text:span>Stateless<text:span text:style-name="T56"> </text:span>&amp;<text:span text:style-name="T43"> </text:span>MDBs',<text:span text:style-name="T56"> </text:span>JAX-<text:span text:style-name="T38"> </text:span>RS &amp; Resteasy, Apache Shiro, Leaflet, Angular, Linux Pluggable Authentication Mechanism,<text:span text:style-name="T40"> </text:span>mariadb,<text:span text:style-name="T45"> </text:span>postgresql/postgis,<text:span text:style-name="T45"> </text:span>.Net<text:span text:style-name="T45"> </text:span>Windows<text:span text:style-name="T59"> </text:span>Service<text:span text:style-name="T59"> </text:span>Application<text:span text:style-name="T45"> </text:span>component,<text:span text:style-name="T45"> </text:span>Visual<text:span text:style-name="T59"> </text:span>Studio.</text:p>
        </text:list-item>
      </text:list>
      <text:p text:style-name="P90"/>
      <text:p text:style-name="P90"/>
      <text:h text:style-name="P15" text:outline-level="3"><text:span text:style-name="T106">&gt; SPVC</text:span><text:span text:style-name="T118"> </text:span><text:span text:style-name="T106">Group</text:span></text:h>
      <text:h text:style-name="P15" text:outline-level="3"><text:span text:style-name="T106"/></text:h>
      <text:p text:style-name="P84"><text:span text:style-name="T89">IS </text:span><text:span text:style-name="T88">Architect</text:span><text:span text:style-name="T66">,</text:span><text:span text:style-name="T67"> </text:span><text:span text:style-name="T66">IT</text:span><text:span text:style-name="T67"> </text:span><text:span text:style-name="T66">department</text:span><text:span text:style-name="T69"> </text:span><text:span text:style-name="T66">founder</text:span></text:p>
      <text:p text:style-name="P83">06/2013<text:span text:style-name="T26"> </text:span>–<text:span text:style-name="T26"> </text:span>07/2015</text:p>
      <text:p text:style-name="P87"/>
      <text:p text:style-name="P49">SPVC<text:span text:style-name="T24"> </text:span>was<text:span text:style-name="T24"> </text:span>an<text:span text:style-name="T24"> </text:span>SMB<text:span text:style-name="T24"> </text:span>of<text:span text:style-name="T24"> </text:span>the<text:span text:style-name="T34"> </text:span>contruction<text:span text:style-name="T20"> </text:span>industry,<text:span text:style-name="T20"> </text:span>specialized<text:span text:style-name="T24"> </text:span>into<text:span text:style-name="T24"> </text:span>fluids.</text:p>
      <text:p text:style-name="P30">I<text:span text:style-name="T34"> </text:span>designed<text:span text:style-name="T34"> </text:span>the<text:span text:style-name="T34"> </text:span>first<text:span text:style-name="T36"> </text:span>real<text:span text:style-name="T24"> </text:span>Information<text:span text:style-name="T24"> </text:span>System,<text:span text:style-name="T24"> </text:span>conducted<text:span text:style-name="T24"> </text:span>and<text:span text:style-name="T24"> </text:span>took<text:span text:style-name="T24"> </text:span>part<text:span text:style-name="T36"> </text:span>in<text:span text:style-name="T24"> </text:span>developments<text:span text:style-name="T24"> </text:span>of<text:span text:style-name="T34"> </text:span>software<text:span text:style-name="T38"> </text:span>components<text:span text:style-name="T26"> </text:span>required to<text:span text:style-name="T26"> </text:span>deliver that first<text:span text:style-name="T26"> </text:span>I.S.</text:p>
      <text:p text:style-name="P47"/>
      <text:p text:style-name="P49">I<text:span text:style-name="T20"> </text:span>thereafter<text:span text:style-name="T20"> </text:span>structured<text:span text:style-name="T59"> </text:span>the<text:span text:style-name="T45"> </text:span>newly<text:span text:style-name="T45"> </text:span>created<text:span text:style-name="T59"> </text:span>IT<text:span text:style-name="T24"> </text:span>department<text:span text:style-name="T45"> </text:span>to<text:span text:style-name="T20"> </text:span>be<text:span text:style-name="T20"> </text:span>fit<text:span text:style-name="T20"> </text:span>for<text:span text:style-name="T45"> </text:span>production<text:span text:style-name="T20"> </text:span>management.</text:p>
      <text:p text:style-name="P31">All<text:span text:style-name="T20"> </text:span>in<text:span text:style-name="T59"> </text:span>all,<text:span text:style-name="T45"> </text:span>this<text:span text:style-name="T59"> </text:span>was<text:span text:style-name="T45"> </text:span>among<text:span text:style-name="T50"> </text:span>my<text:span text:style-name="T45"> </text:span>most<text:span text:style-name="T59"> </text:span>craziest<text:span text:style-name="T45"> </text:span>professional<text:span text:style-name="T45"> </text:span>experiences,<text:span text:style-name="T45"> </text:span>that<text:span text:style-name="T45"> </text:span>made<text:span text:style-name="T20"> </text:span>me<text:span text:style-name="T50"> </text:span>learn<text:span text:style-name="T59"> </text:span>a<text:span text:style-name="T45"> </text:span>lot<text:span text:style-name="T20"> </text:span>about<text:span text:style-name="T38"> </text:span>who<text:span text:style-name="T26"> </text:span>i am<text:span text:style-name="T26"> </text:span>in<text:span text:style-name="T40"> </text:span>the<text:span text:style-name="T26"> </text:span>IT<text:span text:style-name="T26"> </text:span>industry.</text:p>
      <text:p text:style-name="P31"/>
      <text:p text:style-name="P49">Also<text:span text:style-name="T36"> </text:span>my<text:span text:style-name="T24"> </text:span>first<text:span text:style-name="T36"> </text:span>experience<text:span text:style-name="T36"> </text:span>as<text:span text:style-name="T34"> </text:span>a<text:span text:style-name="T36"> </text:span>pure<text:span text:style-name="T34"> </text:span>Software<text:span text:style-name="T36"> </text:span>guy,<text:span text:style-name="T34"> </text:span>putting<text:span text:style-name="T34"> </text:span>his<text:span text:style-name="T34"> </text:span>hands<text:span text:style-name="T34"> </text:span>unawarely<text:span text:style-name="T34"> </text:span>into<text:span text:style-name="T36"> </text:span>infrastrucutre.</text:p>
      <text:p text:style-name="P33">And<text:span text:style-name="T20"> </text:span>finally,<text:span text:style-name="T20"> </text:span>this<text:span text:style-name="T45"> </text:span>is<text:span text:style-name="T20"> </text:span>the<text:span text:style-name="T59"> </text:span>point<text:span text:style-name="T20"> </text:span>where<text:span text:style-name="T20"> </text:span>I<text:span text:style-name="T20"> </text:span>started<text:span text:style-name="T45"> </text:span>there<text:span text:style-name="T24"> </text:span>changing<text:span text:style-name="T45"> </text:span>the<text:span text:style-name="T45"> </text:span>way<text:span text:style-name="T45"> </text:span>i<text:span text:style-name="T24"> </text:span>definded<text:span text:style-name="T45"> </text:span>my<text:span text:style-name="T45"> </text:span>self:<text:span text:style-name="T45"> </text:span>at<text:span text:style-name="T24"> </text:span>that<text:span text:style-name="T20"> </text:span>point,<text:span text:style-name="T20"> </text:span>I<text:span text:style-name="T38"> </text:span>used<text:span text:style-name="T40"> </text:span>to<text:span text:style-name="T26"> </text:span>say that<text:span text:style-name="T47"> </text:span>i<text:span text:style-name="T26"> </text:span>am<text:span text:style-name="T47"> </text:span>a<text:span text:style-name="T26"> </text:span>«<text:span text:style-name="T26"> </text:span>FullStack »<text:span text:style-name="T26"> </text:span>Architect.</text:p>
      <text:p text:style-name="P215"><text:span text:style-name="T6">Duties</text:span><text:span text:style-name="T9"> </text:span><text:span text:style-name="T6">and</text:span><text:span text:style-name="T9"> </text:span><text:span text:style-name="T6">Achievements</text:span></text:p>
      <text:list text:continue-numbering="true" text:style-name="WWNum1">
        <text:list-item>
          <text:p text:style-name="P186">The<text:span text:style-name="T24"> </text:span>Work<text:span text:style-name="T45"> </text:span>began<text:span text:style-name="T45"> </text:span>with<text:span text:style-name="T45"> </text:span>the<text:span text:style-name="T45"> </text:span>desig<text:span text:style-name="T181">n</text:span><text:span text:style-name="T45"> </text:span>and<text:span text:style-name="T45"> </text:span>implementation<text:span text:style-name="T45"> </text:span>of<text:span text:style-name="T20"> </text:span>a<text:span text:style-name="T20"> </text:span>simple<text:span text:style-name="T20"> </text:span>utility<text:span text:style-name="T45"> </text:span>software,<text:span text:style-name="T45"> </text:span>whose<text:span text:style-name="T20"> </text:span>goal<text:span text:style-name="T38"> </text:span>was<text:span text:style-name="T24"> </text:span>to<text:span text:style-name="T20"> </text:span>normalize<text:span text:style-name="T24"> </text:span>Business<text:span text:style-name="T24"> </text:span>Processes,<text:span text:style-name="T20"> </text:span>especially<text:span text:style-name="T20"> </text:span>for<text:span text:style-name="T20"> </text:span>the<text:span text:style-name="T20"> </text:span>commercial<text:span text:style-name="T24"> </text:span>and<text:span text:style-name="T20"> </text:span>build<text:span text:style-name="T20"> </text:span>sites<text:span text:style-name="T24"> </text:span>managers<text:span text:style-name="T38"> </text:span>everyday<text:span text:style-name="T26"> </text:span>tasks.</text:p>
        </text:list-item>
        <text:list-item>
          <text:p text:style-name="P180">I<text:span text:style-name="T45"> </text:span>then<text:span text:style-name="T45"> </text:span>made<text:span text:style-name="T45"> </text:span>it<text:span text:style-name="T45"> </text:span>production<text:span text:style-name="T59"> </text:span>«<text:span text:style-name="T59"> </text:span>almost<text:span text:style-name="T59"> </text:span>»<text:span text:style-name="T59"> </text:span>ready,<text:span text:style-name="T45"> </text:span>by<text:span text:style-name="T45"> </text:span>adding<text:span text:style-name="T50"> </text:span>to<text:span text:style-name="T45"> </text:span>it<text:span text:style-name="T59"> </text:span>the<text:span text:style-name="T59"> </text:span>seed<text:span text:style-name="T59"> </text:span>of<text:span text:style-name="T59"> </text:span>a<text:span text:style-name="T20"> </text:span>DRP.<text:span text:style-name="T59"> </text:span>The<text:span text:style-name="T59"> </text:span>implemented<text:span text:style-name="T38"> </text:span>services were relation to construction project management: Gantt Charts, Tasks Management,<text:span text:style-name="T40"> </text:span>reporting.</text:p>
        </text:list-item>
        <text:list-item>
          <text:p text:style-name="P140">A<text:span text:style-name="T34"> </text:span>second<text:span text:style-name="T20"> </text:span>generation,<text:span text:style-name="T20"> </text:span>redesigned<text:span text:style-name="T45"> </text:span>IS<text:span text:style-name="T20"> </text:span>turned<text:span text:style-name="T45"> </text:span>it<text:span text:style-name="T20"> </text:span>into<text:span text:style-name="T20"> </text:span>a<text:span text:style-name="T45"> </text:span>B.A.M.<text:span text:style-name="T20"> </text:span>system<text:span text:style-name="T24"> </text:span>(Business<text:span text:style-name="T20"> </text:span>Activity<text:span text:style-name="T38"> </text:span>Monitoring) using<text:span text:style-name="T71">:</text:span></text:p>
          <text:list>
            <text:list-item>
              <text:p text:style-name="P158">The<text:span text:style-name="T20"> </text:span>Acitviti<text:span text:style-name="T45"> </text:span>BPMN<text:span text:style-name="T45"> </text:span>engine.</text:p>
            </text:list-item>
            <text:list-item>
              <text:p text:style-name="P155">A<text:span text:style-name="T34"> </text:span>JBI<text:span text:style-name="T170"> </text:span>ESB<text:span text:style-name="T20"> </text:span>coupled<text:span text:style-name="T20"> </text:span>to<text:span text:style-name="T20"> </text:span>the<text:span text:style-name="T45"> </text:span>BPMN<text:span text:style-name="T20"> </text:span>engine,<text:span text:style-name="T20"> </text:span>SOA<text:span text:style-name="T20"> </text:span>architecture<text:span text:style-name="T45"> </text:span>(all<text:span text:style-name="T20"> </text:span>BPMN<text:span text:style-name="T20"> </text:span>execution<text:span text:style-name="T45"> </text:span>were<text:span text:style-name="T38"> </text:span>invoked<text:span text:style-name="T47"> </text:span>through<text:span text:style-name="T47"> </text:span>the<text:span text:style-name="T26"> </text:span>ESB,<text:span text:style-name="T47"> </text:span>using<text:span text:style-name="T47"> </text:span>JAX-WS<text:span text:style-name="T47"> </text:span>/<text:span text:style-name="T26"> </text:span>JAX-RS).</text:p>
            </text:list-item>
            <text:list-item>
              <text:p text:style-name="P158">15<text:span text:style-name="T26"> </text:span>users<text:span text:style-name="T26"> </text:span>in<text:span text:style-name="T40"> </text:span>January 2014,<text:span text:style-name="T26"> </text:span>up to<text:span text:style-name="T26"> </text:span>30<text:span text:style-name="T26"> </text:span>end<text:span text:style-name="T40"> </text:span>of<text:span text:style-name="T26"> </text:span>2014,<text:span text:style-name="T26"> </text:span>then 40<text:span text:style-name="T26"> </text:span>end of 2015.</text:p>
            </text:list-item>
            <text:list-item>
              <text:p text:style-name="P156">As<text:span text:style-name="T20"> </text:span>I<text:span text:style-name="T45"> </text:span>first<text:span text:style-name="T45"> </text:span>talked<text:span text:style-name="T20"> </text:span>of<text:span text:style-name="T45"> </text:span>the<text:span text:style-name="T59"> </text:span>critical<text:span text:style-name="T20"> </text:span>importance<text:span text:style-name="T59"> </text:span>of<text:span text:style-name="T45"> </text:span>a<text:span text:style-name="T24"> </text:span>DRP,<text:span text:style-name="T45"> </text:span>i<text:span text:style-name="T45"> </text:span>was<text:span text:style-name="T45"> </text:span>certainly<text:span text:style-name="T20"> </text:span>not<text:span text:style-name="T45"> </text:span>realizing<text:span text:style-name="T59"> </text:span>how<text:span text:style-name="T20"> </text:span>deeply<text:span text:style-name="T38"> </text:span>I<text:span text:style-name="T179"> </text:span>would<text:span text:style-name="T40"> </text:span>dive into infrastructure<text:span text:style-name="T40"> </text:span>management...</text:p>
            </text:list-item>
          </text:list>
        </text:list-item>
        <text:list-item>
          <text:p text:style-name="P181">I<text:span text:style-name="T45"> </text:span>built<text:span text:style-name="T45"> </text:span>month<text:span text:style-name="T50"> </text:span>weeks<text:span text:style-name="T45"> </text:span>after<text:span text:style-name="T45"> </text:span>weeks<text:span text:style-name="T59"> </text:span>a<text:span text:style-name="T59"> </text:span>small<text:span text:style-name="T45"> </text:span>team<text:span text:style-name="T45"> </text:span>consisteing<text:span text:style-name="T59"> </text:span>of<text:span text:style-name="T59"> </text:span>3<text:span text:style-name="T45"> </text:span>to<text:span text:style-name="T45"> </text:span>5<text:span text:style-name="T59"> </text:span>developers<text:span text:style-name="T45"> </text:span>and<text:span text:style-name="T45"> </text:span>ops,<text:span text:style-name="T59"> </text:span>I<text:span text:style-name="T45"> </text:span>was<text:span text:style-name="T59"> </text:span>the<text:span text:style-name="T38"> </text:span>software architect with 2 developers, and manager for the 2 / 3 ops engineers (system engin<text:span text:style-name="T178">e</text:span>er,<text:span text:style-name="T40"> </text:span>security<text:span text:style-name="T26"> </text:span>engineer, network<text:span text:style-name="T26"> </text:span>engineer).</text:p>
        </text:list-item>
        <text:list-item>
          <text:p text:style-name="P141">I<text:span text:style-name="T20"> </text:span>was<text:span text:style-name="T20"> </text:span>personally<text:span text:style-name="T20"> </text:span>working<text:span text:style-name="T45"> </text:span>on<text:span text:style-name="T20"> </text:span>the<text:span text:style-name="T20"> </text:span>CI<text:span text:style-name="T20"> </text:span>system<text:span text:style-name="T20"> </text:span>a<text:span text:style-name="T24"> </text:span>classical<text:span text:style-name="T24"> </text:span>recipe<text:span text:style-name="T45"> </text:span>of<text:span text:style-name="T177"> </text:span>Git,<text:span text:style-name="T20"> </text:span>Maven,<text:span text:style-name="T20"> </text:span>Jenkins<text:span text:style-name="T20"> </text:span>(Junit,<text:span text:style-name="T38"> </text:span>DbUnit,<text:span text:style-name="T47"> </text:span>Mockito,<text:span text:style-name="T47"> </text:span>etc...),<text:span text:style-name="T47"> </text:span>Artifactory.<text:span text:style-name="T50"> </text:span>All<text:span text:style-name="T47"> </text:span>classics<text:span text:style-name="T47"> </text:span>of<text:span text:style-name="T50"> </text:span>that<text:span text:style-name="T50"> </text:span>prehistor<text:span text:style-name="T187">i</text:span>c<text:span text:style-name="T26"> </text:span>times.</text:p>
        </text:list-item>
        <text:list-item>
          <text:p text:style-name="P182">One<text:span text:style-name="T47"> </text:span>unthinkable<text:span text:style-name="T26"> </text:span>thing<text:span text:style-name="T47"> </text:span>happened<text:span text:style-name="T47"> </text:span>there,<text:span text:style-name="T26"> </text:span>where<text:span text:style-name="T50"> </text:span>i<text:span text:style-name="T50"> </text:span>lerned<text:span text:style-name="T26"> </text:span>a<text:span text:style-name="T59"> </text:span>lot<text:span text:style-name="T47"> </text:span>about<text:span text:style-name="T50"> </text:span>real<text:span text:style-name="T47"> </text:span>infratructure<text:span text:style-name="T71"> </text:span>,<text:span text:style-name="T47"> </text:span>I<text:span text:style-name="T47"> </text:span>conducted<text:span text:style-name="T38"> </text:span>and designed a full server room: SPVC used on premises servers, the IS being used by<text:span text:style-name="T40"> </text:span>employees<text:span text:style-name="T180"> </text:span>from<text:span text:style-name="T50"> </text:span>their<text:span text:style-name="T26"> </text:span>tablets<text:span text:style-name="T47"> </text:span>mainly<text:span text:style-name="T47"> </text:span>(MTT<text:span text:style-name="T50"> </text:span>french<text:span text:style-name="T26"> </text:span>trademark<text:span text:style-name="T47"> </text:span>Android<text:span text:style-name="T47"> </text:span>tablet).<text:span text:style-name="T26"> </text:span>A<text:span text:style-name="T47"> </text:span>crazy</text:p>
        </text:list-item>
      </text:list>
      <text:p text:style-name="P28">experience where i learned what a datacenter really is, e.g. what material are used on the floor<text:span text:style-name="T40"> </text:span>(epoxy)<text:span text:style-name="T36"> </text:span>of<text:span text:style-name="T36"> </text:span>datacenters,<text:span text:style-name="T36"> </text:span>Server<text:span text:style-name="T34"> </text:span>Hardware<text:span text:style-name="T43"> </text:span>Benchmark,<text:span text:style-name="T34"> </text:span>network<text:span text:style-name="T36"> </text:span>backbone,<text:span text:style-name="T36"> </text:span>DRP<text:span text:style-name="T36"> </text:span>with<text:span text:style-name="T34"> </text:span>FM200<text:span text:style-name="T36"> </text:span>fire<text:span text:style-name="T38"> </text:span>systems,<text:span text:style-name="T70"> </text:span>air co<text:span text:style-name="T188">o</text:span>ling,<text:span text:style-name="T40"> </text:span>electricity<text:span text:style-name="T26"> </text:span>etc...</text:p>
      <text:p text:style-name="P95"/>
      <text:p text:style-name="P208">Tech</text:p>
      <text:p text:style-name="P79"/>
      <text:list text:continue-numbering="true" text:style-name="WWNum1">
        <text:list-item>
          <text:p text:style-name="P183"><text:span text:style-name="T100">Operational</text:span><text:span text:style-name="T40">:</text:span><text:span text:style-name="T134"> </text:span>Gantt<text:span text:style-name="T176"> </text:span>charts,<text:span text:style-name="T134"> </text:span>Specific<text:span text:style-name="T176"> </text:span>Terms<text:span text:style-name="T182"> </text:span>and<text:span text:style-name="T134"> </text:span>Conditions<text:span text:style-name="T134"> </text:span>documents<text:span text:style-name="T71"> </text:span>in<text:span text:style-name="T176"> </text:span>building<text:span text:style-name="T176"> </text:span>industry<text:span text:style-name="T40"> </text:span>(CCTP<text:span text:style-name="T20"> </text:span>in<text:span text:style-name="T20"> </text:span>French)<text:span text:style-name="T20"> </text:span>/<text:span text:style-name="T20"> </text:span>Response<text:span text:style-name="T24"> </text:span>to<text:span text:style-name="T45"> </text:span>tenders<text:span text:style-name="T20"> </text:span>(«<text:span text:style-name="T50"> </text:span>Réponses<text:span text:style-name="T20"> </text:span>à<text:span text:style-name="T45"> </text:span>appel<text:span text:style-name="T24"> </text:span>d’offres<text:span text:style-name="T45"> </text:span>»<text:span text:style-name="T20"> </text:span>in<text:span text:style-name="T45"> </text:span>French)<text:span text:style-name="T45"> </text:span>/<text:span text:style-name="T24"> </text:span>supply<text:span text:style-name="T20"> </text:span>chain<text:span text:style-name="T38"> </text:span>management<text:span text:style-name="T47"> </text:span>on a<text:span text:style-name="T40"> </text:span>constuction site.</text:p>
        </text:list-item>
        <text:list-item>
          <text:p text:style-name="P167"><text:span text:style-name="T101">Devops</text:span><text:span text:style-name="T126"> </text:span><text:span text:style-name="T101">stack</text:span><text:span text:style-name="T26">:</text:span><text:span text:style-name="T59"> </text:span>Chef.io,<text:span text:style-name="T50"> </text:span>Virtual<text:span text:style-name="T45"> </text:span>Box<text:span text:style-name="T59"> </text:span>SOAP<text:span text:style-name="T59"> </text:span>API,<text:span text:style-name="T59"> </text:span>KVM<text:span text:style-name="T45"> </text:span>Virtual<text:span text:style-name="T45"> </text:span>Manager<text:span text:style-name="T59"> </text:span>OS:<text:span text:style-name="T59"> </text:span>CentOS<text:span text:style-name="T47"> </text:span>6.x,<text:span text:style-name="T38"> </text:span>Ubuntu<text:span text:style-name="T26"> </text:span>server</text:p>
        </text:list-item>
        <text:list-item>
          <text:p text:style-name="P168"><text:span text:style-name="T101">CI stack</text:span>: Artifactory, MAVEN3 (M2E), Git, Eclipse (eclipse bpmn modeler), Jenkins,<text:span text:style-name="T38"> </text:span>Checkstyle, JMeter, JUnit,<text:span text:style-name="T26"> </text:span>Mockito, DbUnit.</text:p>
        </text:list-item>
        <text:list-item>
          <text:p text:style-name="P187"><text:span text:style-name="T101">Dev</text:span><text:span text:style-name="T119"> </text:span><text:span text:style-name="T101">stack</text:span><text:span text:style-name="T59">:</text:span><text:span text:style-name="T20"> </text:span>Spring,<text:span text:style-name="T20"> </text:span>JPA,<text:span text:style-name="T20"> </text:span>Activiti<text:span text:style-name="T20"> </text:span>BPMN<text:span text:style-name="T20"> </text:span>engine,<text:span text:style-name="T20"> </text:span>petals<text:span text:style-name="T20"> </text:span>ESB<text:span text:style-name="T20"> </text:span>/<text:span text:style-name="T24"> </text:span>JBI<text:span text:style-name="T24"> </text:span>java<text:span text:style-name="T24"> </text:span>standard,<text:span text:style-name="T20"> </text:span>tomcat<text:span text:style-name="T20"> </text:span>7,<text:span text:style-name="T20"> </text:span>JAX-<text:span text:style-name="T38"> </text:span>WS/<text:span text:style-name="T56"> </text:span>SOAP/<text:span text:style-name="T56"> </text:span>WSDL,<text:span text:style-name="T36"> </text:span>JAX-RS,<text:span text:style-name="T56"> </text:span>Spring<text:span text:style-name="T43"> </text:span>WS,<text:span text:style-name="T43"> </text:span>JSF2,<text:span text:style-name="T43"> </text:span>Prime<text:span text:style-name="T43"> </text:span>Faces,<text:span text:style-name="T43"> </text:span>jQuery<text:span text:style-name="T36"> </text:span>v2.x.x,<text:span text:style-name="T56"> </text:span>JavaMail,<text:span text:style-name="T43"> </text:span>Apache<text:span text:style-name="T63"> </text:span>James<text:span text:style-name="T26"> </text:span>server,<text:span text:style-name="T40"> </text:span>Mailets.</text:p>
        </text:list-item>
        <text:list-item>
          <text:p text:style-name="P193">Misc.<text:span text:style-name="T47">: </text:span>FM200<text:span text:style-name="T47"> </text:span>?</text:p>
        </text:list-item>
      </text:list>
      <text:h text:style-name="P120" text:outline-level="3"><text:span text:style-name="T108">&gt; Atermès</text:span><text:span text:style-name="T121"> </text:span><text:span text:style-name="T108">Group</text:span></text:h>
      <text:h text:style-name="P16" text:outline-level="3"><text:span text:style-name="T108"/></text:h>
      <text:p text:style-name="P77"><text:span text:style-name="T18">Java</text:span><text:span text:style-name="T41"> </text:span><text:span text:style-name="T18">Dev</text:span><text:span text:style-name="T72"> </text:span><text:span text:style-name="T18">Engineer</text:span></text:p>
      <text:p text:style-name="P83">02/2013<text:span text:style-name="T26"> </text:span>–<text:span text:style-name="T26"> </text:span>05/2013</text:p>
      <text:p text:style-name="P87"/>
      <text:p text:style-name="P49">Atermès<text:span text:style-name="T34"> </text:span>is<text:span text:style-name="T34"> </text:span>a<text:span text:style-name="T34"> </text:span>French<text:span text:style-name="T24"> </text:span>Company<text:span text:style-name="T24"> </text:span>affiliated<text:span text:style-name="T24"> </text:span>to<text:span text:style-name="T24"> </text:span>Thalès,<text:span text:style-name="T34"> </text:span>a<text:span text:style-name="T24"> </text:span>player<text:span text:style-name="T20"> </text:span>in<text:span text:style-name="T34"> </text:span>the<text:span text:style-name="T24"> </text:span>military<text:span text:style-name="T24"> </text:span>technologies<text:span text:style-name="T34"> </text:span>industry.</text:p>
      <text:p text:style-name="P51"/>
      <text:p text:style-name="P35">As Java Dev Engineer, I worked in the R&amp;D department, where i designed and implemented a set of<text:span text:style-name="T38"> </text:span>Java<text:span text:style-name="T56"> </text:span>JSE6<text:span text:style-name="T43"> </text:span>Swing<text:span text:style-name="T56"> </text:span>components,<text:span text:style-name="T43"> </text:span>using<text:span text:style-name="T56"> </text:span>the<text:span text:style-name="T43"> </text:span>Luciad<text:span text:style-name="T43"> </text:span>Lightspeed<text:span text:style-name="T43"> </text:span>framework<text:span text:style-name="T56"> </text:span>(a<text:span text:style-name="T56"> </text:span>GIS<text:span text:style-name="T56"> </text:span>Framework,<text:span text:style-name="T43"> </text:span>very<text:span text:style-name="T43"> </text:span>early<text:span text:style-name="T38"> </text:span>endowed<text:span text:style-name="T26"> </text:span>with<text:span text:style-name="T40"> </text:span>3D capabilities).</text:p>
      <text:p text:style-name="P35"/>
      <text:p text:style-name="P36">It<text:span text:style-name="T56"> </text:span>was<text:span text:style-name="T34"> </text:span>mainly<text:span text:style-name="T36"> </text:span>about<text:span text:style-name="T56"> </text:span>Terran<text:span text:style-name="T34"> </text:span>elevation<text:span text:style-name="T36"> </text:span>analysis,<text:span text:style-name="T43"> </text:span>hypsometry<text:span text:style-name="T43"> </text:span>in<text:span text:style-name="T43"> </text:span>GIS.<text:span text:style-name="T38"> </text:span>Military purpose<text:span text:style-name="T26"> </text:span>only.</text:p>
      <text:p text:style-name="P90"/>
      <text:p text:style-name="P107"><text:span text:style-name="T5">Duties</text:span><text:span text:style-name="T8"> </text:span><text:span text:style-name="T5">and</text:span><text:span text:style-name="T8"> </text:span><text:span text:style-name="T5">Achievements</text:span></text:p>
      <text:p text:style-name="P93"/>
      <text:list text:continue-numbering="true" text:style-name="WWNum1">
        <text:list-item>
          <text:p text:style-name="P142">designed<text:span text:style-name="T34"> </text:span>and<text:span text:style-name="T24"> </text:span>implemented<text:span text:style-name="T24"> </text:span>a<text:span text:style-name="T24"> </text:span>set<text:span text:style-name="T24"> </text:span>of<text:span text:style-name="T34"> </text:span>Java<text:span text:style-name="T20"> </text:span>JSE6<text:span text:style-name="T24"> </text:span>Swing<text:span text:style-name="T24"> </text:span>components,<text:span text:style-name="T24"> </text:span>using<text:span text:style-name="T24"> </text:span>the<text:span text:style-name="T24"> </text:span>Luciad<text:span text:style-name="T20"> </text:span>Lightspeed<text:span text:style-name="T38"> </text:span>framework,<text:span text:style-name="T26"> </text:span>and<text:span text:style-name="T47"> </text:span>Luciad<text:span text:style-name="T26"> </text:span>Lightspeed<text:span text:style-name="T47"> </text:span>hypsometric<text:span text:style-name="T26"> </text:span>"IndexColorModels".</text:p>
        </text:list-item>
        <text:list-item>
          <text:p text:style-name="P143">I<text:span text:style-name="T24"> </text:span>pushed<text:span text:style-name="T20"> </text:span>in<text:span text:style-name="T24"> </text:span>Junit<text:span text:style-name="T34"> </text:span>tesyting,<text:span text:style-name="T20"> </text:span>the<text:span text:style-name="T34"> </text:span>guys<text:span text:style-name="T24"> </text:span>were<text:span text:style-name="T20"> </text:span>manily<text:span text:style-name="T20"> </text:span>working<text:span text:style-name="T24"> </text:span>over<text:span text:style-name="T24"> </text:span>there<text:span text:style-name="T34"> </text:span>with<text:span text:style-name="T20"> </text:span>the<text:span text:style-name="T20"> </text:span>well<text:span text:style-name="T24"> </text:span>know<text:span text:style-name="T24"> </text:span>Qt<text:span text:style-name="T34"> </text:span>C++<text:span text:style-name="T38"> </text:span>UI<text:span text:style-name="T26"> </text:span>framework.</text:p>
        </text:list-item>
        <text:list-item>
          <text:p text:style-name="P157">I<text:span text:style-name="T45"> </text:span>learned<text:span text:style-name="T50"> </text:span>for<text:span text:style-name="T59"> </text:span>the<text:span text:style-name="T50"> </text:span>first<text:span text:style-name="T45"> </text:span>time,<text:span text:style-name="T50"> </text:span>and<text:span text:style-name="T45"> </text:span>a<text:span text:style-name="T45"> </text:span>lot<text:span text:style-name="T59"> </text:span>about<text:span text:style-name="T45"> </text:span>GIS<text:span text:style-name="T59"> </text:span>systems:</text:p>
          <text:list>
            <text:list-item>
              <text:p text:style-name="P160">that’s<text:span text:style-name="T34"> </text:span>after<text:span text:style-name="T24"> </text:span>that<text:span text:style-name="T24"> </text:span>pro<text:span text:style-name="T34"> </text:span>experience,<text:span text:style-name="T24"> </text:span>that<text:span text:style-name="T24"> </text:span>I<text:span text:style-name="T34"> </text:span>got<text:span text:style-name="T36"> </text:span>interested<text:span text:style-name="T24"> </text:span>into<text:span text:style-name="T34"> </text:span>OpenStreetMap,<text:span text:style-name="T24"> </text:span>Leaflet,<text:span text:style-name="T24"> </text:span>etc.</text:p>
            </text:list-item>
            <text:list-item>
              <text:p text:style-name="P198"><text:span text:style-name="T145">Fundamental knowledge: </text:span><text:bookmark text:name="tw-target-text"/><text:span text:style-name="T145">geoid, reference ellipsoid, reference system, projections, reference point, datum, reference ellipsoid, reference system, projections, reference point, datum, tiles </text:span><text:span text:style-name="T146">server,</text:span><text:span text:style-name="T150"> </text:span><text:span text:style-name="T145">"line-of-sights",</text:span><text:span text:style-name="T150"> </text:span><text:span text:style-name="T145">etc.…</text:span></text:p>
            </text:list-item>
          </text:list>
        </text:list-item>
      </text:list>
      <text:p text:style-name="P97"/>
      <text:p text:style-name="P206">Tech</text:p>
      <text:p text:style-name="P57"><text:span text:style-name="T103"/></text:p>
      <text:list text:continue-numbering="true" text:style-name="WWNum1">
        <text:list-item>
          <text:p text:style-name="P177"><text:span text:style-name="T101">OS</text:span>:<text:span text:style-name="T36"> </text:span>Windows,<text:span text:style-name="T24"> </text:span>sur<text:span text:style-name="T24"> </text:span>machines<text:span text:style-name="T24"> </text:span>Dell<text:span text:style-name="T34"> </text:span>Alienware</text:p>
        </text:list-item>
        <text:list-item>
          <text:p text:style-name="P177"><text:span text:style-name="T101">CI</text:span><text:span text:style-name="T123"> </text:span><text:span text:style-name="T101">stack</text:span>:<text:span text:style-name="T71"> </text:span>quasi-empty<text:span text:style-name="T134">:</text:span><text:span text:style-name="T176"> </text:span>Maven<text:span text:style-name="T176"> </text:span>+<text:span text:style-name="T134"> </text:span>Junit</text:p>
        </text:list-item>
        <text:list-item>
          <text:p text:style-name="P177"><text:span text:style-name="T101">Dev</text:span><text:span text:style-name="T126"> </text:span><text:span text:style-name="T101">stack</text:span>:<text:span text:style-name="T45"> </text:span>Swing<text:span text:style-name="T59"> </text:span>JSE6,<text:span text:style-name="T45"> </text:span>JAXB,<text:span text:style-name="T59"> </text:span>Luciad<text:span text:style-name="T45"> </text:span>Lightspeed,<text:span text:style-name="T59"> </text:span>MVC2<text:span text:style-name="T45"> </text:span>design<text:span text:style-name="T59"> </text:span>pattern.</text:p>
        </text:list-item>
        <text:list-item>
          <text:p text:style-name="P173">Misc.<text:span text:style-name="T20">:</text:span><text:span text:style-name="T24"> </text:span>a<text:span text:style-name="T59"> </text:span>bit<text:span text:style-name="T24"> </text:span>of<text:span text:style-name="T20"> </text:span>differential<text:span text:style-name="T45"> </text:span>geometry<text:span text:style-name="T20"> </text:span>of<text:span text:style-name="T20"> </text:span>finite<text:span text:style-name="T59"> </text:span>dimensional<text:span text:style-name="T24"> </text:span>manifolds.</text:p>
        </text:list-item>
      </text:list>
      <text:p text:style-name="P90"/>
      <text:p text:style-name="P90"/>
      <text:p text:style-name="P90"/>
      <text:p text:style-name="P102"/>
      <text:h text:style-name="P17" text:outline-level="3"><text:span text:style-name="T117">&gt; Michael</text:span><text:span text:style-name="T121"> </text:span><text:span text:style-name="T117">Page</text:span><text:span text:style-name="T121"> </text:span><text:span text:style-name="T108">International</text:span></text:h>
      <text:h text:style-name="P17" text:outline-level="3"><text:span text:style-name="T108"/></text:h>
      <text:p text:style-name="P85"><text:span text:style-name="T87">Dev</text:span><text:span text:style-name="T51"> </text:span><text:span text:style-name="T87">Engineer</text:span><text:span text:style-name="T60"> </text:span></text:p>
      <text:p text:style-name="P83">01/2012<text:span text:style-name="T26"> </text:span>–<text:span text:style-name="T26"> </text:span>11/2012</text:p>
      <text:p text:style-name="P87"/>
      <text:p text:style-name="P29">At<text:span text:style-name="T24"> </text:span>the<text:span text:style-name="T45"> </text:span>heart<text:span text:style-name="T24"> </text:span>of<text:span text:style-name="T20"> </text:span>Michael<text:span text:style-name="T20"> </text:span>Page’s<text:span text:style-name="T20"> </text:span>IT<text:span text:style-name="T24"> </text:span>Department<text:span text:style-name="T24"> </text:span>(EMEA),<text:span text:style-name="T45"> </text:span>I<text:span text:style-name="T45"> </text:span>took<text:span text:style-name="T20"> </text:span>part<text:span text:style-name="T20"> </text:span>in<text:span text:style-name="T20"> </text:span>the<text:span text:style-name="T45"> </text:span>full<text:span text:style-name="T20"> </text:span>revamping<text:span text:style-name="T45"> </text:span>of<text:span text:style-name="T20"> </text:span>Michael<text:span text:style-name="T38"> </text:span>Page’s Inforamtion system, along with 10 à 15 Java Dev Engineers, 2/3 IT Architects, QA and ten<text:span text:style-name="T40"> </text:span>Business<text:span text:style-name="T26"> </text:span>Analysts.</text:p>
      <text:p text:style-name="P125">My<text:span text:style-name="T20"> </text:span>personal<text:span text:style-name="T45"> </text:span>scope<text:span text:style-name="T24"> </text:span>was<text:span text:style-name="T45"> </text:span>focused<text:span text:style-name="T45"> </text:span>on<text:span text:style-name="T45"> </text:span>the<text:span text:style-name="T24"> </text:span>«<text:span text:style-name="T50"> </text:span>backend<text:span text:style-name="T24"> </text:span>»<text:span text:style-name="T45"> </text:span>part<text:span text:style-name="T20"> </text:span>of<text:span text:style-name="T45"> </text:span>all<text:span text:style-name="T45"> </text:span>software<text:span text:style-name="T45"> </text:span>responsible<text:span text:style-name="T20"> </text:span>for<text:span text:style-name="T20"> </text:span>Candidates<text:span text:style-name="T38"> </text:span>Processes Management, including the Candidates Assessment. This was my first professional<text:span text:style-name="T40"> </text:span>experience<text:span text:style-name="T47"> </text:span>into<text:span text:style-name="T26"> </text:span>a<text:span text:style-name="T47"> </text:span>major<text:span text:style-name="T26"> </text:span>large scale<text:span text:style-name="T47"> </text:span>IT<text:span text:style-name="T47"> </text:span>Department<text:span text:style-name="T26"> </text:span>of an<text:span text:style-name="T26"> </text:span>International<text:span text:style-name="T47"> </text:span>Corporation.</text:p>
      <text:p text:style-name="P95"/>
      <text:p text:style-name="P115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79"/>
      <text:list text:continue-numbering="true" text:style-name="WWNum1">
        <text:list-item>
          <text:p text:style-name="P188">In<text:span text:style-name="T20"> </text:span>collaboration<text:span text:style-name="T20"> </text:span>with<text:span text:style-name="T45"> </text:span>IT<text:span text:style-name="T24"> </text:span>Architects,<text:span text:style-name="T45"> </text:span>and<text:span text:style-name="T20"> </text:span>Business<text:span text:style-name="T20"> </text:span>Analysts,<text:span text:style-name="T45"> </text:span>I<text:span text:style-name="T20"> </text:span>designed<text:span text:style-name="T45"> </text:span>and<text:span text:style-name="T45"> </text:span>implemented<text:span text:style-name="T20"> </text:span>the<text:span text:style-name="T38"> </text:span>"candidate<text:span text:style-name="T59"> </text:span>assessment"<text:span text:style-name="T59"> </text:span>components.<text:span text:style-name="T59"> </text:span>That<text:span text:style-name="T45"> </text:span>made<text:span text:style-name="T45"> </text:span>me<text:span text:style-name="T50"> </text:span>an<text:span text:style-name="T59"> </text:span>SME<text:span text:style-name="T50"> </text:span>on<text:span text:style-name="T59"> </text:span>the<text:span text:style-name="T45"> </text:span>Candidate<text:span text:style-name="T45"> </text:span>Assessment<text:span text:style-name="T63"> </text:span>functional<text:span text:style-name="T26"> </text:span>scope.</text:p>
        </text:list-item>
        <text:list-item>
          <text:p text:style-name="P192">Learned<text:span text:style-name="T50"> </text:span>a<text:span text:style-name="T59"> </text:span>lot<text:span text:style-name="T50"> </text:span>on<text:span text:style-name="T59"> </text:span>HR<text:span text:style-name="T50"> </text:span>Business<text:span text:style-name="T50"> </text:span>Process<text:span text:style-name="T59"> </text:span>in<text:span text:style-name="T50"> </text:span>the<text:span text:style-name="T47"> </text:span>real<text:span text:style-name="T45"> </text:span>world</text:p>
        </text:list-item>
        <text:list-item>
          <text:p text:style-name="P144">Classic<text:span text:style-name="T53"> </text:span>Java<text:span text:style-name="T53"> </text:span>developmen,<text:span text:style-name="T56"> </text:span>involving<text:span text:style-name="T64"> </text:span>CI,<text:span text:style-name="T64"> </text:span>using<text:span text:style-name="T64"> </text:span>Maven,<text:span text:style-name="T64"> </text:span>JUnit,<text:span text:style-name="T64"> </text:span>on<text:span text:style-name="T56"> </text:span>premise<text:span text:style-name="T53"> </text:span>Nexus<text:span text:style-name="T64"> </text:span>Sonatype<text:span text:style-name="T53"> </text:span>repo.<text:span text:style-name="T38"> </text:span>Some<text:span text:style-name="T59"> </text:span>Java<text:span text:style-name="T50"> </text:span>dependencies had<text:span text:style-name="T47"> </text:span>to<text:span text:style-name="T47"> </text:span>be<text:span text:style-name="T26"> </text:span>«<text:span text:style-name="T50"> </text:span>mavenized »,<text:span text:style-name="T47"> </text:span>some<text:span text:style-name="T50"> </text:span>others<text:span text:style-name="T47"> </text:span>already<text:span text:style-name="T47"> </text:span>were.</text:p>
        </text:list-item>
        <text:list-item>
          <text:p text:style-name="P145">I<text:span text:style-name="T59"> </text:span>took<text:span text:style-name="T59"> </text:span>part<text:span text:style-name="T59"> </text:span>in<text:span text:style-name="T59"> </text:span>a<text:span text:style-name="T45"> </text:span>huge<text:span text:style-name="T59"> </text:span>Security<text:span text:style-name="T59"> </text:span>Operation,<text:span text:style-name="T50"> </text:span>because<text:span text:style-name="T45"> </text:span>of<text:span text:style-name="T59"> </text:span>a<text:span text:style-name="T47"> </text:span>discovered<text:span text:style-name="T50"> </text:span>major<text:span text:style-name="T59"> </text:span>intrusion<text:span text:style-name="T59"> </text:span>attack<text:span text:style-name="T59"> </text:span>in<text:span text:style-name="T38"> </text:span>Michael<text:span text:style-name="T59"> </text:span>Page<text:span text:style-name="T47"> </text:span>Information<text:span text:style-name="T47"> </text:span>System,<text:span text:style-name="T50"> </text:span>a<text:span text:style-name="T47"> </text:span>long<text:span text:style-name="T47"> </text:span>memorable<text:span text:style-name="T59"> </text:span>pizza<text:span text:style-name="T59"> </text:span>week-end...</text:p>
        </text:list-item>
        <text:list-item>
          <text:p text:style-name="P157">I<text:span text:style-name="T45"> </text:span>started<text:span text:style-name="T45"> </text:span>there<text:span text:style-name="T45"> </text:span>being<text:span text:style-name="T59"> </text:span>involved<text:span text:style-name="T50"> </text:span>into<text:span text:style-name="T59"> </text:span>topics<text:span text:style-name="T45"> </text:span>of<text:span text:style-name="T59"> </text:span>CICD<text:span text:style-name="T45"> </text:span>and<text:span text:style-name="T59"> </text:span>it<text:span text:style-name="T45"> </text:span>the<text:span text:style-name="T59"> </text:span>Infrastructure<text:span text:style-name="T45"> </text:span>it<text:span text:style-name="T20"> </text:span>relies<text:span text:style-name="T59"> </text:span>on.</text:p>
        </text:list-item>
        <text:list-item>
          <text:p text:style-name="P146">I<text:span text:style-name="T34"> </text:span>worked<text:span text:style-name="T20"> </text:span>on<text:span text:style-name="T24"> </text:span>a<text:span text:style-name="T34"> </text:span>proposal<text:span text:style-name="T34"> </text:span>for<text:span text:style-name="T24"> </text:span>using<text:span text:style-name="T24"> </text:span>the<text:span text:style-name="T34"> </text:span>Fractal<text:span text:style-name="T34"> </text:span>Julia<text:span text:style-name="T24"> </text:span>Framework<text:span text:style-name="T24"> </text:span>to<text:span text:style-name="T24"> </text:span>refactor<text:span text:style-name="T20"> </text:span>functional<text:span text:style-name="T24"> </text:span>units<text:span text:style-name="T34"> </text:span>along<text:span text:style-name="T38"> </text:span>the<text:span text:style-name="T47"> </text:span>IS revamping process.</text:p>
        </text:list-item>
      </text:list>
      <text:p text:style-name="P98"/>
      <text:p text:style-name="P210">Tech</text:p>
      <text:p text:style-name="P58"><text:span text:style-name="T104"/></text:p>
      <text:list text:continue-numbering="true" text:style-name="WWNum1">
        <text:list-item>
          <text:p text:style-name="P177"><text:span text:style-name="T101">OS</text:span>:<text:span text:style-name="T59"> </text:span>Windows</text:p>
        </text:list-item>
        <text:list-item>
          <text:p text:style-name="P177"><text:span text:style-name="T101">CI</text:span><text:span text:style-name="T115"> </text:span><text:span text:style-name="T101">stack</text:span>:<text:span text:style-name="T47"> </text:span>Maven,<text:span text:style-name="T26"> </text:span>Tortoise<text:span text:style-name="T26"> </text:span>SVN,<text:span text:style-name="T26"> </text:span>JIRA,<text:span text:style-name="T26"> </text:span>Jenkins,<text:span text:style-name="T47"> </text:span>Nexus<text:span text:style-name="T26"> </text:span>Sonatype.</text:p>
        </text:list-item>
        <text:list-item>
          <text:p text:style-name="P169"><text:span text:style-name="T101">Dev stack</text:span>: Tomcat 6, WebLogic 9, struts 1, Taglibs, Spring, hibernate, JUnit, JMX, JAXP,<text:span text:style-name="T40"> </text:span>Log4J,<text:span text:style-name="T24"> </text:span>Fractal<text:span text:style-name="T34"> </text:span>Julia,<text:span text:style-name="T20"> </text:span>Javamail.(2011<text:span text:style-name="T24">: </text:span>cf.<text:span text:style-name="T24"> </text:span>Mon<text:span text:style-name="T24"> </text:span>année<text:span text:style-name="T34"> </text:span>de<text:span text:style-name="T20"> </text:span>diplôme<text:span text:style-name="T24"> </text:span>Architecte<text:span text:style-name="T24"> </text:span>logiciel<text:span text:style-name="T24"> </text:span>AFCEPF)</text:p>
        </text:list-item>
      </text:list>
      <text:p text:style-name="P90"/>
      <text:p text:style-name="P59"><text:span text:style-name="T73">{</text:span><text:span text:style-name="T74"> </text:span><text:span text:style-name="T73">2011</text:span><text:span text:style-name="T75">:</text:span><text:span text:style-name="T76"> </text:span><text:span text:style-name="T73">I</text:span><text:span text:style-name="T76"> </text:span><text:span text:style-name="T73">spent</text:span><text:span text:style-name="T77"> </text:span><text:span text:style-name="T73">one</text:span><text:span text:style-name="T78"> </text:span><text:span text:style-name="T73">year</text:span><text:span text:style-name="T76"> </text:span><text:span text:style-name="T73">in</text:span><text:span text:style-name="T76"> </text:span><text:span text:style-name="T73">a</text:span><text:span text:style-name="T74"> </text:span><text:span text:style-name="T73">French</text:span><text:span text:style-name="T78"> </text:span><text:span text:style-name="T73">IT</text:span><text:span text:style-name="T76"> </text:span><text:span text:style-name="T73">school</text:span><text:span text:style-name="T76"> </text:span><text:span text:style-name="T73">named</text:span><text:span text:style-name="T76"> </text:span><text:span text:style-name="T73">«</text:span><text:span text:style-name="T79"> </text:span><text:span text:style-name="T73">AFCEPF</text:span><text:span text:style-name="T80"> </text:span><text:span text:style-name="T73">»</text:span><text:span text:style-name="T74"> </text:span><text:span text:style-name="T73">to</text:span><text:span text:style-name="T76"> </text:span><text:span text:style-name="T73">get</text:span><text:span text:style-name="T76"> </text:span><text:span text:style-name="T73">a</text:span><text:span text:style-name="T76"> </text:span><text:span text:style-name="T73">Software</text:span><text:span text:style-name="T74"> </text:span><text:span text:style-name="T73">Architect</text:span><text:span text:style-name="T77"> </text:span><text:span text:style-name="T73">degree}</text:span></text:p>
      <text:p text:style-name="P54"/>
      <text:p text:style-name="P101"/>
      <text:h text:style-name="P17" text:outline-level="3"><text:span text:style-name="T108">&gt; Sanofi</text:span><text:span text:style-name="T122"> </text:span><text:span text:style-name="T108">Aventis</text:span></text:h>
      <text:h text:style-name="P17" text:outline-level="3"><text:span text:style-name="T108"/></text:h>
      <text:p text:style-name="P77"><text:span text:style-name="T18">Java</text:span><text:span text:style-name="T81"> </text:span><text:span text:style-name="T18">Engineer</text:span></text:p>
      <text:p text:style-name="P83">02/2010<text:span text:style-name="T26"> </text:span>–<text:span text:style-name="T26"> </text:span>12/2010</text:p>
      <text:p text:style-name="P87"/>
      <text:p text:style-name="P33">I was hired as contractor At Sanofi Aventis, R&amp;D, in order to design and develop a software able to<text:span text:style-name="T40"> </text:span>collect,<text:span text:style-name="T20"> </text:span>and<text:span text:style-name="T45"> </text:span>bring<text:span text:style-name="T45"> </text:span>up<text:span text:style-name="T45"> </text:span>analytics<text:span text:style-name="T20"> </text:span>in<text:span text:style-name="T45"> </text:span>form<text:span text:style-name="T45"> </text:span>of<text:span text:style-name="T45"> </text:span>Analitycs<text:span text:style-name="T45"> </text:span>Dashboard,<text:span text:style-name="T20"> </text:span>in<text:span text:style-name="T59"> </text:span>the<text:span text:style-name="T20"> </text:span>field<text:span text:style-name="T45"> </text:span>of<text:span text:style-name="T20"> </text:span>Genetics<text:span text:style-name="T71">:</text:span><text:span text:style-name="T20"> </text:span>The<text:span text:style-name="T20"> </text:span>researchers<text:span text:style-name="T38"> </text:span>had<text:span text:style-name="T26"> </text:span>in mind<text:span text:style-name="T26"> </text:span>to try and use<text:span text:style-name="T40"> </text:span>Data<text:span text:style-name="T26"> </text:span>mining techniques.</text:p>
      <text:p text:style-name="P41"/>
      <text:p text:style-name="P44">The<text:span text:style-name="T45"> </text:span>main<text:span text:style-name="T59"> </text:span>requirements<text:span text:style-name="T50"> </text:span>were<text:span text:style-name="T47">:</text:span></text:p>
      <text:list text:continue-numbering="true" text:style-name="WWNum1">
        <text:list-item>
          <text:p text:style-name="P147">The software modulari<text:span text:style-name="T186">zation</text:span>: It should be easy to add more analysis modules, such as within a<text:span text:style-name="T40"> </text:span>plugin<text:span text:style-name="T20"> </text:span>model:<text:span text:style-name="T20"> </text:span>The<text:span text:style-name="T20"> </text:span>researchers<text:span text:style-name="T45"> </text:span>wanted<text:span text:style-name="T59"> </text:span>the ability<text:span text:style-name="T45"> </text:span>to<text:span text:style-name="T45"> </text:span>add<text:span text:style-name="T45"> </text:span>custom<text:span text:style-name="T20"> </text:span>analysis<text:span text:style-name="T45"> </text:span>modules<text:span text:style-name="T20"> </text:span>on<text:span text:style-name="T45"> </text:span>demand.</text:p>
        </text:list-item>
        <text:list-item>
          <text:p text:style-name="P148">Moreover,<text:span text:style-name="T56"> </text:span>the<text:span text:style-name="T43"> </text:span>plugins<text:span text:style-name="T56"> </text:span>must<text:span text:style-name="T64"> </text:span>not<text:span text:style-name="T56"> </text:span>require<text:span text:style-name="T64"> </text:span>any<text:span text:style-name="T64"> </text:span>change<text:span text:style-name="T64"> </text:span>for<text:span text:style-name="T56"> </text:span>deployment,<text:span text:style-name="T56"> </text:span>except<text:span text:style-name="T56"> </text:span>editing<text:span text:style-name="T43"> </text:span>a<text:span text:style-name="T38"> </text:span>configuration<text:span text:style-name="T26"> </text:span>file, and<text:span text:style-name="T26"> </text:span>a<text:span text:style-name="T40"> </text:span>restart.</text:p>
        </text:list-item>
      </text:list>
      <text:p text:style-name="P216"><text:span text:style-name="T6">Duties</text:span><text:span text:style-name="T9"> </text:span><text:span text:style-name="T6">and</text:span><text:span text:style-name="T9"> </text:span><text:span text:style-name="T6">Achievements</text:span></text:p>
      <text:list text:continue-numbering="true" text:style-name="WWNum1">
        <text:list-item>
          <text:p text:style-name="P175"><text:span text:style-name="T184">Java </text:span><text:span text:style-name="T183">Development</text:span>,<text:span text:style-name="T68"> </text:span>UML<text:span text:style-name="T53"> </text:span>analysis,</text:p>
        </text:list-item>
        <text:list-item>
          <text:p text:style-name="P159">MVC2<text:span text:style-name="T20"> </text:span>Architecture<text:span text:style-name="T24"> </text:span>model,<text:span text:style-name="T45"> </text:span>struts<text:span text:style-name="T20"> </text:span>2,<text:span text:style-name="T45"> </text:span>Spring,<text:span text:style-name="T20"> </text:span>Hibernate<text:span text:style-name="T45"> </text:span>based<text:span text:style-name="T20"> </text:span>implementation</text:p>
        </text:list-item>
        <text:list-item>
          <text:p text:style-name="P149">Configuration<text:span text:style-name="T43"> </text:span>and<text:span text:style-name="T43"> </text:span>Set<text:span text:style-name="T43"> </text:span>up<text:span text:style-name="T185"> </text:span>of<text:span text:style-name="T43"> </text:span>Development<text:span text:style-name="T43"> </text:span>environments:<text:span text:style-name="T43"> </text:span>Eclipse<text:span text:style-name="T36"> </text:span>,<text:span text:style-name="T43"> </text:span>Maven,<text:span text:style-name="T36"> </text:span>Nexus,<text:span text:style-name="T43"> </text:span>SVN<text:span text:style-name="T38"> </text:span>Subversion<text:span text:style-name="T26"> </text:span>et<text:span text:style-name="T26"> </text:span>ses plugins<text:span text:style-name="T26"> </text:span>eclipse/tortoise.</text:p>
        </text:list-item>
        <text:list-item>
          <text:p text:style-name="P184">I conducted workshops to train 2 researchers for java development in that framework: they<text:span text:style-name="T40"> </text:span>wanted<text:span text:style-name="T36"> </text:span>to<text:span text:style-name="T34"> </text:span>develop<text:span text:style-name="T36"> </text:span>themselves<text:span text:style-name="T34"> </text:span>the<text:span text:style-name="T24"> </text:span>future<text:span text:style-name="T34"> </text:span>analysis<text:span text:style-name="T34"> </text:span>models,<text:span text:style-name="T34"> </text:span>with<text:span text:style-name="T34"> </text:span>the<text:span text:style-name="T24"> </text:span>help<text:span text:style-name="T34"> </text:span>of<text:span text:style-name="T34"> </text:span>other<text:span text:style-name="T36"> </text:span>contractyoirs<text:span text:style-name="T38"> </text:span>when needed.</text:p>
        </text:list-item>
        <text:list-item>
          <text:p text:style-name="P194">I<text:span text:style-name="T59"> </text:span>learned<text:span text:style-name="T47"> </text:span>a<text:span text:style-name="T59"> </text:span>bit<text:span text:style-name="T50"> </text:span>about<text:span text:style-name="T59"> </text:span>what<text:span text:style-name="T59"> </text:span>epi-genetics<text:span text:style-name="T50"> </text:span>is</text:p>
        </text:list-item>
      </text:list>
      <text:p text:style-name="P211">Tech</text:p>
      <text:p text:style-name="P60"><text:span text:style-name="T104"/></text:p>
      <text:list text:continue-numbering="true" text:style-name="WWNum1">
        <text:list-item>
          <text:p text:style-name="P177"><text:span text:style-name="T101">OS</text:span><text:span text:style-name="T47">:</text:span><text:span text:style-name="T50"> </text:span>Windows</text:p>
        </text:list-item>
        <text:list-item>
          <text:p text:style-name="P177"><text:span text:style-name="T101">CI stack</text:span>:<text:span text:style-name="T26"> </text:span>Subversion,<text:span text:style-name="T71"> </text:span>Tortoise<text:span text:style-name="T40"> </text:span>SVN.</text:p>
        </text:list-item>
        <text:list-item>
          <text:p text:style-name="P173"><text:span text:style-name="T101">Dev</text:span><text:span text:style-name="T129"> </text:span><text:span text:style-name="T101">stack</text:span><text:span text:style-name="T50">:</text:span><text:span text:style-name="T20"> </text:span>Java<text:span text:style-name="T59"> </text:span>EE<text:span text:style-name="T20"> </text:span>Servlet<text:span text:style-name="T20"> </text:span>Containers,<text:span text:style-name="T20"> </text:span>Struts<text:span text:style-name="T45"> </text:span>2,<text:span text:style-name="T45"> </text:span>Taglibs,<text:span text:style-name="T45"> </text:span>Tomcat,<text:span text:style-name="T45"> </text:span>Spring,<text:span text:style-name="T45"> </text:span>Hibernate,<text:span text:style-name="T45"> </text:span>Junit</text:p>
        </text:list-item>
      </text:list>
      <text:p text:style-name="P103"/>
      <text:p text:style-name="P103"/>
      <text:h text:style-name="P18" text:outline-level="3"><text:span text:style-name="T106">&gt; </text:span><text:span text:style-name="T107">C</text:span><text:span text:style-name="T106">PAM</text:span></text:h>
      <text:h text:style-name="P18" text:outline-level="3"><text:span text:style-name="T106"/></text:h>
      <text:p text:style-name="P77"><text:span text:style-name="T48">Java</text:span><text:span text:style-name="T65"> </text:span><text:span text:style-name="T28">Engine</text:span><text:span text:style-name="T29">e</text:span><text:span text:style-name="T28">r </text:span><text:span text:style-name="T29">SME</text:span></text:p>
      <text:p text:style-name="P83">03/2009<text:span text:style-name="T26"> </text:span>–<text:span text:style-name="T26"> </text:span>11/2009</text:p>
      <text:p text:style-name="P87"/>
      <text:p text:style-name="P37">The<text:span text:style-name="T34"> </text:span>“CPAM”,<text:span text:style-name="T24"> </text:span>is<text:span text:style-name="T20"> </text:span>somehow<text:span text:style-name="T24"> </text:span>the<text:span text:style-name="T20"> </text:span>equivalent<text:span text:style-name="T24"> </text:span>of<text:span text:style-name="T24"> </text:span>NIH<text:span text:style-name="T20"> </text:span>in<text:span text:style-name="T24"> </text:span>the<text:span text:style-name="T20"> </text:span>USA.<text:span text:style-name="T20"> </text:span>I<text:span text:style-name="T24"> </text:span>was<text:span text:style-name="T24"> </text:span>hired<text:span text:style-name="T20"> </text:span>as<text:span text:style-name="T24"> </text:span>a<text:span text:style-name="T20"> </text:span><text:span text:style-name="T23">contractor, </text:span>Java<text:span text:style-name="T45"> </text:span>technology<text:span text:style-name="T24"> </text:span>SME,<text:span text:style-name="T20"> </text:span>in<text:span text:style-name="T38"> </text:span>a<text:span text:style-name="T59"> </text:span>team<text:span text:style-name="T50"> </text:span>which<text:span text:style-name="T47"> </text:span>was<text:span text:style-name="T50"> </text:span>developing<text:span text:style-name="T47"> </text:span>a<text:span text:style-name="T59"> </text:span>task<text:span text:style-name="T50"> </text:span>management<text:span text:style-name="T50"> </text:span>and<text:span text:style-name="T50"> </text:span>employee<text:span text:style-name="T59"> </text:span>assessment<text:span text:style-name="T50"> </text:span>software.</text:p>
      <text:p text:style-name="P47"/>
      <text:p text:style-name="P38">That<text:span text:style-name="T34"> </text:span>software<text:span text:style-name="T34"> </text:span>was<text:span text:style-name="T24"> </text:span>made<text:span text:style-name="T20"> </text:span>with<text:span text:style-name="T20"> </text:span>Java<text:span text:style-name="T45"> </text:span>Swing,<text:span text:style-name="T24"> </text:span>and<text:span text:style-name="T20"> </text:span>called<text:span text:style-name="T20"> </text:span>a<text:span text:style-name="T34"> </text:span>server<text:span text:style-name="T24"> </text:span>using<text:span text:style-name="T82"> </text:span>soap<text:span text:style-name="T24"> </text:span>webservices<text:span text:style-name="T24"> </text:span>(tomcat<text:span text:style-name="T24"> </text:span>axis2),<text:span text:style-name="T38"> </text:span>and<text:span text:style-name="T26"> </text:span>SQL<text:span text:style-name="T26"> </text:span>Server Database<text:span text:style-name="T47"> </text:span>behind<text:span text:style-name="T40"> </text:span>the<text:span text:style-name="T26"> </text:span>scene.</text:p>
      <text:p text:style-name="P47"/>
      <text:p text:style-name="P49">All<text:span text:style-name="T43"> </text:span>classical<text:span text:style-name="T43"> </text:span>public<text:span text:style-name="T36"> </text:span>administration<text:span text:style-name="T36"> </text:span>needs,<text:span text:style-name="T34"> </text:span>nothing<text:span text:style-name="T36"> </text:span>fancy.</text:p>
      <text:p text:style-name="P88"/>
      <text:p text:style-name="P115"><text:span text:style-name="T6">Duties</text:span><text:span text:style-name="T9"> </text:span><text:span text:style-name="T6">and</text:span><text:span text:style-name="T9"> </text:span><text:span text:style-name="T6">Achievements</text:span></text:p>
      <text:list text:continue-numbering="true" text:style-name="WWNum1">
        <text:list-item>
          <text:p text:style-name="P175">UML<text:span text:style-name="T24"> </text:span>Use<text:span text:style-name="T20"> </text:span>cases<text:span text:style-name="T20"> </text:span>based<text:span text:style-name="T59"> </text:span>analysis,</text:p>
        </text:list-item>
        <text:list-item>
          <text:p text:style-name="P150">Java<text:span text:style-name="T20"> </text:span>Dev<text:span text:style-name="T24"> </text:span>(I<text:span text:style-name="T24"> </text:span>coded,<text:span text:style-name="T20"> </text:span>I<text:span text:style-name="T24"> </text:span>always<text:span text:style-name="T20"> </text:span>get<text:span text:style-name="T24"> </text:span>bored<text:span text:style-name="T24"> </text:span>if<text:span text:style-name="T45"> </text:span>i<text:span text:style-name="T34"> </text:span>do<text:span text:style-name="T24"> </text:span>not<text:span text:style-name="T24"> </text:span>code),<text:span text:style-name="T24"> </text:span>And<text:span text:style-name="T20"> </text:span>was<text:span text:style-name="T24"> </text:span>required<text:span text:style-name="T20"> </text:span>to<text:span text:style-name="T20"> </text:span>give<text:span text:style-name="T20"> </text:span>my<text:span text:style-name="T24"> </text:span>point<text:span text:style-name="T20"> </text:span>of<text:span text:style-name="T38"> </text:span>view<text:span text:style-name="T47"> </text:span>for<text:span text:style-name="T47"> </text:span>toics<text:span text:style-name="T47"> </text:span>where<text:span text:style-name="T50"> </text:span>the team<text:span text:style-name="T50"> </text:span>members<text:span text:style-name="T47"> </text:span>needed<text:span text:style-name="T26"> </text:span>Java Tech<text:span text:style-name="T47"> </text:span>expertise.</text:p>
        </text:list-item>
        <text:list-item>
          <text:p text:style-name="P195">I<text:span text:style-name="T45"> </text:span>introduced<text:span text:style-name="T45"> </text:span>Junit<text:span text:style-name="T45"> </text:span>Testing,<text:span text:style-name="T59"> </text:span>and<text:span text:style-name="T45"> </text:span>the<text:span text:style-name="T59"> </text:span>concept<text:span text:style-name="T45"> </text:span>of<text:span text:style-name="T45"> </text:span>"acceptance<text:span text:style-name="T20"> </text:span>tests"<text:span text:style-name="T59"> </text:span>mirrored<text:span text:style-name="T59"> </text:span>on<text:span text:style-name="T45"> </text:span>Use<text:span text:style-name="T45"> </text:span>Cases.</text:p>
        </text:list-item>
      </text:list>
      <text:p text:style-name="P212">Tech</text:p>
      <text:p text:style-name="P61"><text:span text:style-name="T104"/></text:p>
      <text:list text:continue-numbering="true" text:style-name="WWNum1">
        <text:list-item>
          <text:p text:style-name="P177"><text:span text:style-name="T101">OS</text:span><text:span text:style-name="T47">:</text:span><text:span text:style-name="T50"> </text:span>Windows</text:p>
        </text:list-item>
        <text:list-item>
          <text:p text:style-name="P177"><text:span text:style-name="T101">CI</text:span><text:span text:style-name="T123"> </text:span><text:span text:style-name="T101">stack</text:span><text:span text:style-name="T134">: </text:span>Tortoise<text:span text:style-name="T71"> </text:span>SVN,<text:span text:style-name="T134"> </text:span>Junit,<text:span text:style-name="T176"> </text:span>Ant.</text:p>
        </text:list-item>
        <text:list-item>
          <text:p text:style-name="P170"><text:span text:style-name="T101">Dev</text:span><text:span text:style-name="T131"> </text:span><text:span text:style-name="T101">stack</text:span><text:span text:style-name="T20">:</text:span><text:span text:style-name="T34"> </text:span>Java<text:span text:style-name="T24"> </text:span>Swing,<text:span text:style-name="T34"> </text:span>Spring<text:span text:style-name="T24"> </text:span>JUnit,<text:span text:style-name="T34"> </text:span>Tom,<text:span text:style-name="T24"> </text:span>Axis<text:span text:style-name="T34"> </text:span>2,Tomcat,<text:span text:style-name="T24"> </text:span>Spring,<text:span text:style-name="T36"> </text:span>Hibernate,<text:span text:style-name="T34"> </text:span>Junit,<text:span text:style-name="T34"> </text:span>Netbeans,<text:span text:style-name="T38"> </text:span>Ant</text:p>
        </text:list-item>
      </text:list>
      <text:h text:style-name="P121" text:outline-level="3"><text:span text:style-name="T108">&gt; </text:span><text:span text:style-name="T109">M</text:span><text:span text:style-name="T108">némosyne</text:span></text:h>
      <text:h text:style-name="P19" text:outline-level="3"><text:span text:style-name="T108"/></text:h>
      <text:p text:style-name="P77"><text:span text:style-name="T27">.NET</text:span><text:span text:style-name="T54"> </text:span><text:span text:style-name="T27">Developer</text:span></text:p>
      <text:p text:style-name="P83">10/2008<text:span text:style-name="T26"> </text:span>–<text:span text:style-name="T26"> </text:span>12/2008</text:p>
      <text:p text:style-name="P87"/>
      <text:p text:style-name="P33">B2B<text:span text:style-name="T34"> </text:span>MNEMOSYNE<text:span text:style-name="T20"> </text:span>was<text:span text:style-name="T34"> </text:span>a<text:span text:style-name="T34"> </text:span>software<text:span text:style-name="T20"> </text:span>vendor,<text:span text:style-name="T34"> </text:span>which<text:span text:style-name="T24"> </text:span>aimed<text:span text:style-name="T20"> </text:span>at<text:span text:style-name="T36"> </text:span>providing<text:span text:style-name="T24"> </text:span>tools<text:span text:style-name="T24"> </text:span>for<text:span text:style-name="T34"> </text:span>Notaries,<text:span text:style-name="T24"> </text:span>and<text:span text:style-name="T24"> </text:span>the<text:span text:style-name="T38"> </text:span>software<text:span text:style-name="T47"> </text:span>had<text:span text:style-name="T47"> </text:span>to<text:span text:style-name="T47"> </text:span>bee<text:span text:style-name="T50"> </text:span>capable<text:span text:style-name="T50"> </text:span>of<text:span text:style-name="T47"> </text:span>building<text:span text:style-name="T50"> </text:span>digital<text:span text:style-name="T50"> </text:span>documents<text:span text:style-name="T47"> </text:span>recognized<text:span text:style-name="T50"> </text:span>by<text:span text:style-name="T47"> </text:span>the<text:span text:style-name="T47"> </text:span>Law.</text:p>
      <text:p text:style-name="P50">I<text:span text:style-name="T43"> </text:span>there<text:span text:style-name="T36"> </text:span>developed<text:span text:style-name="T43"> </text:span>a<text:span text:style-name="T56"> </text:span>C#<text:span text:style-name="T43"> </text:span>ASP.NET<text:span text:style-name="T56"> </text:span>search<text:span text:style-name="T43"> </text:span>field<text:span text:style-name="T36"> </text:span>auto-completion<text:span text:style-name="T43"> </text:span>module.</text:p>
      <text:p text:style-name="P88"/>
      <text:p text:style-name="P115"><text:span text:style-name="T6">Duties</text:span><text:span text:style-name="T13"> </text:span><text:span text:style-name="T6">and</text:span><text:span text:style-name="T11"> </text:span><text:span text:style-name="T6">Achievements</text:span></text:p>
      <text:p text:style-name="P93"/>
      <text:list text:continue-numbering="true" text:style-name="WWNum1">
        <text:list-item>
          <text:p text:style-name="P151">I<text:span text:style-name="T43"> </text:span>there<text:span text:style-name="T36"> </text:span>developed<text:span text:style-name="T43"> </text:span>a<text:span text:style-name="T56"> </text:span>C#<text:span text:style-name="T43"> </text:span>ASP.NET<text:span text:style-name="T56"> </text:span>search<text:span text:style-name="T43"> </text:span>field<text:span text:style-name="T36"> </text:span>auto-completion<text:span text:style-name="T43"> </text:span>module,<text:span text:style-name="T36"> </text:span>searched<text:span text:style-name="T36"> </text:span>data<text:span text:style-name="T43"> </text:span>were<text:span text:style-name="T38"> </text:span>archived files<text:span text:style-name="T26"> </text:span>and customer data.</text:p>
        </text:list-item>
        <text:list-item>
          <text:p text:style-name="P195">I<text:span text:style-name="T64"> </text:span>autonomously<text:span text:style-name="T56"> </text:span>learned<text:span text:style-name="T56"> </text:span>on<text:span text:style-name="T56"> </text:span>the<text:span text:style-name="T64"> </text:span>Telerik<text:span text:style-name="T64"> </text:span>Ajax<text:span text:style-name="T64"> </text:span>Framework<text:span text:style-name="T56"> </text:span>for<text:span text:style-name="T64"> </text:span>ASP.NET.</text:p>
        </text:list-item>
      </text:list>
      <text:p text:style-name="P207">Tech</text:p>
      <text:p text:style-name="P62"><text:span text:style-name="T104"/></text:p>
      <text:list text:continue-numbering="true" text:style-name="WWNum1">
        <text:list-item>
          <text:p text:style-name="P177"><text:span text:style-name="T101">OS</text:span><text:span text:style-name="T47">:</text:span><text:span text:style-name="T50"> </text:span>Windows</text:p>
        </text:list-item>
        <text:list-item>
          <text:p text:style-name="P177"><text:span text:style-name="T102">CI</text:span><text:span text:style-name="T120"> </text:span><text:span text:style-name="T102">stack</text:span><text:span text:style-name="T21">:</text:span><text:span text:style-name="T25"> </text:span><text:span text:style-name="T18">empty</text:span></text:p>
        </text:list-item>
        <text:list-item>
          <text:p text:style-name="P173"><text:span text:style-name="T101">Dev</text:span><text:span text:style-name="T129"> </text:span><text:span text:style-name="T101">stack</text:span><text:span text:style-name="T45">:</text:span><text:span text:style-name="T20"> </text:span>Visual<text:span text:style-name="T20"> </text:span>Studio,<text:span text:style-name="T20"> </text:span>C#<text:span text:style-name="T20"> </text:span>.NEt,<text:span text:style-name="T20"> </text:span>ASP<text:span text:style-name="T20"> </text:span>.NET<text:span text:style-name="T45"> </text:span>Ajax,<text:span text:style-name="T20"> </text:span>Telerik<text:span text:style-name="T45"> </text:span>ASP.NET<text:span text:style-name="T24"> </text:span>framework.</text:p>
        </text:list-item>
      </text:list>
      <text:p text:style-name="P90"/>
      <text:p text:style-name="P89"/>
      <text:h text:style-name="P17" text:outline-level="3"><text:span text:style-name="T110">&gt; </text:span><text:span text:style-name="T111">A</text:span><text:span text:style-name="T110">scott</text:span></text:h>
      <text:h text:style-name="P17" text:outline-level="3"><text:span text:style-name="T110"/></text:h>
      <text:p text:style-name="P77"><text:span text:style-name="T18">Java</text:span><text:span text:style-name="T37"> </text:span><text:span text:style-name="T18">&amp;</text:span><text:span text:style-name="T37"> </text:span><text:span text:style-name="T18">.Net</text:span><text:span text:style-name="T35"> </text:span><text:span text:style-name="T18">Developer</text:span></text:p>
      <text:p text:style-name="P83">06/<text:span text:style-name="T26"> </text:span>2008 – 07/<text:span text:style-name="T26"> </text:span>2008</text:p>
      <text:p text:style-name="P87"/>
      <text:p text:style-name="P49">Ascott<text:span text:style-name="T83"> </text:span>was<text:span text:style-name="T64"> </text:span>a<text:span text:style-name="T53"> </text:span>French<text:span text:style-name="T53"> </text:span>SMB<text:span text:style-name="T64"> </text:span>consulting<text:span text:style-name="T64"> </text:span>company,<text:span text:style-name="T64"> </text:span>my<text:span text:style-name="T53"> </text:span>first<text:span text:style-name="T53"> </text:span>employer.</text:p>
      <text:p text:style-name="P39">I<text:span text:style-name="T34"> </text:span>worked<text:span text:style-name="T20"> </text:span>for<text:span text:style-name="T24"> </text:span>their<text:span text:style-name="T24"> </text:span>main<text:span text:style-name="T24"> </text:span>customer<text:span text:style-name="T45">:</text:span><text:span text:style-name="T34"> </text:span>the<text:span text:style-name="T20"> </text:span>french<text:span text:style-name="T20"> </text:span>SCOR<text:span text:style-name="T24"> </text:span>corporation,<text:span text:style-name="T24"> </text:span>which<text:span text:style-name="T20"> </text:span>plays<text:span text:style-name="T24"> </text:span>into<text:span text:style-name="T24"> </text:span>a<text:span text:style-name="T34"> </text:span>very<text:span text:style-name="T24"> </text:span>specific<text:span text:style-name="T38"> </text:span>financial<text:span text:style-name="T26"> </text:span>filed<text:span text:style-name="T71">:</text:span><text:span text:style-name="T26"> </text:span>reinsurance.</text:p>
      <text:p text:style-name="P39"/>
      <text:p text:style-name="P34">I<text:span text:style-name="T34"> </text:span>there<text:span text:style-name="T20"> </text:span>completed<text:span text:style-name="T24"> </text:span>a<text:span text:style-name="T34"> </text:span>few<text:span text:style-name="T24"> </text:span>minor<text:span text:style-name="T24"> </text:span>small<text:span text:style-name="T36"> </text:span>ASP.NET<text:span text:style-name="T34"> </text:span>development<text:span text:style-name="T24"> </text:span>tasks,<text:span text:style-name="T34"> </text:span>and<text:span text:style-name="T24"> </text:span>spent<text:span text:style-name="T24"> </text:span>most<text:span text:style-name="T24"> </text:span>of<text:span text:style-name="T34"> </text:span>my<text:span text:style-name="T24"> </text:span>time<text:span text:style-name="T38"> </text:span>implementing<text:span text:style-name="T45"> </text:span>reports<text:span text:style-name="T45"> </text:span>to<text:span text:style-name="T59"> </text:span>be<text:span text:style-name="T20"> </text:span>executed<text:span text:style-name="T45"> </text:span>in<text:span text:style-name="T59"> </text:span>Crystal<text:span text:style-name="T20"> </text:span>Report,<text:span text:style-name="T45"> </text:span>in<text:span text:style-name="T59"> </text:span>a<text:span text:style-name="T20"> </text:span>Business<text:span text:style-name="T45"> </text:span>Intelligence<text:span text:style-name="T59"> </text:span>Project.</text:p>
      <text:p text:style-name="P94"/>
      <text:p text:style-name="P116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79"/>
      <text:list text:continue-numbering="true" text:style-name="WWNum1">
        <text:list-item>
          <text:p text:style-name="P185">Design / Configuration of « Crystal Report » reports (SQL queries + report formatting),<text:span text:style-name="T40"> </text:span>Information<text:span text:style-name="T43"> </text:span>System<text:span text:style-name="T43"> </text:span>integration,<text:span text:style-name="T56"> </text:span>in<text:span text:style-name="T43"> </text:span>collaboration<text:span text:style-name="T43"> </text:span>with<text:span text:style-name="T43"> </text:span>other<text:span text:style-name="T36"> </text:span>consulting<text:span text:style-name="T43"> </text:span>companies<text:span text:style-name="T43"> </text:span>employees.<text:span text:style-name="T38"> </text:span>Reports<text:span text:style-name="T59"> </text:span>were<text:span text:style-name="T50"> </text:span>integfrated<text:span text:style-name="T47"> </text:span>with<text:span text:style-name="T50"> </text:span>Business<text:span text:style-name="T50"> </text:span>I<text:span text:style-name="T59"> </text:span>ntellign<text:span text:style-name="T47"> </text:span>ece<text:span text:style-name="T45"> </text:span>processing<text:span text:style-name="T50"> </text:span>made<text:span text:style-name="T50"> </text:span>by<text:span text:style-name="T59"> </text:span>«<text:span text:style-name="T26"> </text:span>SIMCORP</text:p>
        </text:list-item>
      </text:list>
      <text:p text:style-name="P45">Dimension »</text:p>
      <text:list text:continue-numbering="true" text:style-name="WWNum1">
        <text:list-item>
          <text:p text:style-name="P152">Developed<text:span text:style-name="T56"> </text:span>a<text:span text:style-name="T56"> </text:span>few<text:span text:style-name="T56"> </text:span>ASP.NET<text:span text:style-name="T56"> </text:span>pages<text:span text:style-name="T56"> </text:span>using<text:span text:style-name="T43"> </text:span>ADO.NET<text:span text:style-name="T64"> </text:span>and<text:span text:style-name="T43"> </text:span>specific<text:span text:style-name="T56"> </text:span>ODBC<text:span text:style-name="T56"> </text:span>driver<text:span text:style-name="T56"> </text:span>to<text:span text:style-name="T56"> </text:span>go<text:span text:style-name="T43"> </text:span>and<text:span text:style-name="T56"> </text:span>get<text:span text:style-name="T56"> </text:span>data<text:span text:style-name="T38"> </text:span>in<text:span text:style-name="T26"> </text:span>a<text:span text:style-name="T26"> </text:span>very old<text:span text:style-name="T40"> </text:span>kind<text:span text:style-name="T26"> </text:span>of Database<text:span text:style-name="T26"> </text:span>named «<text:span text:style-name="T134"> </text:span>Ingres<text:span text:style-name="T47"> </text:span>»,</text:p>
        </text:list-item>
        <text:list-item>
          <text:p text:style-name="P195">I<text:span text:style-name="T45"> </text:span>learned<text:span text:style-name="T45"> </text:span>about<text:span text:style-name="T45"> </text:span>IFRS<text:span text:style-name="T45"> </text:span>standards,<text:span text:style-name="T45"> </text:span>what<text:span text:style-name="T20"> </text:span>is<text:span text:style-name="T45"> </text:span>business<text:span text:style-name="T45"> </text:span>intelligence,<text:span text:style-name="T45"> </text:span>what<text:span text:style-name="T20"> </text:span>reinsurence<text:span text:style-name="T59"> </text:span>business<text:span text:style-name="T45"> </text:span>is.</text:p>
        </text:list-item>
      </text:list>
      <text:p text:style-name="P213">Tech</text:p>
      <text:p text:style-name="P63"><text:span text:style-name="T104"/></text:p>
      <text:list text:continue-numbering="true" text:style-name="WWNum1">
        <text:list-item>
          <text:p text:style-name="P177"><text:span text:style-name="T101">OS</text:span><text:span text:style-name="T47">:</text:span><text:span text:style-name="T50"> </text:span>Windows</text:p>
        </text:list-item>
        <text:list-item>
          <text:p text:style-name="P177"><text:span text:style-name="T102">CI</text:span><text:span text:style-name="T120"> </text:span><text:span text:style-name="T102">stack</text:span><text:span text:style-name="T21">:</text:span><text:span text:style-name="T25"> </text:span><text:span text:style-name="T18">empty</text:span></text:p>
        </text:list-item>
        <text:list-item>
          <text:p text:style-name="P171"><text:span text:style-name="T101">Dev</text:span><text:span text:style-name="T128"> </text:span><text:span text:style-name="T101">stack</text:span><text:span text:style-name="T47">:</text:span><text:span text:style-name="T59"> </text:span>Crystal<text:span text:style-name="T45"> </text:span>Reports<text:span text:style-name="T59"> </text:span>XI<text:span text:style-name="T59"> </text:span>for<text:span text:style-name="T59"> </text:span>the<text:span text:style-name="T50"> </text:span>BI<text:span text:style-name="T59"> </text:span>project,<text:span text:style-name="T59"> </text:span>ASP<text:span text:style-name="T59"> </text:span>.NET<text:span text:style-name="T45"> </text:span>ADO.NET,<text:span text:style-name="T59"> </text:span>and<text:span text:style-name="T59"> </text:span>IngresDB<text:span text:style-name="T59"> </text:span>for<text:span text:style-name="T38"> </text:span>the<text:span text:style-name="T47"> </text:span>.NET<text:span text:style-name="T40"> </text:span>project.</text:p>
        </text:list-item>
      </text:list>
      <text:p text:style-name="P90"/>
      <text:p text:style-name="P90"/>
      <text:p text:style-name="P90"/>
      <text:p text:style-name="P90"/>
      <text:h text:style-name="P5" text:outline-level="2"><text:span text:style-name="T157">E</text:span>ducation</text:h>
      <text:p text:style-name="P80"/>
      <text:p text:style-name="P80"/>
      <text:p text:style-name="P80"/>
      <text:p text:style-name="P104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22">2011</text:p>
          </table:table-cell>
          <table:table-cell table:style-name="Tableau2.A1" office:value-type="string">
            <text:p text:style-name="P67"><text:span text:style-name="T4">Software</text:span><text:span text:style-name="T7"> </text:span><text:span text:style-name="T1">Architect</text:span><text:span text:style-name="T7"> </text:span><text:span text:style-name="T1">Engineer</text:span><text:span text:style-name="T3"> </text:span><text:span text:style-name="T1">Degree</text:span></text:p>
          </table:table-cell>
          <table:table-cell table:style-name="Tableau2.A1" office:value-type="string">
            <text:p text:style-name="Table_20_Paragraph"><text:span text:style-name="T142">AFCEPF,</text:span><text:span text:style-name="T143"> </text:span><text:a xlink:type="simple" xlink:href="http://www.afcepf.fr/" text:style-name="Standard" text:visited-style-name="Standard"><text:span text:style-name="T14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22">2007</text:p>
          </table:table-cell>
          <table:table-cell table:style-name="Tableau2.A1" office:value-type="string">
            <text:p text:style-name="P68"><text:span text:style-name="T1">2</text:span><text:span text:style-name="T2"> </text:span><text:span text:style-name="T1">years</text:span><text:span text:style-name="T2"> </text:span><text:span text:style-name="T1">Degree</text:span><text:span text:style-name="T12"> </text:span><text:span text:style-name="T1">in</text:span><text:span text:style-name="T2"> </text:span><text:span text:style-name="T1">IT</text:span><text:span text:style-name="T3"> </text:span><text:span text:style-name="T1">engineering</text:span></text:p>
          </table:table-cell>
          <table:table-cell table:style-name="Tableau2.A1" office:value-type="string">
            <text:p text:style-name="P3"><text:span text:style-name="T140">AFPA Paris,</text:span><text:span text:style-name="T141"> </text:span><text:a xlink:type="simple" xlink:href="https://www.afpa.fr/" text:style-name="Standard" text:visited-style-name="Standard"><text:span text:style-name="T14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22">2001</text:p>
          </table:table-cell>
          <table:table-cell table:style-name="Tableau2.A1" office:value-type="string">
            <text:p text:style-name="P69"><text:span text:style-name="T1">DEUG</text:span><text:span text:style-name="T2"> </text:span><text:span text:style-name="T1">MIAS</text:span><text:span text:style-name="T2"> </text:span><text:span text:style-name="T1">(Mathematics</text:span><text:span text:style-name="T3"> </text:span><text:span text:style-name="T1">under graduation)</text:span></text:p>
          </table:table-cell>
          <table:table-cell table:style-name="Tableau2.A1" office:value-type="string">
            <text:p text:style-name="P4"><text:span text:style-name="T140">Paris 6 University,</text:span><text:span text:style-name="T141"> </text:span><text:a xlink:type="simple" xlink:href="http://www.upmc.fr/en/" text:style-name="Standard" text:visited-style-name="Standard"><text:span text:style-name="T14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22">1999</text:p>
          </table:table-cell>
          <table:table-cell table:style-name="Tableau2.A1" office:value-type="string">
            <text:p text:style-name="P70"><text:span text:style-name="T4">DEUG</text:span><text:span text:style-name="T10"> </text:span><text:span text:style-name="T1">SCVT,</text:span><text:span text:style-name="T10"> </text:span><text:span text:style-name="T1">(Biochemistry</text:span><text:span text:style-name="T3"> </text:span><text:span text:style-name="T1">under graduation)</text:span></text:p>
          </table:table-cell>
          <table:table-cell table:style-name="Tableau2.A1" office:value-type="string">
            <text:p text:style-name="P4"><text:span text:style-name="T140">Paris 6 University,</text:span><text:span text:style-name="T141"> </text:span><text:a xlink:type="simple" xlink:href="http://www.upmc.fr/en/" text:style-name="Standard" text:visited-style-name="Standard"><text:span text:style-name="T14">http://www.upmc.fr/en/</text:span></text:a></text:p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200"><text:bookmark text:name="Languages"/>Languages</text:p>
      <text:p text:style-name="P71">Fluent<text:span text:style-name="T43"> </text:span>English,<text:span text:style-name="T36"> </text:span>school<text:span text:style-name="T36"> </text:span>level<text:span text:style-name="T36"> </text:span>German,<text:span text:style-name="T34"> </text:span>a<text:span text:style-name="T36"> </text:span>few<text:span text:style-name="T36"> </text:span>words<text:span text:style-name="T34"> </text:span>of<text:span text:style-name="T36"> </text:span>Bulgarian,<text:span text:style-name="T34"> </text:span>souvenirs<text:span text:style-name="T36"> </text:span>of<text:span text:style-name="T38"> </text:span>classic<text:span text:style-name="T47"> </text:span>Ancient<text:span text:style-name="T26"> </text:span>Greek.</text:p>
      <text:p text:style-name="P202">And...</text:p>
      <text:p text:style-name="P105">Jogging,<text:span text:style-name="T43"> </text:span>trekking,<text:span text:style-name="T34"> </text:span>fencing<text:span text:style-name="T43"> </text:span>(sword,<text:span text:style-name="T36"> </text:span>saber),<text:span text:style-name="T43"> </text:span>trout<text:span text:style-name="T43"> </text:span>fishing.<text:span text:style-name="T36"> </text:span>An<text:span text:style-name="T36"> </text:span>Trout<text:span text:style-name="T43"> </text:span>Fishing,<text:span text:style-name="T34"> </text:span>plus<text:span text:style-name="T43"> </text:span>a<text:span text:style-name="T43"> </text:span>bit<text:span text:style-name="T36"> </text:span>of<text:span text:style-name="T43"> </text:span>Trout<text:span text:style-name="T43"> </text:span>Fishing<text:span text:style-name="T34"> </text:span>(I<text:span text:style-name="T38"> </text:span>LOVE Trout fishing<text:span text:style-name="T26">:</text:span>)<text:span text:style-name="T40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4-01-16T09:58:58.403000000</dc:date>
    <meta:editing-duration>PT3H40M40S</meta:editing-duration>
    <meta:generator>LibreOffice/7.6.4.1$Windows_X86_64 LibreOffice_project/e19e193f88cd6c0525a17fb7a176ed8e6a3e2aa1</meta:generator>
    <meta:editing-cycles>179</meta:editing-cycles>
    <meta:print-date>2024-01-16T09:49:30.809000000</meta:print-date>
    <meta:document-statistic meta:table-count="2" meta:image-count="0" meta:object-count="0" meta:page-count="14" meta:paragraph-count="280" meta:word-count="4063" meta:character-count="25220" meta:non-whitespace-character-count="21546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